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7.1pt"/>
    </style:style>
    <style:style style:name="co2" style:family="table-column">
      <style:table-column-properties fo:break-before="auto" style:column-width="129.91pt"/>
    </style:style>
    <style:style style:name="co3" style:family="table-column">
      <style:table-column-properties fo:break-before="auto" style:column-width="147.94pt"/>
    </style:style>
    <style:style style:name="co4" style:family="table-column">
      <style:table-column-properties fo:break-before="auto" style:column-width="70.16pt"/>
    </style:style>
    <style:style style:name="co5" style:family="table-column">
      <style:table-column-properties fo:break-before="auto" style:column-width="109.76pt"/>
    </style:style>
    <style:style style:name="co6" style:family="table-column">
      <style:table-column-properties fo:break-before="auto" style:column-width="86.09pt"/>
    </style:style>
    <style:style style:name="co7" style:family="table-column">
      <style:table-column-properties fo:break-before="auto" style:column-width="71.55pt"/>
    </style:style>
    <style:style style:name="co8" style:family="table-column">
      <style:table-column-properties fo:break-before="auto" style:column-width="88.21pt"/>
    </style:style>
    <style:style style:name="co9" style:family="table-column">
      <style:table-column-properties fo:break-before="auto" style:column-width="163.9pt"/>
    </style:style>
    <style:style style:name="co10" style:family="table-column">
      <style:table-column-properties fo:break-before="auto" style:column-width="79.14pt"/>
    </style:style>
    <style:style style:name="co11" style:family="table-column">
      <style:table-column-properties fo:break-before="auto" style:column-width="99.35pt"/>
    </style:style>
    <style:style style:name="co12" style:family="table-column">
      <style:table-column-properties fo:break-before="auto" style:column-width="94.45pt"/>
    </style:style>
    <style:style style:name="co13" style:family="table-column">
      <style:table-column-properties fo:break-before="auto" style:column-width="118.74pt"/>
    </style:style>
    <style:style style:name="co14" style:family="table-column">
      <style:table-column-properties fo:break-before="auto" style:column-width="81.24pt"/>
    </style:style>
    <style:style style:name="co15" style:family="table-column">
      <style:table-column-properties fo:break-before="auto" style:column-width="150.69pt"/>
    </style:style>
    <style:style style:name="co16" style:family="table-column">
      <style:table-column-properties fo:break-before="auto" style:column-width="168.75pt"/>
    </style:style>
    <style:style style:name="co17" style:family="table-column">
      <style:table-column-properties fo:break-before="auto" style:column-width="113.9pt"/>
    </style:style>
    <style:style style:name="co18" style:family="table-column">
      <style:table-column-properties fo:break-before="auto" style:column-width="95.84pt"/>
    </style:style>
    <style:style style:name="co19" style:family="table-column">
      <style:table-column-properties fo:break-before="auto" style:column-width="82.66pt"/>
    </style:style>
    <style:style style:name="co20" style:family="table-column">
      <style:table-column-properties fo:break-before="auto" style:column-width="112.51pt"/>
    </style:style>
    <style:style style:name="co21" style:family="table-column">
      <style:table-column-properties fo:break-before="auto" style:column-width="75.71pt"/>
    </style:style>
    <style:style style:name="co22" style:family="table-column">
      <style:table-column-properties fo:break-before="auto" style:column-width="152.11pt"/>
    </style:style>
    <style:style style:name="co23" style:family="table-column">
      <style:table-column-properties fo:break-before="auto" style:column-width="140.29pt"/>
    </style:style>
    <style:style style:name="co24" style:family="table-column">
      <style:table-column-properties fo:break-before="auto" style:column-width="196.55pt"/>
    </style:style>
    <style:style style:name="co25" style:family="table-column">
      <style:table-column-properties fo:break-before="auto" style:column-width="125.69pt"/>
    </style:style>
    <style:style style:name="co26" style:family="table-column">
      <style:table-column-properties fo:break-before="auto" style:column-width="93.06pt"/>
    </style:style>
    <style:style style:name="co27" style:family="table-column">
      <style:table-column-properties fo:break-before="auto" style:column-width="152.79pt"/>
    </style:style>
    <style:style style:name="co28" style:family="table-column">
      <style:table-column-properties fo:break-before="auto" style:column-width="66.64pt"/>
    </style:style>
    <style:style style:name="co29" style:family="table-column">
      <style:table-column-properties fo:break-before="auto" style:column-width="86.85pt"/>
    </style:style>
    <style:style style:name="co30" style:family="table-column">
      <style:table-column-properties fo:break-before="auto" style:column-width="78.49pt"/>
    </style:style>
    <style:style style:name="co31" style:family="table-column">
      <style:table-column-properties fo:break-before="auto" style:column-width="62.5pt"/>
    </style:style>
    <style:style style:name="co32" style:family="table-column">
      <style:table-column-properties fo:break-before="auto" style:column-width="93.74pt"/>
    </style:style>
    <style:style style:name="co33" style:family="table-column">
      <style:table-column-properties fo:break-before="auto" style:column-width="116.65pt"/>
    </style:style>
    <style:style style:name="co34" style:family="table-column">
      <style:table-column-properties fo:break-before="auto" style:column-width="95.16pt"/>
    </style:style>
    <style:style style:name="co35" style:family="table-column">
      <style:table-column-properties fo:break-before="auto" style:column-width="109.05pt"/>
    </style:style>
    <style:style style:name="co36" style:family="table-column">
      <style:table-column-properties fo:break-before="auto" style:column-width="104.14pt"/>
    </style:style>
    <style:style style:name="co37" style:family="table-column">
      <style:table-column-properties fo:break-before="auto" style:column-width="200.69pt"/>
    </style:style>
    <style:style style:name="co38" style:family="table-column">
      <style:table-column-properties fo:break-before="auto" style:column-width="124.36pt"/>
    </style:style>
    <style:style style:name="co39" style:family="table-column">
      <style:table-column-properties fo:break-before="auto" style:column-width="90.31pt"/>
    </style:style>
    <style:style style:name="co40" style:family="table-column">
      <style:table-column-properties fo:break-before="auto" style:column-width="227.11pt"/>
    </style:style>
    <style:style style:name="co41" style:family="table-column">
      <style:table-column-properties fo:break-before="auto" style:column-width="106.24pt"/>
    </style:style>
    <style:style style:name="co42" style:family="table-column">
      <style:table-column-properties fo:break-before="auto" style:column-width="210.44pt"/>
    </style:style>
    <style:style style:name="co43" style:family="table-column">
      <style:table-column-properties fo:break-before="auto" style:column-width="163.19pt"/>
    </style:style>
    <style:style style:name="co44" style:family="table-column">
      <style:table-column-properties fo:break-before="auto" style:column-width="170.84pt"/>
    </style:style>
    <style:style style:name="co45" style:family="table-column">
      <style:table-column-properties fo:break-before="auto" style:column-width="59.75pt"/>
    </style:style>
    <style:style style:name="co46" style:family="table-column">
      <style:table-column-properties fo:break-before="auto" style:column-width="87.51pt"/>
    </style:style>
    <style:style style:name="co47" style:family="table-column">
      <style:table-column-properties fo:break-before="auto" style:column-width="75pt"/>
    </style:style>
    <style:style style:name="co48" style:family="table-column">
      <style:table-column-properties fo:break-before="auto" style:column-width="79.91pt"/>
    </style:style>
    <style:style style:name="co49" style:family="table-column">
      <style:table-column-properties fo:break-before="auto" style:column-width="111.09pt"/>
    </style:style>
    <style:style style:name="co50" style:family="table-column">
      <style:table-column-properties fo:break-before="auto" style:column-width="63.89pt"/>
    </style:style>
    <style:style style:name="co51" style:family="table-column">
      <style:table-column-properties fo:break-before="auto" style:column-width="145.16pt"/>
    </style:style>
    <style:style style:name="co52" style:family="table-column">
      <style:table-column-properties fo:break-before="auto" style:column-width="70.84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33pt" fo:break-before="auto" style:use-optimal-row-height="false"/>
    </style:style>
    <style:style style:name="ro4" style:family="table-row">
      <style:table-row-properties style:row-height="15.76pt" fo:break-before="auto" style:use-optimal-row-height="true"/>
    </style:style>
    <style:style style:name="ta1" style:family="table" style:master-page-name="PageStyle_5f_Students">
      <style:table-properties table:display="true" style:writing-mode="lr-tb"/>
    </style:style>
    <style:style style:name="ta2" style:family="table" style:master-page-name="PageStyle_5f_Achievements">
      <style:table-properties table:display="true" style:writing-mode="lr-tb"/>
    </style:style>
    <style:style style:name="ta3" style:family="table" style:master-page-name="PageStyle_5f_Belt_20_History">
      <style:table-properties table:display="true" style:writing-mode="lr-tb"/>
    </style:style>
    <style:style style:name="ta4" style:family="table" style:master-page-name="PageStyle_5f_Events">
      <style:table-properties table:display="true" style:writing-mode="lr-tb"/>
    </style:style>
    <style:style style:name="ta5" style:family="table" style:master-page-name="PageStyle_5f_Attendance">
      <style:table-properties table:display="true" style:writing-mode="lr-tb"/>
    </style:style>
    <style:style style:name="ta6" style:family="table" style:master-page-name="PageStyle_5f_Payment_5f_Tracker">
      <style:table-properties table:display="true" style:writing-mode="lr-tb"/>
    </style:style>
    <style:style style:name="ta7" style:family="table" style:master-page-name="PageStyle_5f_Belt_5f_Curriculum">
      <style:table-properties table:display="true" style:writing-mode="lr-tb"/>
    </style:style>
    <style:style style:name="ta8" style:family="table" style:master-page-name="PageStyle_5f_Belt_5f_Philosophy">
      <style:table-properties table:display="true" style:writing-mode="lr-tb"/>
    </style:style>
    <style:style style:name="ta9" style:family="table" style:master-page-name="PageStyle_5f_Payments_5f_Data">
      <style:table-properties table:display="true" style:writing-mode="lr-tb"/>
    </style:style>
    <style:style style:name="ta10" style:family="table" style:master-page-name="PageStyle_5f_Login">
      <style:table-properties table:display="true" style:writing-mode="lr-tb"/>
    </style:style>
    <style:style style:name="ta11" style:family="table" style:master-page-name="PageStyle_5f_Login_5f_admin">
      <style:table-properties table:display="true" style:writing-mode="lr-tb"/>
    </style: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25">
      <style:table-cell-properties fo:background-color="#f6f8f9" style:diagonal-bl-tr="none" style:diagonal-tl-br="none" style:text-align-source="fix" style:repeat-content="false" fo:wrap-option="no-wrap" fo:border="0.74pt solid #f6f8f9"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data-style-name="N125">
      <style:table-cell-properties fo:background-color="#ffffff"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end"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 style:family="table-cell" style:parent-style-name="Default">
      <style:table-cell-properties fo:border-bottom="0.74pt solid #ffffff" fo:background-color="#ffffff" style:diagonal-bl-tr="none" style:diagonal-tl-br="none" style:text-align-source="value-type" style:repeat-content="false" fo:wrap-option="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 style:family="table-cell" style:parent-style-name="Default">
      <style:table-cell-properties fo:border-bottom="0.74pt solid #f6f8f9" fo:background-color="#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ffffff" fo:background-color="#ffffff" style:diagonal-bl-tr="none" style:diagonal-tl-br="none" style:text-align-source="value-type" style:repeat-content="false" fo:wrap-option="no-wrap" fo:border-left="0.74pt solid #284e3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284e3f" fo:background-color="#f6f8f9" style:diagonal-bl-tr="none" style:diagonal-tl-br="none" style:text-align-source="value-type" style:repeat-content="false" fo:wrap-option="no-wrap" fo:border-left="0.74pt solid #284e3f"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8" style:family="table-cell" style:parent-style-name="Default">
      <style:table-cell-properties fo:background-color="#f6f8f9"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284e3f" fo:background-color="#f6f8f9" style:diagonal-bl-tr="none" style:diagonal-tl-br="none" style:text-align-source="value-type" style:repeat-content="false" fo:wrap-option="no-wrap" fo:border-left="0.74pt solid #f6f8f9"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3" style:family="table-cell" style:parent-style-name="Default">
      <style:table-cell-properties fo:border-bottom="0.74pt solid #ffffff" fo:background-color="#fffff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f6f8f9" fo:background-color="#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284e3f" fo:background-color="#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6">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Female&quot;;&quot;Male&quot;)" table:allow-empty-cell="true" table:display-list="unsorted" table:base-cell-address="Students.D2"/>
        <table:content-validation table:name="val2" table:condition="of:cell-content-is-in-list(&quot;Black 1 Poom/Dan&quot;;&quot;Yellow&quot;;&quot;Red&quot;;&quot;Black 2 Poom/Dan&quot;;&quot;Blue&quot;;&quot;Brown&quot;;&quot;White&quot;;&quot;Green&quot;)" table:allow-empty-cell="true" table:display-list="unsorted" table:base-cell-address="Students.E2"/>
        <table:content-validation table:name="val3" table:condition="of:cell-content-is-in-list(&quot;NO&quot;;&quot;YES&quot;)" table:allow-empty-cell="true" table:display-list="unsorted" table:base-cell-address="Students.G2"/>
        <table:content-validation table:name="val4" table:condition="of:cell-content-is-in-list(&quot;Yes&quot;;&quot;No&quot;)" table:allow-empty-cell="true" table:display-list="unsorted" table:base-cell-address="Students.L2"/>
        <table:content-validation table:name="val5" table:condition="of:cell-content-is-in-list(&quot;Full&quot;;&quot;Athlete&quot;;&quot;Academic&quot;;&quot;Talent&quot;;&quot;50%&quot;;&quot;20%&quot;;&quot;70%&quot;;&quot;Women in Sport&quot;)" table:allow-empty-cell="true" table:display-list="unsorted" table:base-cell-address="Students.M2"/>
        <table:content-validation table:name="val6" table:condition="of:cell-content-is-in-list(#ref!)" table:allow-empty-cell="true" table:display-list="unsorted" table:base-cell-address="Achievements.B2"/>
        <table:content-validation table:name="val7" table:condition="of: and cell-content-is-between(OR(NOT(ISERROR(DATEVALUE([.D2]))); AND(ISNUMBER([.D2]); LEFT(CELL(&quot;format&quot;; [.D2]))=&quot;D&quot;)),0)" table:allow-empty-cell="true" table:base-cell-address="Achievements.D2"/>
        <table:content-validation table:name="val8" table:condition="of:cell-content-is-in-list(&quot;Freestyle Poomsae&quot;;&quot;Recognized Poomsae&quot;;&quot;Demonstration&quot;;&quot;Board Braking&quot;;&quot;Kyorugi&quot;;&quot;Speed Kicking&quot;)" table:allow-empty-cell="true" table:display-list="unsorted" table:base-cell-address="Achievements.E2"/>
        <table:content-validation table:name="val9" table:condition="of:cell-content-is-in-list(&quot;Gold&quot;;&quot;Silver&quot;;&quot;Bronze&quot;;&quot;Participation&quot;)" table:allow-empty-cell="true" table:display-list="unsorted" table:base-cell-address="Achievements.G2"/>
        <table:content-validation table:name="val10" table:condition="of:cell-content-is-in-list(&quot;White&quot;;&quot;Yellow&quot;;&quot;Green&quot;;&quot;Blue&quot;;&quot;Brown&quot;;&quot;Red&quot;;&quot;1st Poom/Dan&quot;;&quot;2nd Poom/Dan&quot;)" table:allow-empty-cell="true" table:display-list="unsorted" table:base-cell-address="'Belt History'.B2"/>
        <table:content-validation table:name="val11" table:condition="of: and cell-content-is-between(OR(NOT(ISERROR(DATEVALUE([.C2]))); AND(ISNUMBER([.C2]); LEFT(CELL(&quot;format&quot;; [.C2]))=&quot;D&quot;)),0)" table:allow-empty-cell="true" table:base-cell-address="'Belt History'.C2"/>
        <table:content-validation table:name="val12" table:condition="of:cell-content-is-in-list(#ref!)" table:allow-empty-cell="true" table:display-list="unsorted" table:base-cell-address="'Belt History'.E2"/>
        <table:content-validation table:name="val13" table:condition="of:cell-content-is-in-list(&quot;Belt Testing&quot;;&quot;Holiday&quot;;&quot;Competition&quot;;&quot;Workshop&quot;;&quot;Seminar&quot;)" table:allow-empty-cell="true" table:display-list="unsorted" table:base-cell-address="Events.B2"/>
        <table:content-validation table:name="val14" table:condition="of:cell-content-is-in-list(&quot;Open&quot;;&quot;Closed&quot;)" table:allow-empty-cell="true" table:display-list="unsorted" table:base-cell-address="Events.I2"/>
        <table:content-validation table:name="val15" table:condition="of:cell-content-is-in-list(#ref!)" table:allow-empty-cell="true" table:display-list="unsorted" table:base-cell-address="Attendance.B2"/>
        <table:content-validation table:name="val16" table:condition="of: and cell-content-is-between(OR(NOT(ISERROR(DATEVALUE([.C2]))); AND(ISNUMBER([.C2]); LEFT(CELL(&quot;format&quot;; [.C2]))=&quot;D&quot;)),0)" table:allow-empty-cell="true" table:base-cell-address="Attendance.C2"/>
        <table:content-validation table:name="val17" table:condition="of:cell-content-is-in-list(&quot;Present&quot;;&quot;Absent&quot;;&quot;Late&quot;)" table:allow-empty-cell="true" table:display-list="unsorted" table:base-cell-address="Attendance.D2"/>
        <table:content-validation table:name="val18" table:condition="of:cell-content-is-in-list(&quot;2025&quot;;&quot;2026&quot;;&quot;2027&quot;;&quot;2028&quot;;&quot;2029&quot;)" table:allow-empty-cell="true" table:display-list="unsorted" table:base-cell-address="Payment_Tracker.D1">
          <table:error-message table:message-type="stop" table:display="true"/>
        </table:content-validation>
        <table:content-validation table:name="val19" table:condition="of:cell-content-is-in-list(&quot;Paid&quot;;&quot;Unpaid&quot;)" table:allow-empty-cell="true" table:display-list="unsorted" table:base-cell-address="Payment_Tracker.D4">
          <table:error-message table:message-type="stop" table:display="true"/>
        </table:content-validation>
        <table:content-validation table:name="val20" table:condition="of:cell-content-is-in-list(#ref!)" table:allow-empty-cell="true" table:display-list="unsorted" table:base-cell-address="Belt_Curriculum.A2"/>
        <table:content-validation table:name="val21" table:condition="of:cell-content-is-in-list(&quot;Kick&quot;;&quot;Poomsae&quot;;&quot;Movement&quot;;&quot;Tricking&quot;;&quot;Acrobatic&quot;;&quot;Aerobic&quot;;&quot;Self Defense&quot;)" table:allow-empty-cell="true" table:display-list="unsorted" table:base-cell-address="Belt_Curriculum.B2"/>
        <table:content-validation table:name="val22" table:condition="of:cell-content-is-in-list(&quot;Recognized Poomsae&quot;;&quot;New Poomsae&quot;;&quot;Palgwae Poomsea&quot;;&quot;Normal Kick&quot;;&quot;Special Kick&quot;;&quot;Tricking Kick&quot;)" table:allow-empty-cell="true" table:display-list="unsorted" table:base-cell-address="Belt_Curriculum.H2"/>
        <table:content-validation table:name="val23" table:condition="of:cell-content-is-in-list(&quot;Fundamental&quot;;&quot;Intermediate&quot;;&quot;Advanced&quot;;&quot;Senior&quot;;&quot;Elite&quot;)" table:allow-empty-cell="true" table:display-list="unsorted" table:base-cell-address="Belt_Curriculum.I2"/>
        <table:content-validation table:name="val24" table:condition="of:cell-content-is-in-list(#ref!)" table:allow-empty-cell="true" table:display-list="unsorted" table:base-cell-address="Belt_Curriculum.J2"/>
        <table:content-validation table:name="val25" table:condition="of:cell-content-is-in-list(&quot;Paid&quot;;&quot;Unpaid&quot;)" table:allow-empty-cell="true" table:display-list="unsorted" table:base-cell-address="Payments_Data.D2"/>
        <table:content-validation table:name="val26" table:condition="of:cell-content-is-in-list(#ref!)" table:allow-empty-cell="true" table:display-list="unsorted" table:base-cell-address="Payments_Data.G2"/>
        <table:content-validation table:name="val27" table:condition="of:cell-content-is-in-list(&quot;Admin&quot;;&quot;Coach&quot;;&quot;Assistant Coach&quot;)" table:allow-empty-cell="true" table:display-list="unsorted" table:base-cell-address="Login_admin.D2"/>
      </table:content-validations>
      <table:table table:name="Stud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number-columns-repeated="1011" table:default-cell-style-name="Default"/>
        <table:table-row table:style-name="ro1">
          <table:table-cell table:style-name="ce1" office:value-type="string" calcext:value-type="string">
            <text:p>Student ID</text:p>
          </table:table-cell>
          <table:table-cell table:style-name="ce1" office:value-type="string" calcext:value-type="string">
            <text:p>Khmer Name</text:p>
          </table:table-cell>
          <table:table-cell table:style-name="ce1" office:value-type="string" calcext:value-type="string">
            <text:p>English Name</text:p>
          </table:table-cell>
          <table:table-cell table:style-name="ce1" office:value-type="string" calcext:value-type="string">
            <text:p>Gender</text:p>
          </table:table-cell>
          <table:table-cell table:style-name="ce3" office:value-type="string" calcext:value-type="string">
            <text:p>Current Belt</text:p>
          </table:table-cell>
          <table:table-cell table:style-name="ce4" office:value-type="string" calcext:value-type="string">
            <text:p>Months at Current Belt</text:p>
          </table:table-cell>
          <table:table-cell table:style-name="ce1" office:value-type="string" calcext:value-type="string">
            <text:p>Eligible for Test?</text:p>
          </table:table-cell>
          <table:table-cell table:style-name="ce5" office:value-type="string" calcext:value-type="string">
            <text:p>DOB</text:p>
          </table:table-cell>
          <table:table-cell table:style-name="ce1" office:value-type="string" calcext:value-type="string">
            <text:p>Email</text:p>
          </table:table-cell>
          <table:table-cell table:style-name="ce3" office:value-type="string" calcext:value-type="string">
            <text:p>Phone</text:p>
          </table:table-cell>
          <table:table-cell table:style-name="ce3" office:value-type="string" calcext:value-type="string">
            <text:p>Registration Date</text:p>
          </table:table-cell>
          <table:table-cell table:style-name="ce3" office:value-type="string" calcext:value-type="string">
            <text:p>Scholarship</text:p>
          </table:table-cell>
          <table:table-cell table:style-name="ce3" office:value-type="string" calcext:value-type="string">
            <text:p>Scholarship Type</text:p>
          </table:table-cell>
          <table:table-cell table:style-name="ce3" office:value-type="string" calcext:value-type="string">
            <text:p>Profile Picture ID</text:p>
          </table:table-cell>
          <table:table-cell table:style-name="ce3" office:value-type="string" calcext:value-type="string">
            <text:p>E-Sign ID</text:p>
          </table:table-cell>
          <table:table-cell table:style-name="ce3" office:value-type="string" calcext:value-type="string">
            <text:p>Height</text:p>
          </table:table-cell>
          <table:table-cell table:style-name="ce3" office:value-type="string" calcext:value-type="string">
            <text:p>Weight</text:p>
          </table:table-cell>
          <table:table-cell table:number-columns-repeated="1007"/>
        </table:table-row>
        <table:table-row table:style-name="ro1">
          <table:table-cell table:style-name="ce2" table:formula="of:=IFERROR(__xludf.dummyfunction(&quot;QUERY(&#10;  IMPORTRANGE(&quot;&quot;https://docs.google.com/spreadsheets/d/1oC1mkTIsNSeoiQEOod3PuoHmn0fAHZDJSibfI9Nfu1U/edit?resourcekey=&amp;gid=209778003#gid=209778003&quot;&quot;,&quot;&quot;Students!A2:K&quot;&quot;),&#10;  &quot;&quot;select * where Col2 &lt;&gt; 'Student ID'&quot;&quot;,&#10;  1&#10;)&#10;&quot;);&quot;STU-F-001&quot;)" office:value-type="string" office:string-value="STU-F-001" calcext:value-type="string">
            <text:p>STU-F-001</text:p>
          </table:table-cell>
          <table:table-cell table:style-name="ce2" table:formula="of:=IFERROR(__xludf.dummyfunction(&quot;&quot;&quot;COMPUTED_VALUE&quot;&quot;&quot;);&quot;សៅពេជ្រ  រិទ្ធីណា&quot;)" office:value-type="string" office:string-value="សៅពេជ្រ  រិទ្ធីណា" calcext:value-type="string">
            <text:p>សៅពេជ្រ <text:s/>រិទ្ធីណា</text:p>
          </table:table-cell>
          <table:table-cell table:style-name="ce2" table:formula="of:=IFERROR(__xludf.dummyfunction(&quot;&quot;&quot;COMPUTED_VALUE&quot;&quot;&quot;);&quot;Saopich Rithyna&quot;)" office:value-type="string" office:string-value="Saopich Rithyna" calcext:value-type="string">
            <text:p>Saopich Rithyn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ack 1 Poom/Dan&quot;)" office:value-type="string" office:string-value="Black 1 Poom/Dan" calcext:value-type="string">
            <text:p>Black 1 Poom/Dan</text:p>
          </table:table-cell>
          <table:table-cell table:style-name="ce2" table:formula="of:=IFERROR(__xludf.dummyfunction(&quot;&quot;&quot;COMPUTED_VALUE&quot;&quot;&quot;);&quot;2&quot;)" office:value-type="string" office:string-value="2" calcext:value-type="string">
            <text:p>2</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quot;21-Feb-2008&quot;)" office:value-type="string" office:string-value="21-Feb-2008" calcext:value-type="string">
            <text:p>21-Feb-2008</text:p>
          </table:table-cell>
          <table:table-cell table:style-name="ce2" table:formula="of:=IFERROR(__xludf.dummyfunction(&quot;&quot;&quot;COMPUTED_VALUE&quot;&quot;&quot;);&quot;pichrithynaa@gmail.com&quot;)" office:value-type="string" office:string-value="pichrithynaa@gmail.com" calcext:value-type="string">
            <text:p>pichrithynaa@gmail.com</text:p>
          </table:table-cell>
          <table:table-cell table:style-name="ce2" table:formula="of:=IFERROR(__xludf.dummyfunction(&quot;&quot;&quot;COMPUTED_VALUE&quot;&quot;&quot;);&quot;081 570 816&quot;)" office:value-type="string" office:string-value="081 570 816" calcext:value-type="string">
            <text:p>081 570 816</text:p>
          </table:table-cell>
          <table:table-cell table:style-name="ce2" table:formula="of:=IFERROR(__xludf.dummyfunction(&quot;&quot;&quot;COMPUTED_VALUE&quot;&quot;&quot;);&quot;18-Aug-2025&quot;)" office:value-type="string" office:string-value="18-Aug-2025" calcext:value-type="string">
            <text:p>18-Aug-2025</text:p>
          </table:table-cell>
          <table:table-cell table:style-name="ce2" table:content-validation-name="val4" office:value-type="string" calcext:value-type="string">
            <text:p>Yes</text:p>
          </table:table-cell>
          <table:table-cell table:style-name="ce2" table:content-validation-name="val5" office:value-type="string" calcext:value-type="string">
            <text:p>Full</text:p>
          </table:table-cell>
          <table:table-cell table:style-name="ce2" office:value-type="string" calcext:value-type="string">
            <text:p>1lBmAnT-53eMCmhIc0tjwv9Hb1V9gfvsG</text:p>
          </table:table-cell>
          <table:table-cell table:number-columns-repeated="1010"/>
        </table:table-row>
        <table:table-row table:style-name="ro1">
          <table:table-cell table:style-name="ce2" table:formula="of:=IFERROR(__xludf.dummyfunction(&quot;&quot;&quot;COMPUTED_VALUE&quot;&quot;&quot;);&quot;STU-M-002&quot;)" office:value-type="string" office:string-value="STU-M-002" calcext:value-type="string">
            <text:p>STU-M-002</text:p>
          </table:table-cell>
          <table:table-cell table:style-name="ce2" table:formula="of:=IFERROR(__xludf.dummyfunction(&quot;&quot;&quot;COMPUTED_VALUE&quot;&quot;&quot;);&quot;ហាក់ លីម៉េង&quot;)" office:value-type="string" office:string-value="ហាក់ លីម៉េង" calcext:value-type="string">
            <text:p>ហាក់ លីម៉េង</text:p>
          </table:table-cell>
          <table:table-cell table:style-name="ce2" table:formula="of:=IFERROR(__xludf.dummyfunction(&quot;&quot;&quot;COMPUTED_VALUE&quot;&quot;&quot;);&quot;Hak Lymeng&quot;)" office:value-type="string" office:string-value="Hak Lymeng" calcext:value-type="string">
            <text:p>Hak Lymeng</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Yellow&quot;)" office:value-type="string" office:string-value="Yellow" calcext:value-type="string">
            <text:p>Yellow</text:p>
          </table:table-cell>
          <table:table-cell table:style-name="ce2" table:formula="of:=IFERROR(__xludf.dummyfunction(&quot;&quot;&quot;COMPUTED_VALUE&quot;&quot;&quot;);4)" office:value-type="float" office:value="4" calcext:value-type="float">
            <text:p>4</text:p>
          </table:table-cell>
          <table:table-cell table:style-name="ce2" table:content-validation-name="val3" table:formula="of:=IFERROR(__xludf.dummyfunction(&quot;&quot;&quot;COMPUTED_VALUE&quot;&quot;&quot;);&quot;YES&quot;)" office:value-type="string" office:string-value="YES" calcext:value-type="string">
            <text:p>YES</text:p>
          </table:table-cell>
          <table:table-cell table:style-name="ce6" table:formula="of:=IFERROR(__xludf.dummyfunction(&quot;&quot;&quot;COMPUTED_VALUE&quot;&quot;&quot;);40014)" office:value-type="date" office:date-value="2009-07-20" calcext:value-type="date">
            <text:p>20-Jul-2009</text:p>
          </table:table-cell>
          <table:table-cell table:style-name="ce2" table:formula="of:=IFERROR(__xludf.dummyfunction(&quot;&quot;&quot;COMPUTED_VALUE&quot;&quot;&quot;);&quot;lymeng7051@gmail.com&quot;)" office:value-type="string" office:string-value="lymeng7051@gmail.com" calcext:value-type="string">
            <text:p>lymeng7051@gmail.com</text:p>
          </table:table-cell>
          <table:table-cell table:style-name="ce2" table:formula="of:=IFERROR(__xludf.dummyfunction(&quot;&quot;&quot;COMPUTED_VALUE&quot;&quot;&quot;);&quot;095328185&quot;)" office:value-type="string" office:string-value="095328185" calcext:value-type="string">
            <text:p>095328185</text:p>
          </table:table-cell>
          <table:table-cell table:style-name="ce6" table:formula="of:=IFERROR(__xludf.dummyfunction(&quot;&quot;&quot;COMPUTED_VALUE&quot;&quot;&quot;);45887)" office:value-type="date" office:date-value="2025-08-18" calcext:value-type="date">
            <text:p>18-Aug-2025</text:p>
          </table:table-cell>
          <table:table-cell table:style-name="ce2" table:content-validation-name="val4" office:value-type="string" calcext:value-type="string">
            <text:p>Yes</text:p>
          </table:table-cell>
          <table:table-cell table:style-name="ce2" table:content-validation-name="val5" office:value-type="string" calcext:value-type="string">
            <text:p>Athlete</text:p>
          </table:table-cell>
          <table:table-cell table:style-name="ce2" office:value-type="string" calcext:value-type="string">
            <text:p>14T-8UcnZ4gca2TN_LD8KfNLrp5A8aoSB</text:p>
          </table:table-cell>
          <table:table-cell table:number-columns-repeated="1010"/>
        </table:table-row>
        <table:table-row table:style-name="ro1">
          <table:table-cell table:style-name="ce2" table:formula="of:=IFERROR(__xludf.dummyfunction(&quot;&quot;&quot;COMPUTED_VALUE&quot;&quot;&quot;);&quot;STU-F-003&quot;)" office:value-type="string" office:string-value="STU-F-003" calcext:value-type="string">
            <text:p>STU-F-003</text:p>
          </table:table-cell>
          <table:table-cell table:style-name="ce2" table:formula="of:=IFERROR(__xludf.dummyfunction(&quot;&quot;&quot;COMPUTED_VALUE&quot;&quot;&quot;);&quot;អុឹង ចំរើនរាសី&quot;)" office:value-type="string" office:string-value="អុឹង ចំរើនរាសី" calcext:value-type="string">
            <text:p>អុឹង ចំរើនរាសី</text:p>
          </table:table-cell>
          <table:table-cell table:style-name="ce2" table:formula="of:=IFERROR(__xludf.dummyfunction(&quot;&quot;&quot;COMPUTED_VALUE&quot;&quot;&quot;);&quot;Oeng Chamroeunreasey&quot;)" office:value-type="string" office:string-value="Oeng Chamroeunreasey" calcext:value-type="string">
            <text:p>Oeng Chamroeunreasey</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ack 1 Poom/Dan&quot;)" office:value-type="string" office:string-value="Black 1 Poom/Dan" calcext:value-type="string">
            <text:p>Black 1 Poom/Dan</text:p>
          </table:table-cell>
          <table:table-cell table:style-name="ce2" table:formula="of:=IFERROR(__xludf.dummyfunction(&quot;&quot;&quot;COMPUTED_VALUE&quot;&quot;&quot;);21)" office:value-type="float" office:value="21" calcext:value-type="float">
            <text:p>21</text:p>
          </table:table-cell>
          <table:table-cell table:style-name="ce2" table:content-validation-name="val3" table:formula="of:=IFERROR(__xludf.dummyfunction(&quot;&quot;&quot;COMPUTED_VALUE&quot;&quot;&quot;);&quot;YES&quot;)" office:value-type="string" office:string-value="YES" calcext:value-type="string">
            <text:p>YES</text:p>
          </table:table-cell>
          <table:table-cell table:style-name="ce6" table:formula="of:=IFERROR(__xludf.dummyfunction(&quot;&quot;&quot;COMPUTED_VALUE&quot;&quot;&quot;);40178)" office:value-type="date" office:date-value="2009-12-31" calcext:value-type="date">
            <text:p>31-Dec-2009</text:p>
          </table:table-cell>
          <table:table-cell table:style-name="ce2" table:formula="of:=IFERROR(__xludf.dummyfunction(&quot;&quot;&quot;COMPUTED_VALUE&quot;&quot;&quot;);&quot;chamroeunreaseyoeng777@gmail.com&quot;)" office:value-type="string" office:string-value="chamroeunreaseyoeng777@gmail.com" calcext:value-type="string">
            <text:p>chamroeunreaseyoeng777@gmail.com</text:p>
          </table:table-cell>
          <table:table-cell table:style-name="ce2" table:formula="of:=IFERROR(__xludf.dummyfunction(&quot;&quot;&quot;COMPUTED_VALUE&quot;&quot;&quot;);&quot;017319161&quot;)" office:value-type="string" office:string-value="017319161" calcext:value-type="string">
            <text:p>017319161</text:p>
          </table:table-cell>
          <table:table-cell table:style-name="ce6" table:formula="of:=IFERROR(__xludf.dummyfunction(&quot;&quot;&quot;COMPUTED_VALUE&quot;&quot;&quot;);45887)" office:value-type="date" office:date-value="2025-08-18" calcext:value-type="date">
            <text:p>18-Aug-2025</text:p>
          </table:table-cell>
          <table:table-cell table:style-name="ce2" table:content-validation-name="val4" office:value-type="string" calcext:value-type="string">
            <text:p>No</text:p>
          </table:table-cell>
          <table:table-cell table:style-name="ce2" table:content-validation-name="val5"/>
          <table:table-cell table:style-name="ce2" office:value-type="string" calcext:value-type="string">
            <text:p>13K01dr_3gn7GVXyA0RBF5dieavfPfvxw</text:p>
          </table:table-cell>
          <table:table-cell table:number-columns-repeated="1010"/>
        </table:table-row>
        <table:table-row table:style-name="ro1">
          <table:table-cell table:style-name="ce2" table:formula="of:=IFERROR(__xludf.dummyfunction(&quot;&quot;&quot;COMPUTED_VALUE&quot;&quot;&quot;);&quot;STU-F-004&quot;)" office:value-type="string" office:string-value="STU-F-004" calcext:value-type="string">
            <text:p>STU-F-004</text:p>
          </table:table-cell>
          <table:table-cell table:style-name="ce2" table:formula="of:=IFERROR(__xludf.dummyfunction(&quot;&quot;&quot;COMPUTED_VALUE&quot;&quot;&quot;);&quot;មិត សុធា&quot;)" office:value-type="string" office:string-value="មិត សុធា" calcext:value-type="string">
            <text:p>មិត សុធា</text:p>
          </table:table-cell>
          <table:table-cell table:style-name="ce2" table:formula="of:=IFERROR(__xludf.dummyfunction(&quot;&quot;&quot;COMPUTED_VALUE&quot;&quot;&quot;);&quot;Sothea Mith&quot;)" office:value-type="string" office:string-value="Sothea Mith" calcext:value-type="string">
            <text:p>Sothea Mith</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Yellow&quot;)" office:value-type="string" office:string-value="Yellow" calcext:value-type="string">
            <text:p>Yellow</text:p>
          </table:table-cell>
          <table:table-cell table:style-name="ce2" table:formula="of:=IFERROR(__xludf.dummyfunction(&quot;&quot;&quot;COMPUTED_VALUE&quot;&quot;&quot;);4)" office:value-type="float" office:value="4" calcext:value-type="float">
            <text:p>4</text:p>
          </table:table-cell>
          <table:table-cell table:style-name="ce2" table:content-validation-name="val3" table:formula="of:=IFERROR(__xludf.dummyfunction(&quot;&quot;&quot;COMPUTED_VALUE&quot;&quot;&quot;);&quot;YES&quot;)" office:value-type="string" office:string-value="YES" calcext:value-type="string">
            <text:p>YES</text:p>
          </table:table-cell>
          <table:table-cell table:style-name="ce6" table:formula="of:=IFERROR(__xludf.dummyfunction(&quot;&quot;&quot;COMPUTED_VALUE&quot;&quot;&quot;);39856)" office:value-type="date" office:date-value="2009-02-12" calcext:value-type="date">
            <text:p>12-Feb-2009</text:p>
          </table:table-cell>
          <table:table-cell table:style-name="ce2" table:formula="of:=IFERROR(__xludf.dummyfunction(&quot;&quot;&quot;COMPUTED_VALUE&quot;&quot;&quot;);&quot;sothea4564@gmail.com&quot;)" office:value-type="string" office:string-value="sothea4564@gmail.com" calcext:value-type="string">
            <text:p>sothea4564@gmail.com</text:p>
          </table:table-cell>
          <table:table-cell table:style-name="ce2" table:formula="of:=IFERROR(__xludf.dummyfunction(&quot;&quot;&quot;COMPUTED_VALUE&quot;&quot;&quot;);&quot;0764977501&quot;)" office:value-type="string" office:string-value="0764977501" calcext:value-type="string">
            <text:p>0764977501</text:p>
          </table:table-cell>
          <table:table-cell table:style-name="ce6" table:formula="of:=IFERROR(__xludf.dummyfunction(&quot;&quot;&quot;COMPUTED_VALUE&quot;&quot;&quot;);45914)" office:value-type="date" office:date-value="2025-09-14" calcext:value-type="date">
            <text:p>14-Sep-2025</text:p>
          </table:table-cell>
          <table:table-cell table:style-name="ce2" table:content-validation-name="val4" office:value-type="string" calcext:value-type="string">
            <text:p>No</text:p>
          </table:table-cell>
          <table:table-cell table:style-name="ce2" table:content-validation-name="val5"/>
          <table:table-cell table:style-name="ce2" office:value-type="string" calcext:value-type="string">
            <text:p>1xdzQPdHMhjodilRSOfZOVhAcnzs4e7CG</text:p>
          </table:table-cell>
          <table:table-cell table:number-columns-repeated="1010"/>
        </table:table-row>
        <table:table-row table:style-name="ro1">
          <table:table-cell table:style-name="ce2" table:formula="of:=IFERROR(__xludf.dummyfunction(&quot;&quot;&quot;COMPUTED_VALUE&quot;&quot;&quot;);&quot;STU-F-005&quot;)" office:value-type="string" office:string-value="STU-F-005" calcext:value-type="string">
            <text:p>STU-F-005</text:p>
          </table:table-cell>
          <table:table-cell table:style-name="ce2" table:formula="of:=IFERROR(__xludf.dummyfunction(&quot;&quot;&quot;COMPUTED_VALUE&quot;&quot;&quot;);&quot;ហែម កែវទិត្យសុបុណ្យនារី&quot;)" office:value-type="string" office:string-value="ហែម កែវទិត្យសុបុណ្យនារី" calcext:value-type="string">
            <text:p>ហែម កែវទិត្យសុបុណ្យនារី</text:p>
          </table:table-cell>
          <table:table-cell table:style-name="ce2" table:formula="of:=IFERROR(__xludf.dummyfunction(&quot;&quot;&quot;COMPUTED_VALUE&quot;&quot;&quot;);&quot;Hem Keotetsobonneary&quot;)" office:value-type="string" office:string-value="Hem Keotetsobonneary" calcext:value-type="string">
            <text:p>Hem Keotetsobonneary</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Red&quot;)" office:value-type="string" office:string-value="Red" calcext:value-type="string">
            <text:p>Red</text:p>
          </table:table-cell>
          <table:table-cell table:style-name="ce2" table:formula="of:=IFERROR(__xludf.dummyfunction(&quot;&quot;&quot;COMPUTED_VALUE&quot;&quot;&quot;);13)" office:value-type="float" office:value="13" calcext:value-type="float">
            <text:p>13</text:p>
          </table:table-cell>
          <table:table-cell table:style-name="ce2" table:content-validation-name="val3" table:formula="of:=IFERROR(__xludf.dummyfunction(&quot;&quot;&quot;COMPUTED_VALUE&quot;&quot;&quot;);&quot;YES&quot;)" office:value-type="string" office:string-value="YES" calcext:value-type="string">
            <text:p>YES</text:p>
          </table:table-cell>
          <table:table-cell table:style-name="ce6" table:formula="of:=IFERROR(__xludf.dummyfunction(&quot;&quot;&quot;COMPUTED_VALUE&quot;&quot;&quot;);39460)" office:value-type="date" office:date-value="2008-01-13" calcext:value-type="date">
            <text:p>13-Jan-2008</text:p>
          </table:table-cell>
          <table:table-cell table:style-name="ce2" table:formula="of:=IFERROR(__xludf.dummyfunction(&quot;&quot;&quot;COMPUTED_VALUE&quot;&quot;&quot;);&quot;sobonneary.hem@gmail.com&quot;)" office:value-type="string" office:string-value="sobonneary.hem@gmail.com" calcext:value-type="string">
            <text:p>sobonneary.hem@gmail.com</text:p>
          </table:table-cell>
          <table:table-cell table:style-name="ce2" table:formula="of:=IFERROR(__xludf.dummyfunction(&quot;&quot;&quot;COMPUTED_VALUE&quot;&quot;&quot;);&quot;017334430&quot;)" office:value-type="string" office:string-value="017334430" calcext:value-type="string">
            <text:p>017334430</text:p>
          </table:table-cell>
          <table:table-cell table:style-name="ce6" table:formula="of:=IFERROR(__xludf.dummyfunction(&quot;&quot;&quot;COMPUTED_VALUE&quot;&quot;&quot;);45916)" office:value-type="date" office:date-value="2025-09-16" calcext:value-type="date">
            <text:p>16-Sep-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06&quot;)" office:value-type="string" office:string-value="STU-F-006" calcext:value-type="string">
            <text:p>STU-F-006</text:p>
          </table:table-cell>
          <table:table-cell table:style-name="ce2" table:formula="of:=IFERROR(__xludf.dummyfunction(&quot;&quot;&quot;COMPUTED_VALUE&quot;&quot;&quot;);&quot;នៅ ធីតាពីន&quot;)" office:value-type="string" office:string-value="នៅ ធីតាពីន" calcext:value-type="string">
            <text:p>នៅ ធីតាពីន</text:p>
          </table:table-cell>
          <table:table-cell table:style-name="ce2" table:formula="of:=IFERROR(__xludf.dummyfunction(&quot;&quot;&quot;COMPUTED_VALUE&quot;&quot;&quot;);&quot;Neou Thidapin&quot;)" office:value-type="string" office:string-value="Neou Thidapin" calcext:value-type="string">
            <text:p>Neou Thidapin</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ack 2 Poom/Dan&quot;)" office:value-type="string" office:string-value="Black 2 Poom/Dan" calcext:value-type="string">
            <text:p>Black 2 Poom/Dan</text:p>
          </table:table-cell>
          <table:table-cell table:style-name="ce2" table:formula="of:=IFERROR(__xludf.dummyfunction(&quot;&quot;&quot;COMPUTED_VALUE&quot;&quot;&quot;);14)" office:value-type="float" office:value="14" calcext:value-type="float">
            <text:p>14</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8645)" office:value-type="date" office:date-value="2005-10-20" calcext:value-type="date">
            <text:p>20-Oct-2005</text:p>
          </table:table-cell>
          <table:table-cell table:style-name="ce2" table:formula="of:=IFERROR(__xludf.dummyfunction(&quot;&quot;&quot;COMPUTED_VALUE&quot;&quot;&quot;);&quot;thidapinneou@gmail.com&quot;)" office:value-type="string" office:string-value="thidapinneou@gmail.com" calcext:value-type="string">
            <text:p>thidapinneou@gmail.com</text:p>
          </table:table-cell>
          <table:table-cell table:style-name="ce2" table:formula="of:=IFERROR(__xludf.dummyfunction(&quot;&quot;&quot;COMPUTED_VALUE&quot;&quot;&quot;);&quot;0766609276&quot;)" office:value-type="string" office:string-value="0766609276" calcext:value-type="string">
            <text:p>0766609276</text:p>
          </table:table-cell>
          <table:table-cell table:style-name="ce6" table:formula="of:=IFERROR(__xludf.dummyfunction(&quot;&quot;&quot;COMPUTED_VALUE&quot;&quot;&quot;);45925)" office:value-type="date" office:date-value="2025-09-25" calcext:value-type="date">
            <text:p>25-Sep-2025</text:p>
          </table:table-cell>
          <table:table-cell table:style-name="ce2" table:content-validation-name="val4" office:value-type="string" calcext:value-type="string">
            <text:p>Yes</text:p>
          </table:table-cell>
          <table:table-cell table:style-name="ce7" table:content-validation-name="val5" office:value-type="percentage" office:value="0.2" calcext:value-type="percentage">
            <text:p>20%</text:p>
          </table:table-cell>
          <table:table-cell table:style-name="ce2" office:value-type="string" calcext:value-type="string">
            <text:p>1cDx6ImJ1Sjb8V4QSeTpWjilAA-3Jhudj</text:p>
          </table:table-cell>
          <table:table-cell table:number-columns-repeated="1010"/>
        </table:table-row>
        <table:table-row table:style-name="ro1">
          <table:table-cell table:style-name="ce2" table:formula="of:=IFERROR(__xludf.dummyfunction(&quot;&quot;&quot;COMPUTED_VALUE&quot;&quot;&quot;);&quot;STU-F-007&quot;)" office:value-type="string" office:string-value="STU-F-007" calcext:value-type="string">
            <text:p>STU-F-007</text:p>
          </table:table-cell>
          <table:table-cell table:style-name="ce2" table:formula="of:=IFERROR(__xludf.dummyfunction(&quot;&quot;&quot;COMPUTED_VALUE&quot;&quot;&quot;);&quot;អាពូបាកា រ៉ូសនាវ៉ាត្តី &quot;)" office:value-type="string" office:string-value="អាពូបាកា រ៉ូសនាវ៉ាត្តី " calcext:value-type="string">
            <text:p>អាពូបាកា រ៉ូសនាវ៉ាត្តី </text:p>
          </table:table-cell>
          <table:table-cell table:style-name="ce2" table:formula="of:=IFERROR(__xludf.dummyfunction(&quot;&quot;&quot;COMPUTED_VALUE&quot;&quot;&quot;);&quot;Aboubakar  Rosnavattey &quot;)" office:value-type="string" office:string-value="Aboubakar  Rosnavattey " calcext:value-type="string">
            <text:p>Aboubakar <text:s/>Rosnavattey </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ack 1 Poom/Dan&quot;)" office:value-type="string" office:string-value="Black 1 Poom/Dan" calcext:value-type="string">
            <text:p>Black 1 Poom/Dan</text:p>
          </table:table-cell>
          <table:table-cell table:style-name="ce2" table:formula="of:=IFERROR(__xludf.dummyfunction(&quot;&quot;&quot;COMPUTED_VALUE&quot;&quot;&quot;);24)" office:value-type="float" office:value="24" calcext:value-type="float">
            <text:p>24</text:p>
          </table:table-cell>
          <table:table-cell table:style-name="ce2" table:content-validation-name="val3" table:formula="of:=IFERROR(__xludf.dummyfunction(&quot;&quot;&quot;COMPUTED_VALUE&quot;&quot;&quot;);&quot;YES&quot;)" office:value-type="string" office:string-value="YES" calcext:value-type="string">
            <text:p>YES</text:p>
          </table:table-cell>
          <table:table-cell table:style-name="ce6" table:formula="of:=IFERROR(__xludf.dummyfunction(&quot;&quot;&quot;COMPUTED_VALUE&quot;&quot;&quot;);39981)" office:value-type="date" office:date-value="2009-06-17" calcext:value-type="date">
            <text:p>17-Jun-2009</text:p>
          </table:table-cell>
          <table:table-cell table:style-name="ce2" table:formula="of:=IFERROR(__xludf.dummyfunction(&quot;&quot;&quot;COMPUTED_VALUE&quot;&quot;&quot;);&quot;rosnavatey2009@gmail.com&quot;)" office:value-type="string" office:string-value="rosnavatey2009@gmail.com" calcext:value-type="string">
            <text:p>rosnavatey2009@gmail.com</text:p>
          </table:table-cell>
          <table:table-cell table:style-name="ce2" table:formula="of:=IFERROR(__xludf.dummyfunction(&quot;&quot;&quot;COMPUTED_VALUE&quot;&quot;&quot;);&quot;0963586064&quot;)" office:value-type="string" office:string-value="0963586064" calcext:value-type="string">
            <text:p>0963586064</text:p>
          </table:table-cell>
          <table:table-cell table:style-name="ce6" table:formula="of:=IFERROR(__xludf.dummyfunction(&quot;&quot;&quot;COMPUTED_VALUE&quot;&quot;&quot;);45928)" office:value-type="date" office:date-value="2025-09-28" calcext:value-type="date">
            <text:p>28-Sep-2025</text:p>
          </table:table-cell>
          <table:table-cell table:style-name="ce2" table:content-validation-name="val4" office:value-type="string" calcext:value-type="string">
            <text:p>Yes</text:p>
          </table:table-cell>
          <table:table-cell table:style-name="ce2" table:content-validation-name="val5" office:value-type="string" calcext:value-type="string">
            <text:p>Women in Sport</text:p>
          </table:table-cell>
          <table:table-cell table:style-name="ce2" office:value-type="string" calcext:value-type="string">
            <text:p>1rTvNSRWn013sngIp3KfND0HU7ickAzIP</text:p>
          </table:table-cell>
          <table:table-cell table:number-columns-repeated="1010"/>
        </table:table-row>
        <table:table-row table:style-name="ro1">
          <table:table-cell table:style-name="ce2" table:formula="of:=IFERROR(__xludf.dummyfunction(&quot;&quot;&quot;COMPUTED_VALUE&quot;&quot;&quot;);&quot;STU-F-008&quot;)" office:value-type="string" office:string-value="STU-F-008" calcext:value-type="string">
            <text:p>STU-F-008</text:p>
          </table:table-cell>
          <table:table-cell table:style-name="ce2" table:formula="of:=IFERROR(__xludf.dummyfunction(&quot;&quot;&quot;COMPUTED_VALUE&quot;&quot;&quot;);&quot;នុត ដានីតា&quot;)" office:value-type="string" office:string-value="នុត ដានីតា" calcext:value-type="string">
            <text:p>នុត ដានីតា</text:p>
          </table:table-cell>
          <table:table-cell table:style-name="ce2" table:formula="of:=IFERROR(__xludf.dummyfunction(&quot;&quot;&quot;COMPUTED_VALUE&quot;&quot;&quot;);&quot;Nuth Danita&quot;)" office:value-type="string" office:string-value="Nuth Danita" calcext:value-type="string">
            <text:p>Nuth Danit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ack 1 Poom/Dan&quot;)" office:value-type="string" office:string-value="Black 1 Poom/Dan" calcext:value-type="string">
            <text:p>Black 1 Poom/Dan</text:p>
          </table:table-cell>
          <table:table-cell table:style-name="ce2" table:formula="of:=IFERROR(__xludf.dummyfunction(&quot;&quot;&quot;COMPUTED_VALUE&quot;&quot;&quot;);5)" office:value-type="float" office:value="5" calcext:value-type="float">
            <text:p>5</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8107)" office:value-type="date" office:date-value="2004-04-30" calcext:value-type="date">
            <text:p>30-Apr-2004</text:p>
          </table:table-cell>
          <table:table-cell table:style-name="ce2" table:formula="of:=IFERROR(__xludf.dummyfunction(&quot;&quot;&quot;COMPUTED_VALUE&quot;&quot;&quot;);&quot;nuthdanita@gmail.com&quot;)" office:value-type="string" office:string-value="nuthdanita@gmail.com" calcext:value-type="string">
            <text:p>nuthdanita@gmail.com</text:p>
          </table:table-cell>
          <table:table-cell table:style-name="ce2" table:formula="of:=IFERROR(__xludf.dummyfunction(&quot;&quot;&quot;COMPUTED_VALUE&quot;&quot;&quot;);&quot;0967942875&quot;)" office:value-type="string" office:string-value="0967942875" calcext:value-type="string">
            <text:p>0967942875</text:p>
          </table:table-cell>
          <table:table-cell table:style-name="ce6" table:formula="of:=IFERROR(__xludf.dummyfunction(&quot;&quot;&quot;COMPUTED_VALUE&quot;&quot;&quot;);45934)" office:value-type="date" office:date-value="2025-10-04" calcext:value-type="date">
            <text:p>4-Oct-2025</text:p>
          </table:table-cell>
          <table:table-cell table:style-name="ce2" table:content-validation-name="val4" office:value-type="string" calcext:value-type="string">
            <text:p>Yes</text:p>
          </table:table-cell>
          <table:table-cell table:style-name="ce2" table:content-validation-name="val5" office:value-type="string" calcext:value-type="string">
            <text:p>Athlete</text:p>
          </table:table-cell>
          <table:table-cell table:style-name="ce2" office:value-type="string" calcext:value-type="string">
            <text:p>14x7sj-_tMTcQJ6ciIDCBw_Orz48wpTCu</text:p>
          </table:table-cell>
          <table:table-cell table:number-columns-repeated="1010"/>
        </table:table-row>
        <table:table-row table:style-name="ro1">
          <table:table-cell table:style-name="ce2" table:formula="of:=IFERROR(__xludf.dummyfunction(&quot;&quot;&quot;COMPUTED_VALUE&quot;&quot;&quot;);&quot;STU-M-009&quot;)" office:value-type="string" office:string-value="STU-M-009" calcext:value-type="string">
            <text:p>STU-M-009</text:p>
          </table:table-cell>
          <table:table-cell table:style-name="ce2" table:formula="of:=IFERROR(__xludf.dummyfunction(&quot;&quot;&quot;COMPUTED_VALUE&quot;&quot;&quot;);&quot;ភេន ឌីណា&quot;)" office:value-type="string" office:string-value="ភេន ឌីណា" calcext:value-type="string">
            <text:p>ភេន ឌីណា</text:p>
          </table:table-cell>
          <table:table-cell table:style-name="ce2" table:formula="of:=IFERROR(__xludf.dummyfunction(&quot;&quot;&quot;COMPUTED_VALUE&quot;&quot;&quot;);&quot;Dina Pan &quot;)" office:value-type="string" office:string-value="Dina Pan " calcext:value-type="string">
            <text:p>Dina Pan </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Blue&quot;)" office:value-type="string" office:string-value="Blue" calcext:value-type="string">
            <text:p>Blue</text:p>
          </table:table-cell>
          <table:table-cell table:style-name="ce2"/>
          <table:table-cell table:style-name="ce2" table:content-validation-name="val3"/>
          <table:table-cell table:style-name="ce6" table:formula="of:=IFERROR(__xludf.dummyfunction(&quot;&quot;&quot;COMPUTED_VALUE&quot;&quot;&quot;);38730)" office:value-type="date" office:date-value="2006-01-13" calcext:value-type="date">
            <text:p>13-Jan-2006</text:p>
          </table:table-cell>
          <table:table-cell table:style-name="ce2" table:formula="of:=IFERROR(__xludf.dummyfunction(&quot;&quot;&quot;COMPUTED_VALUE&quot;&quot;&quot;);&quot;gamingdina0@gmail.com&quot;)" office:value-type="string" office:string-value="gamingdina0@gmail.com" calcext:value-type="string">
            <text:p>gamingdina0@gmail.com</text:p>
          </table:table-cell>
          <table:table-cell table:style-name="ce2" table:formula="of:=IFERROR(__xludf.dummyfunction(&quot;&quot;&quot;COMPUTED_VALUE&quot;&quot;&quot;);&quot;0976402066&quot;)" office:value-type="string" office:string-value="0976402066" calcext:value-type="string">
            <text:p>0976402066</text:p>
          </table:table-cell>
          <table:table-cell table:style-name="ce6" table:formula="of:=IFERROR(__xludf.dummyfunction(&quot;&quot;&quot;COMPUTED_VALUE&quot;&quot;&quot;);45944)" office:value-type="date" office:date-value="2025-10-14" calcext:value-type="date">
            <text:p>14-Oct-2025</text:p>
          </table:table-cell>
          <table:table-cell table:style-name="ce2" table:content-validation-name="val4" office:value-type="string" calcext:value-type="string">
            <text:p>Yes</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M-010&quot;)" office:value-type="string" office:string-value="STU-M-010" calcext:value-type="string">
            <text:p>STU-M-010</text:p>
          </table:table-cell>
          <table:table-cell table:style-name="ce2" table:formula="of:=IFERROR(__xludf.dummyfunction(&quot;&quot;&quot;COMPUTED_VALUE&quot;&quot;&quot;);&quot;សោម សុវិន&quot;)" office:value-type="string" office:string-value="សោម សុវិន" calcext:value-type="string">
            <text:p>សោម សុវិន</text:p>
          </table:table-cell>
          <table:table-cell table:style-name="ce2" table:formula="of:=IFERROR(__xludf.dummyfunction(&quot;&quot;&quot;COMPUTED_VALUE&quot;&quot;&quot;);&quot;Soam Sovin&quot;)" office:value-type="string" office:string-value="Soam Sovin" calcext:value-type="string">
            <text:p>Soam Sovin</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Brown&quot;)" office:value-type="string" office:string-value="Brown" calcext:value-type="string">
            <text:p>Brown</text:p>
          </table:table-cell>
          <table:table-cell table:style-name="ce2"/>
          <table:table-cell table:style-name="ce2" table:content-validation-name="val3"/>
          <table:table-cell table:style-name="ce6" table:formula="of:=IFERROR(__xludf.dummyfunction(&quot;&quot;&quot;COMPUTED_VALUE&quot;&quot;&quot;);38311)" office:value-type="date" office:date-value="2004-11-20" calcext:value-type="date">
            <text:p>20-Nov-2004</text:p>
          </table:table-cell>
          <table:table-cell table:style-name="ce2" table:formula="of:=IFERROR(__xludf.dummyfunction(&quot;&quot;&quot;COMPUTED_VALUE&quot;&quot;&quot;);&quot;rukito5459@gmail.com&quot;)" office:value-type="string" office:string-value="rukito5459@gmail.com" calcext:value-type="string">
            <text:p>rukito5459@gmail.com</text:p>
          </table:table-cell>
          <table:table-cell table:style-name="ce2" table:formula="of:=IFERROR(__xludf.dummyfunction(&quot;&quot;&quot;COMPUTED_VALUE&quot;&quot;&quot;);&quot;077549456&quot;)" office:value-type="string" office:string-value="077549456" calcext:value-type="string">
            <text:p>077549456</text:p>
          </table:table-cell>
          <table:table-cell table:style-name="ce6" table:formula="of:=IFERROR(__xludf.dummyfunction(&quot;&quot;&quot;COMPUTED_VALUE&quot;&quot;&quot;);45948)" office:value-type="date" office:date-value="2025-10-18" calcext:value-type="date">
            <text:p>18-Oct-2025</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F-011&quot;)" office:value-type="string" office:string-value="STU-F-011" calcext:value-type="string">
            <text:p>STU-F-011</text:p>
          </table:table-cell>
          <table:table-cell table:style-name="ce2" table:formula="of:=IFERROR(__xludf.dummyfunction(&quot;&quot;&quot;COMPUTED_VALUE&quot;&quot;&quot;);&quot;ឃានកែវ បាបឺរ៉ា&quot;)" office:value-type="string" office:string-value="ឃានកែវ បាបឺរ៉ា" calcext:value-type="string">
            <text:p>ឃានកែវ បាបឺរ៉ា</text:p>
          </table:table-cell>
          <table:table-cell table:style-name="ce2" table:formula="of:=IFERROR(__xludf.dummyfunction(&quot;&quot;&quot;COMPUTED_VALUE&quot;&quot;&quot;);&quot;Kheankeo Babera&quot;)" office:value-type="string" office:string-value="Kheankeo Babera" calcext:value-type="string">
            <text:p>Kheankeo Baber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ack 1 Poom/Dan&quot;)" office:value-type="string" office:string-value="Black 1 Poom/Dan" calcext:value-type="string">
            <text:p>Black 1 Poom/Dan</text:p>
          </table:table-cell>
          <table:table-cell table:style-name="ce2" table:formula="of:=IFERROR(__xludf.dummyfunction(&quot;&quot;&quot;COMPUTED_VALUE&quot;&quot;&quot;);14)" office:value-type="float" office:value="14" calcext:value-type="float">
            <text:p>14</text:p>
          </table:table-cell>
          <table:table-cell table:style-name="ce2" table:content-validation-name="val3" table:formula="of:=IFERROR(__xludf.dummyfunction(&quot;&quot;&quot;COMPUTED_VALUE&quot;&quot;&quot;);&quot;YES&quot;)" office:value-type="string" office:string-value="YES" calcext:value-type="string">
            <text:p>YES</text:p>
          </table:table-cell>
          <table:table-cell table:style-name="ce6" table:formula="of:=IFERROR(__xludf.dummyfunction(&quot;&quot;&quot;COMPUTED_VALUE&quot;&quot;&quot;);38758)" office:value-type="date" office:date-value="2006-02-10" calcext:value-type="date">
            <text:p>10-Feb-2006</text:p>
          </table:table-cell>
          <table:table-cell table:style-name="ce2" table:formula="of:=IFERROR(__xludf.dummyfunction(&quot;&quot;&quot;COMPUTED_VALUE&quot;&quot;&quot;);&quot;kkeobbabera@gmail.com&quot;)" office:value-type="string" office:string-value="kkeobbabera@gmail.com" calcext:value-type="string">
            <text:p>kkeobbabera@gmail.com</text:p>
          </table:table-cell>
          <table:table-cell table:style-name="ce2" table:formula="of:=IFERROR(__xludf.dummyfunction(&quot;&quot;&quot;COMPUTED_VALUE&quot;&quot;&quot;);&quot;093236598&quot;)" office:value-type="string" office:string-value="093236598" calcext:value-type="string">
            <text:p>093236598</text:p>
          </table:table-cell>
          <table:table-cell table:style-name="ce6" table:formula="of:=IFERROR(__xludf.dummyfunction(&quot;&quot;&quot;COMPUTED_VALUE&quot;&quot;&quot;);45962)" office:value-type="date" office:date-value="2025-11-01" calcext:value-type="date">
            <text:p>1-Nov-2025</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F-012&quot;)" office:value-type="string" office:string-value="STU-F-012" calcext:value-type="string">
            <text:p>STU-F-012</text:p>
          </table:table-cell>
          <table:table-cell table:style-name="ce2" table:formula="of:=IFERROR(__xludf.dummyfunction(&quot;&quot;&quot;COMPUTED_VALUE&quot;&quot;&quot;);&quot;ទី វរលក្ខណ៍&quot;)" office:value-type="string" office:string-value="ទី វរលក្ខណ៍" calcext:value-type="string">
            <text:p>ទី វរលក្ខណ៍</text:p>
          </table:table-cell>
          <table:table-cell table:style-name="ce2" table:formula="of:=IFERROR(__xludf.dummyfunction(&quot;&quot;&quot;COMPUTED_VALUE&quot;&quot;&quot;);&quot;Ty Vorleak&quot;)" office:value-type="string" office:string-value="Ty Vorleak" calcext:value-type="string">
            <text:p>Ty Vorleak</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ack 1 Poom/Dan&quot;)" office:value-type="string" office:string-value="Black 1 Poom/Dan" calcext:value-type="string">
            <text:p>Black 1 Poom/Dan</text:p>
          </table:table-cell>
          <table:table-cell table:style-name="ce2" table:formula="of:=IFERROR(__xludf.dummyfunction(&quot;&quot;&quot;COMPUTED_VALUE&quot;&quot;&quot;);8)" office:value-type="float" office:value="8" calcext:value-type="float">
            <text:p>8</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9916)" office:value-type="date" office:date-value="2009-04-13" calcext:value-type="date">
            <text:p>13-Apr-2009</text:p>
          </table:table-cell>
          <table:table-cell table:style-name="ce2" table:formula="of:=IFERROR(__xludf.dummyfunction(&quot;&quot;&quot;COMPUTED_VALUE&quot;&quot;&quot;);&quot;nitaeng168@gmail.com&quot;)" office:value-type="string" office:string-value="nitaeng168@gmail.com" calcext:value-type="string">
            <text:p>nitaeng168@gmail.com</text:p>
          </table:table-cell>
          <table:table-cell table:style-name="ce2" table:formula="of:=IFERROR(__xludf.dummyfunction(&quot;&quot;&quot;COMPUTED_VALUE&quot;&quot;&quot;);&quot;011 892 656&quot;)" office:value-type="string" office:string-value="011 892 656" calcext:value-type="string">
            <text:p>011 892 656</text:p>
          </table:table-cell>
          <table:table-cell table:style-name="ce6" table:formula="of:=IFERROR(__xludf.dummyfunction(&quot;&quot;&quot;COMPUTED_VALUE&quot;&quot;&quot;);45964)" office:value-type="date" office:date-value="2025-11-03" calcext:value-type="date">
            <text:p>3-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13&quot;)" office:value-type="string" office:string-value="STU-F-013" calcext:value-type="string">
            <text:p>STU-F-013</text:p>
          </table:table-cell>
          <table:table-cell table:style-name="ce2" table:formula="of:=IFERROR(__xludf.dummyfunction(&quot;&quot;&quot;COMPUTED_VALUE&quot;&quot;&quot;);&quot;សំនៀង ឡេអុងទីន&quot;)" office:value-type="string" office:string-value="សំនៀង ឡេអុងទីន" calcext:value-type="string">
            <text:p>សំនៀង ឡេអុងទីន</text:p>
          </table:table-cell>
          <table:table-cell table:style-name="ce2" table:formula="of:=IFERROR(__xludf.dummyfunction(&quot;&quot;&quot;COMPUTED_VALUE&quot;&quot;&quot;);&quot;Samneang Leongtin&quot;)" office:value-type="string" office:string-value="Samneang Leongtin" calcext:value-type="string">
            <text:p>Samneang Leongtin</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2)" office:value-type="float" office:value="2" calcext:value-type="float">
            <text:p>2</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9143)" office:value-type="date" office:date-value="2007-03-02" calcext:value-type="date">
            <text:p>2-Mar-2007</text:p>
          </table:table-cell>
          <table:table-cell table:style-name="ce2" table:formula="of:=IFERROR(__xludf.dummyfunction(&quot;&quot;&quot;COMPUTED_VALUE&quot;&quot;&quot;);&quot;leongtin92@gmail.com&quot;)" office:value-type="string" office:string-value="leongtin92@gmail.com" calcext:value-type="string">
            <text:p>leongtin92@gmail.com</text:p>
          </table:table-cell>
          <table:table-cell table:style-name="ce2" table:formula="of:=IFERROR(__xludf.dummyfunction(&quot;&quot;&quot;COMPUTED_VALUE&quot;&quot;&quot;);&quot;085662045&quot;)" office:value-type="string" office:string-value="085662045" calcext:value-type="string">
            <text:p>085662045</text:p>
          </table:table-cell>
          <table:table-cell table:style-name="ce6" table:formula="of:=IFERROR(__xludf.dummyfunction(&quot;&quot;&quot;COMPUTED_VALUE&quot;&quot;&quot;);45964)" office:value-type="date" office:date-value="2025-11-03" calcext:value-type="date">
            <text:p>3-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14&quot;)" office:value-type="string" office:string-value="STU-F-014" calcext:value-type="string">
            <text:p>STU-F-014</text:p>
          </table:table-cell>
          <table:table-cell table:style-name="ce2" table:formula="of:=IFERROR(__xludf.dummyfunction(&quot;&quot;&quot;COMPUTED_VALUE&quot;&quot;&quot;);&quot;ធួក សុធានីន&quot;)" office:value-type="string" office:string-value="ធួក សុធានីន" calcext:value-type="string">
            <text:p>ធួក សុធានីន</text:p>
          </table:table-cell>
          <table:table-cell table:style-name="ce2" table:formula="of:=IFERROR(__xludf.dummyfunction(&quot;&quot;&quot;COMPUTED_VALUE&quot;&quot;&quot;);&quot;Thuok Sotheanin &quot;)" office:value-type="string" office:string-value="Thuok Sotheanin " calcext:value-type="string">
            <text:p>Thuok Sotheanin </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2)" office:value-type="float" office:value="2" calcext:value-type="float">
            <text:p>2</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40028)" office:value-type="date" office:date-value="2009-08-03" calcext:value-type="date">
            <text:p>3-Aug-2009</text:p>
          </table:table-cell>
          <table:table-cell table:style-name="ce2" table:formula="of:=IFERROR(__xludf.dummyfunction(&quot;&quot;&quot;COMPUTED_VALUE&quot;&quot;&quot;);&quot;moshii12123@gmail.com&quot;)" office:value-type="string" office:string-value="moshii12123@gmail.com" calcext:value-type="string">
            <text:p>moshii12123@gmail.com</text:p>
          </table:table-cell>
          <table:table-cell table:style-name="ce2" table:formula="of:=IFERROR(__xludf.dummyfunction(&quot;&quot;&quot;COMPUTED_VALUE&quot;&quot;&quot;);&quot;0966191202&quot;)" office:value-type="string" office:string-value="0966191202" calcext:value-type="string">
            <text:p>0966191202</text:p>
          </table:table-cell>
          <table:table-cell table:style-name="ce6" table:formula="of:=IFERROR(__xludf.dummyfunction(&quot;&quot;&quot;COMPUTED_VALUE&quot;&quot;&quot;);45964)" office:value-type="date" office:date-value="2025-11-03" calcext:value-type="date">
            <text:p>3-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15&quot;)" office:value-type="string" office:string-value="STU-F-015" calcext:value-type="string">
            <text:p>STU-F-015</text:p>
          </table:table-cell>
          <table:table-cell table:style-name="ce2" table:formula="of:=IFERROR(__xludf.dummyfunction(&quot;&quot;&quot;COMPUTED_VALUE&quot;&quot;&quot;);&quot;វ៉ាន់ដូរ ជេនិសា&quot;)" office:value-type="string" office:string-value="វ៉ាន់ដូរ ជេនិសា" calcext:value-type="string">
            <text:p>វ៉ាន់ដូរ ជេនិសា</text:p>
          </table:table-cell>
          <table:table-cell table:style-name="ce2" table:formula="of:=IFERROR(__xludf.dummyfunction(&quot;&quot;&quot;COMPUTED_VALUE&quot;&quot;&quot;);&quot;Vando Chenisa&quot;)" office:value-type="string" office:string-value="Vando Chenisa" calcext:value-type="string">
            <text:p>Vando Chenis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Green&quot;)" office:value-type="string" office:string-value="Green" calcext:value-type="string">
            <text:p>Green</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41307)" office:value-type="date" office:date-value="2013-02-02" calcext:value-type="date">
            <text:p>2-Feb-2013</text:p>
          </table:table-cell>
          <table:table-cell table:style-name="ce2" table:formula="of:=IFERROR(__xludf.dummyfunction(&quot;&quot;&quot;COMPUTED_VALUE&quot;&quot;&quot;);&quot;chenisavando@gmail.com&quot;)" office:value-type="string" office:string-value="chenisavando@gmail.com" calcext:value-type="string">
            <text:p>chenisavando@gmail.com</text:p>
          </table:table-cell>
          <table:table-cell table:style-name="ce2" table:formula="of:=IFERROR(__xludf.dummyfunction(&quot;&quot;&quot;COMPUTED_VALUE&quot;&quot;&quot;);&quot;098808972&quot;)" office:value-type="string" office:string-value="098808972" calcext:value-type="string">
            <text:p>098808972</text:p>
          </table:table-cell>
          <table:table-cell table:style-name="ce6" table:formula="of:=IFERROR(__xludf.dummyfunction(&quot;&quot;&quot;COMPUTED_VALUE&quot;&quot;&quot;);45971)" office:value-type="date" office:date-value="2025-11-10" calcext:value-type="date">
            <text:p>10-Nov-2025</text:p>
          </table:table-cell>
          <table:table-cell table:style-name="ce2" table:content-validation-name="val4" office:value-type="string" calcext:value-type="string">
            <text:p>No</text:p>
          </table:table-cell>
          <table:table-cell table:style-name="ce2" table:content-validation-name="val5"/>
          <table:table-cell table:style-name="ce2" office:value-type="string" calcext:value-type="string">
            <text:p>1njLK28xhTtCF03sC1pF1fnrGndlKskUi</text:p>
          </table:table-cell>
          <table:table-cell table:number-columns-repeated="1010"/>
        </table:table-row>
        <table:table-row table:style-name="ro1">
          <table:table-cell table:style-name="ce2" table:formula="of:=IFERROR(__xludf.dummyfunction(&quot;&quot;&quot;COMPUTED_VALUE&quot;&quot;&quot;);&quot;STU-F-016&quot;)" office:value-type="string" office:string-value="STU-F-016" calcext:value-type="string">
            <text:p>STU-F-016</text:p>
          </table:table-cell>
          <table:table-cell table:style-name="ce2" table:formula="of:=IFERROR(__xludf.dummyfunction(&quot;&quot;&quot;COMPUTED_VALUE&quot;&quot;&quot;);&quot;វ៉ាន់ដូរ ជេនិតា&quot;)" office:value-type="string" office:string-value="វ៉ាន់ដូរ ជេនិតា" calcext:value-type="string">
            <text:p>វ៉ាន់ដូរ ជេនិតា</text:p>
          </table:table-cell>
          <table:table-cell table:style-name="ce2" table:formula="of:=IFERROR(__xludf.dummyfunction(&quot;&quot;&quot;COMPUTED_VALUE&quot;&quot;&quot;);&quot;Vando Chenita&quot;)" office:value-type="string" office:string-value="Vando Chenita" calcext:value-type="string">
            <text:p>Vando Chenit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rown&quot;)" office:value-type="string" office:string-value="Brown" calcext:value-type="string">
            <text:p>Brown</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40225)" office:value-type="date" office:date-value="2010-02-16" calcext:value-type="date">
            <text:p>16-Feb-2010</text:p>
          </table:table-cell>
          <table:table-cell table:style-name="ce2" table:formula="of:=IFERROR(__xludf.dummyfunction(&quot;&quot;&quot;COMPUTED_VALUE&quot;&quot;&quot;);&quot;b3cg1eee@gmail.com&quot;)" office:value-type="string" office:string-value="b3cg1eee@gmail.com" calcext:value-type="string">
            <text:p>b3cg1eee@gmail.com</text:p>
          </table:table-cell>
          <table:table-cell table:style-name="ce2" table:formula="of:=IFERROR(__xludf.dummyfunction(&quot;&quot;&quot;COMPUTED_VALUE&quot;&quot;&quot;);&quot;099 224 257&quot;)" office:value-type="string" office:string-value="099 224 257" calcext:value-type="string">
            <text:p>099 224 257</text:p>
          </table:table-cell>
          <table:table-cell table:style-name="ce6" table:formula="of:=IFERROR(__xludf.dummyfunction(&quot;&quot;&quot;COMPUTED_VALUE&quot;&quot;&quot;);45971)" office:value-type="date" office:date-value="2025-11-10" calcext:value-type="date">
            <text:p>10-Nov-2025</text:p>
          </table:table-cell>
          <table:table-cell table:style-name="ce2" table:content-validation-name="val4" office:value-type="string" calcext:value-type="string">
            <text:p>No</text:p>
          </table:table-cell>
          <table:table-cell table:style-name="ce2" table:content-validation-name="val5"/>
          <table:table-cell table:style-name="ce2" office:value-type="string" calcext:value-type="string">
            <text:p>1yC4QSq0xM6xMqq1SvJVv8lcKsXzlx37n</text:p>
          </table:table-cell>
          <table:table-cell table:number-columns-repeated="1010"/>
        </table:table-row>
        <table:table-row table:style-name="ro1">
          <table:table-cell table:style-name="ce2" table:formula="of:=IFERROR(__xludf.dummyfunction(&quot;&quot;&quot;COMPUTED_VALUE&quot;&quot;&quot;);&quot;STU-F-017&quot;)" office:value-type="string" office:string-value="STU-F-017" calcext:value-type="string">
            <text:p>STU-F-017</text:p>
          </table:table-cell>
          <table:table-cell table:style-name="ce2" table:formula="of:=IFERROR(__xludf.dummyfunction(&quot;&quot;&quot;COMPUTED_VALUE&quot;&quot;&quot;);&quot;ប៉ែន សុធា&quot;)" office:value-type="string" office:string-value="ប៉ែន សុធា" calcext:value-type="string">
            <text:p>ប៉ែន សុធា</text:p>
          </table:table-cell>
          <table:table-cell table:style-name="ce2" table:formula="of:=IFERROR(__xludf.dummyfunction(&quot;&quot;&quot;COMPUTED_VALUE&quot;&quot;&quot;);&quot;Pen Sothea&quot;)" office:value-type="string" office:string-value="Pen Sothea" calcext:value-type="string">
            <text:p>Pen Sothe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Red&quot;)" office:value-type="string" office:string-value="Red" calcext:value-type="string">
            <text:p>Red</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9610)" office:value-type="date" office:date-value="2008-06-11" calcext:value-type="date">
            <text:p>11-Jun-2008</text:p>
          </table:table-cell>
          <table:table-cell table:style-name="ce2" table:formula="of:=IFERROR(__xludf.dummyfunction(&quot;&quot;&quot;COMPUTED_VALUE&quot;&quot;&quot;);&quot;pensothea937@gmail.com&quot;)" office:value-type="string" office:string-value="pensothea937@gmail.com" calcext:value-type="string">
            <text:p>pensothea937@gmail.com</text:p>
          </table:table-cell>
          <table:table-cell table:style-name="ce2" table:formula="of:=IFERROR(__xludf.dummyfunction(&quot;&quot;&quot;COMPUTED_VALUE&quot;&quot;&quot;);&quot;011-211-237&quot;)" office:value-type="string" office:string-value="011-211-237" calcext:value-type="string">
            <text:p>011-211-237</text:p>
          </table:table-cell>
          <table:table-cell table:style-name="ce6" table:formula="of:=IFERROR(__xludf.dummyfunction(&quot;&quot;&quot;COMPUTED_VALUE&quot;&quot;&quot;);45971)" office:value-type="date" office:date-value="2025-11-10" calcext:value-type="date">
            <text:p>10-Nov-2025</text:p>
          </table:table-cell>
          <table:table-cell table:style-name="ce2" table:content-validation-name="val4" office:value-type="string" calcext:value-type="string">
            <text:p>No</text:p>
          </table:table-cell>
          <table:table-cell table:style-name="ce2" table:content-validation-name="val5"/>
          <table:table-cell table:style-name="ce2" office:value-type="string" calcext:value-type="string">
            <text:p>1Lh_jIP7FgZmJXiJRmv3NSO-G4RhWQIzK</text:p>
          </table:table-cell>
          <table:table-cell table:number-columns-repeated="1010"/>
        </table:table-row>
        <table:table-row table:style-name="ro1">
          <table:table-cell table:style-name="ce2" table:formula="of:=IFERROR(__xludf.dummyfunction(&quot;&quot;&quot;COMPUTED_VALUE&quot;&quot;&quot;);&quot;STU-F-018&quot;)" office:value-type="string" office:string-value="STU-F-018" calcext:value-type="string">
            <text:p>STU-F-018</text:p>
          </table:table-cell>
          <table:table-cell table:style-name="ce2" table:formula="of:=IFERROR(__xludf.dummyfunction(&quot;&quot;&quot;COMPUTED_VALUE&quot;&quot;&quot;);&quot;នន់ សីហា&quot;)" office:value-type="string" office:string-value="នន់ សីហា" calcext:value-type="string">
            <text:p>នន់ សីហា</text:p>
          </table:table-cell>
          <table:table-cell table:style-name="ce2" table:formula="of:=IFERROR(__xludf.dummyfunction(&quot;&quot;&quot;COMPUTED_VALUE&quot;&quot;&quot;);&quot;Nun Seyha&quot;)" office:value-type="string" office:string-value="Nun Seyha" calcext:value-type="string">
            <text:p>Nun Seyh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7478)" office:value-type="date" office:date-value="2002-08-10" calcext:value-type="date">
            <text:p>10-Aug-2002</text:p>
          </table:table-cell>
          <table:table-cell table:style-name="ce2" table:formula="of:=IFERROR(__xludf.dummyfunction(&quot;&quot;&quot;COMPUTED_VALUE&quot;&quot;&quot;);&quot;nunseyha5@gmail.com&quot;)" office:value-type="string" office:string-value="nunseyha5@gmail.com" calcext:value-type="string">
            <text:p>nunseyha5@gmail.com</text:p>
          </table:table-cell>
          <table:table-cell table:style-name="ce2" table:formula="of:=IFERROR(__xludf.dummyfunction(&quot;&quot;&quot;COMPUTED_VALUE&quot;&quot;&quot;);&quot;015421982&quot;)" office:value-type="string" office:string-value="015421982" calcext:value-type="string">
            <text:p>015421982</text:p>
          </table:table-cell>
          <table:table-cell table:style-name="ce6" table:formula="of:=IFERROR(__xludf.dummyfunction(&quot;&quot;&quot;COMPUTED_VALUE&quot;&quot;&quot;);45972)" office:value-type="date" office:date-value="2025-11-11" calcext:value-type="date">
            <text:p>11-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19&quot;)" office:value-type="string" office:string-value="STU-F-019" calcext:value-type="string">
            <text:p>STU-F-019</text:p>
          </table:table-cell>
          <table:table-cell table:style-name="ce2" table:formula="of:=IFERROR(__xludf.dummyfunction(&quot;&quot;&quot;COMPUTED_VALUE&quot;&quot;&quot;);&quot;ចៅ បូរ៉ែនណា&quot;)" office:value-type="string" office:string-value="ចៅ បូរ៉ែនណា" calcext:value-type="string">
            <text:p>ចៅ បូរ៉ែនណា</text:p>
          </table:table-cell>
          <table:table-cell table:style-name="ce2" table:formula="of:=IFERROR(__xludf.dummyfunction(&quot;&quot;&quot;COMPUTED_VALUE&quot;&quot;&quot;);&quot;Chau Boreinna &quot;)" office:value-type="string" office:string-value="Chau Boreinna " calcext:value-type="string">
            <text:p>Chau Boreinna </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ue&quot;)" office:value-type="string" office:string-value="Blue" calcext:value-type="string">
            <text:p>Blu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8851)" office:value-type="date" office:date-value="2006-05-14" calcext:value-type="date">
            <text:p>14-May-2006</text:p>
          </table:table-cell>
          <table:table-cell table:style-name="ce2" table:formula="of:=IFERROR(__xludf.dummyfunction(&quot;&quot;&quot;COMPUTED_VALUE&quot;&quot;&quot;);&quot;boreinnachau@gmail.com&quot;)" office:value-type="string" office:string-value="boreinnachau@gmail.com" calcext:value-type="string">
            <text:p>boreinnachau@gmail.com</text:p>
          </table:table-cell>
          <table:table-cell table:style-name="ce2" table:formula="of:=IFERROR(__xludf.dummyfunction(&quot;&quot;&quot;COMPUTED_VALUE&quot;&quot;&quot;);&quot;017804477&quot;)" office:value-type="string" office:string-value="017804477" calcext:value-type="string">
            <text:p>017804477</text:p>
          </table:table-cell>
          <table:table-cell table:style-name="ce6" table:formula="of:=IFERROR(__xludf.dummyfunction(&quot;&quot;&quot;COMPUTED_VALUE&quot;&quot;&quot;);45973)" office:value-type="date" office:date-value="2025-11-12" calcext:value-type="date">
            <text:p>12-Nov-2025</text:p>
          </table:table-cell>
          <table:table-cell table:style-name="ce2" table:content-validation-name="val4" office:value-type="string" calcext:value-type="string">
            <text:p>No</text:p>
          </table:table-cell>
          <table:table-cell table:style-name="ce2" table:content-validation-name="val5"/>
          <table:table-cell table:style-name="ce2" office:value-type="string" calcext:value-type="string">
            <text:p>1DOjd_1tOta-mJwKJQuhzt70rpYWEclP9</text:p>
          </table:table-cell>
          <table:table-cell table:style-name="ce2" office:value-type="string" calcext:value-type="string">
            <text:p>1jyIG3mBkNSEm5GiU2ZznFX-yZBd2k8xm</text:p>
          </table:table-cell>
          <table:table-cell table:style-name="ce2" office:value-type="float" office:value="160" calcext:value-type="float">
            <text:p>160</text:p>
          </table:table-cell>
          <table:table-cell table:style-name="ce2" office:value-type="float" office:value="53" calcext:value-type="float">
            <text:p>53</text:p>
          </table:table-cell>
          <table:table-cell table:number-columns-repeated="1007"/>
        </table:table-row>
        <table:table-row table:style-name="ro1">
          <table:table-cell table:style-name="ce2" table:formula="of:=IFERROR(__xludf.dummyfunction(&quot;&quot;&quot;COMPUTED_VALUE&quot;&quot;&quot;);&quot;STU-M-020&quot;)" office:value-type="string" office:string-value="STU-M-020" calcext:value-type="string">
            <text:p>STU-M-020</text:p>
          </table:table-cell>
          <table:table-cell table:style-name="ce2" table:formula="of:=IFERROR(__xludf.dummyfunction(&quot;&quot;&quot;COMPUTED_VALUE&quot;&quot;&quot;);&quot;សុភា រតនៈ&quot;)" office:value-type="string" office:string-value="សុភា រតនៈ" calcext:value-type="string">
            <text:p>សុភា រតនៈ</text:p>
          </table:table-cell>
          <table:table-cell table:style-name="ce2" table:formula="of:=IFERROR(__xludf.dummyfunction(&quot;&quot;&quot;COMPUTED_VALUE&quot;&quot;&quot;);&quot;Sophea Ratanak&quot;)" office:value-type="string" office:string-value="Sophea Ratanak" calcext:value-type="string">
            <text:p>Sophea Ratanak</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Blue&quot;)" office:value-type="string" office:string-value="Blue" calcext:value-type="string">
            <text:p>Blu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9389)" office:value-type="date" office:date-value="2007-11-03" calcext:value-type="date">
            <text:p>3-Nov-2007</text:p>
          </table:table-cell>
          <table:table-cell table:style-name="ce2" table:formula="of:=IFERROR(__xludf.dummyfunction(&quot;&quot;&quot;COMPUTED_VALUE&quot;&quot;&quot;);&quot;sophearatanakk@gmail.com&quot;)" office:value-type="string" office:string-value="sophearatanakk@gmail.com" calcext:value-type="string">
            <text:p>sophearatanakk@gmail.com</text:p>
          </table:table-cell>
          <table:table-cell table:style-name="ce2" table:formula="of:=IFERROR(__xludf.dummyfunction(&quot;&quot;&quot;COMPUTED_VALUE&quot;&quot;&quot;);&quot;016759209  (on telegram)&quot;)" office:value-type="string" office:string-value="016759209  (on telegram)" calcext:value-type="string">
            <text:p>016759209 <text:s/>(on telegram)</text:p>
          </table:table-cell>
          <table:table-cell table:style-name="ce6" table:formula="of:=IFERROR(__xludf.dummyfunction(&quot;&quot;&quot;COMPUTED_VALUE&quot;&quot;&quot;);45973)" office:value-type="date" office:date-value="2025-11-12" calcext:value-type="date">
            <text:p>12-Nov-2025</text:p>
          </table:table-cell>
          <table:table-cell table:style-name="ce2" table:content-validation-name="val4" office:value-type="string" calcext:value-type="string">
            <text:p>No</text:p>
          </table:table-cell>
          <table:table-cell table:style-name="ce2" table:content-validation-name="val5"/>
          <table:table-cell table:style-name="ce2" office:value-type="string" calcext:value-type="string">
            <text:p>1U0oP0YyNrlccibP5z7YNvl9pJfwebY92</text:p>
          </table:table-cell>
          <table:table-cell table:style-name="ce2" office:value-type="string" calcext:value-type="string">
            <text:p>1VXdQglqLcyFsRjcGiaT3s5295s20Fx3g</text:p>
          </table:table-cell>
          <table:table-cell table:style-name="ce2" office:value-type="float" office:value="177" calcext:value-type="float">
            <text:p>177</text:p>
          </table:table-cell>
          <table:table-cell table:style-name="ce2" office:value-type="float" office:value="65" calcext:value-type="float">
            <text:p>65</text:p>
          </table:table-cell>
          <table:table-cell table:number-columns-repeated="1007"/>
        </table:table-row>
        <table:table-row table:style-name="ro1">
          <table:table-cell table:style-name="ce2" table:formula="of:=IFERROR(__xludf.dummyfunction(&quot;&quot;&quot;COMPUTED_VALUE&quot;&quot;&quot;);&quot;STU-M-021&quot;)" office:value-type="string" office:string-value="STU-M-021" calcext:value-type="string">
            <text:p>STU-M-021</text:p>
          </table:table-cell>
          <table:table-cell table:style-name="ce2" table:formula="of:=IFERROR(__xludf.dummyfunction(&quot;&quot;&quot;COMPUTED_VALUE&quot;&quot;&quot;);&quot;យ៉ែម សភា&quot;)" office:value-type="string" office:string-value="យ៉ែម សភា" calcext:value-type="string">
            <text:p>យ៉ែម សភា</text:p>
          </table:table-cell>
          <table:table-cell table:style-name="ce2" table:formula="of:=IFERROR(__xludf.dummyfunction(&quot;&quot;&quot;COMPUTED_VALUE&quot;&quot;&quot;);&quot;Yem Sakphea&quot;)" office:value-type="string" office:string-value="Yem Sakphea" calcext:value-type="string">
            <text:p>Yem Sakphea</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8273)" office:value-type="date" office:date-value="2004-10-13" calcext:value-type="date">
            <text:p>13-Oct-2004</text:p>
          </table:table-cell>
          <table:table-cell table:style-name="ce2" table:formula="of:=IFERROR(__xludf.dummyfunction(&quot;&quot;&quot;COMPUTED_VALUE&quot;&quot;&quot;);&quot;sakphea2000168@gmail.com&quot;)" office:value-type="string" office:string-value="sakphea2000168@gmail.com" calcext:value-type="string">
            <text:p>sakphea2000168@gmail.com</text:p>
          </table:table-cell>
          <table:table-cell table:style-name="ce2" table:formula="of:=IFERROR(__xludf.dummyfunction(&quot;&quot;&quot;COMPUTED_VALUE&quot;&quot;&quot;);&quot;016718783&quot;)" office:value-type="string" office:string-value="016718783" calcext:value-type="string">
            <text:p>016718783</text:p>
          </table:table-cell>
          <table:table-cell table:style-name="ce6" table:formula="of:=IFERROR(__xludf.dummyfunction(&quot;&quot;&quot;COMPUTED_VALUE&quot;&quot;&quot;);45974)" office:value-type="date" office:date-value="2025-11-13" calcext:value-type="date">
            <text:p>13-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M-022&quot;)" office:value-type="string" office:string-value="STU-M-022" calcext:value-type="string">
            <text:p>STU-M-022</text:p>
          </table:table-cell>
          <table:table-cell table:style-name="ce2" table:formula="of:=IFERROR(__xludf.dummyfunction(&quot;&quot;&quot;COMPUTED_VALUE&quot;&quot;&quot;);&quot;ឈៀង ហុងហេង&quot;)" office:value-type="string" office:string-value="ឈៀង ហុងហេង" calcext:value-type="string">
            <text:p>ឈៀង ហុងហេង</text:p>
          </table:table-cell>
          <table:table-cell table:style-name="ce2" table:formula="of:=IFERROR(__xludf.dummyfunction(&quot;&quot;&quot;COMPUTED_VALUE&quot;&quot;&quot;);&quot;Chheang   Hongheng &quot;)" office:value-type="string" office:string-value="Chheang   Hongheng " calcext:value-type="string">
            <text:p>Chheang <text:s text:c="2"/>Hongheng </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Black 1 Poom/Dan&quot;)" office:value-type="string" office:string-value="Black 1 Poom/Dan" calcext:value-type="string">
            <text:p>Black 1 Poom/Dan</text:p>
          </table:table-cell>
          <table:table-cell table:style-name="ce2" table:formula="of:=IFERROR(__xludf.dummyfunction(&quot;&quot;&quot;COMPUTED_VALUE&quot;&quot;&quot;);11)" office:value-type="float" office:value="11" calcext:value-type="float">
            <text:p>1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7574)" office:value-type="date" office:date-value="2002-11-14" calcext:value-type="date">
            <text:p>14-Nov-2002</text:p>
          </table:table-cell>
          <table:table-cell table:style-name="ce2" table:formula="of:=IFERROR(__xludf.dummyfunction(&quot;&quot;&quot;COMPUTED_VALUE&quot;&quot;&quot;);&quot;chheanghongheng6@gmail.com&quot;)" office:value-type="string" office:string-value="chheanghongheng6@gmail.com" calcext:value-type="string">
            <text:p>chheanghongheng6@gmail.com</text:p>
          </table:table-cell>
          <table:table-cell table:style-name="ce2" table:formula="of:=IFERROR(__xludf.dummyfunction(&quot;&quot;&quot;COMPUTED_VALUE&quot;&quot;&quot;);&quot;070847172&quot;)" office:value-type="string" office:string-value="070847172" calcext:value-type="string">
            <text:p>070847172</text:p>
          </table:table-cell>
          <table:table-cell table:style-name="ce6" table:formula="of:=IFERROR(__xludf.dummyfunction(&quot;&quot;&quot;COMPUTED_VALUE&quot;&quot;&quot;);45975)" office:value-type="date" office:date-value="2025-11-14" calcext:value-type="date">
            <text:p>14-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23&quot;)" office:value-type="string" office:string-value="STU-F-023" calcext:value-type="string">
            <text:p>STU-F-023</text:p>
          </table:table-cell>
          <table:table-cell table:style-name="ce2" table:formula="of:=IFERROR(__xludf.dummyfunction(&quot;&quot;&quot;COMPUTED_VALUE&quot;&quot;&quot;);&quot;ផាន់ អារ៉ាន់យ៉ា&quot;)" office:value-type="string" office:string-value="ផាន់ អារ៉ាន់យ៉ា" calcext:value-type="string">
            <text:p>ផាន់ អារ៉ាន់យ៉ា</text:p>
          </table:table-cell>
          <table:table-cell table:style-name="ce2" table:formula="of:=IFERROR(__xludf.dummyfunction(&quot;&quot;&quot;COMPUTED_VALUE&quot;&quot;&quot;);&quot;Phan Aranya&quot;)" office:value-type="string" office:string-value="Phan Aranya" calcext:value-type="string">
            <text:p>Phan Arany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8337)" office:value-type="date" office:date-value="2004-12-16" calcext:value-type="date">
            <text:p>16-Dec-2004</text:p>
          </table:table-cell>
          <table:table-cell table:style-name="ce2" table:formula="of:=IFERROR(__xludf.dummyfunction(&quot;&quot;&quot;COMPUTED_VALUE&quot;&quot;&quot;);&quot;pookieluvpeachie@gmail.com&quot;)" office:value-type="string" office:string-value="pookieluvpeachie@gmail.com" calcext:value-type="string">
            <text:p>pookieluvpeachie@gmail.com</text:p>
          </table:table-cell>
          <table:table-cell table:style-name="ce2" table:formula="of:=IFERROR(__xludf.dummyfunction(&quot;&quot;&quot;COMPUTED_VALUE&quot;&quot;&quot;);&quot;012575859&quot;)" office:value-type="string" office:string-value="012575859" calcext:value-type="string">
            <text:p>012575859</text:p>
          </table:table-cell>
          <table:table-cell table:style-name="ce6" table:formula="of:=IFERROR(__xludf.dummyfunction(&quot;&quot;&quot;COMPUTED_VALUE&quot;&quot;&quot;);45975)" office:value-type="date" office:date-value="2025-11-14" calcext:value-type="date">
            <text:p>14-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24&quot;)" office:value-type="string" office:string-value="STU-F-024" calcext:value-type="string">
            <text:p>STU-F-024</text:p>
          </table:table-cell>
          <table:table-cell table:style-name="ce2" table:formula="of:=IFERROR(__xludf.dummyfunction(&quot;&quot;&quot;COMPUTED_VALUE&quot;&quot;&quot;);&quot;លី សុខវឌ្ឍិកា&quot;)" office:value-type="string" office:string-value="លី សុខវឌ្ឍិកា" calcext:value-type="string">
            <text:p>លី សុខវឌ្ឍិកា</text:p>
          </table:table-cell>
          <table:table-cell table:style-name="ce2" table:formula="of:=IFERROR(__xludf.dummyfunction(&quot;&quot;&quot;COMPUTED_VALUE&quot;&quot;&quot;);&quot;Ly Sokvadhdika&quot;)" office:value-type="string" office:string-value="Ly Sokvadhdika" calcext:value-type="string">
            <text:p>Ly Sokvadhdik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Blue&quot;)" office:value-type="string" office:string-value="Blue" calcext:value-type="string">
            <text:p>Blu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40336)" office:value-type="date" office:date-value="2010-06-07" calcext:value-type="date">
            <text:p>7-Jun-2010</text:p>
          </table:table-cell>
          <table:table-cell table:style-name="ce2" table:formula="of:=IFERROR(__xludf.dummyfunction(&quot;&quot;&quot;COMPUTED_VALUE&quot;&quot;&quot;);&quot;lysokvadhdika@gmail.com&quot;)" office:value-type="string" office:string-value="lysokvadhdika@gmail.com" calcext:value-type="string">
            <text:p>lysokvadhdika@gmail.com</text:p>
          </table:table-cell>
          <table:table-cell table:style-name="ce2" table:formula="of:=IFERROR(__xludf.dummyfunction(&quot;&quot;&quot;COMPUTED_VALUE&quot;&quot;&quot;);&quot;089 996 623&quot;)" office:value-type="string" office:string-value="089 996 623" calcext:value-type="string">
            <text:p>089 996 623</text:p>
          </table:table-cell>
          <table:table-cell table:style-name="ce6" table:formula="of:=IFERROR(__xludf.dummyfunction(&quot;&quot;&quot;COMPUTED_VALUE&quot;&quot;&quot;);45983)" office:value-type="date" office:date-value="2025-11-22" calcext:value-type="date">
            <text:p>22-Nov-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25&quot;)" office:value-type="string" office:string-value="STU-F-025" calcext:value-type="string">
            <text:p>STU-F-025</text:p>
          </table:table-cell>
          <table:table-cell table:style-name="ce2" table:formula="of:=IFERROR(__xludf.dummyfunction(&quot;&quot;&quot;COMPUTED_VALUE&quot;&quot;&quot;);&quot;ហួត  ជីងហួយ&quot;)" office:value-type="string" office:string-value="ហួត  ជីងហួយ" calcext:value-type="string">
            <text:p>ហួត <text:s/>ជីងហួយ</text:p>
          </table:table-cell>
          <table:table-cell table:style-name="ce2" table:formula="of:=IFERROR(__xludf.dummyfunction(&quot;&quot;&quot;COMPUTED_VALUE&quot;&quot;&quot;);&quot;Hout Jinghouy&quot;)" office:value-type="string" office:string-value="Hout Jinghouy" calcext:value-type="string">
            <text:p>Hout Jinghouy</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8968)" office:value-type="date" office:date-value="2006-09-08" calcext:value-type="date">
            <text:p>8-Sep-2006</text:p>
          </table:table-cell>
          <table:table-cell table:style-name="ce2" table:formula="of:=IFERROR(__xludf.dummyfunction(&quot;&quot;&quot;COMPUTED_VALUE&quot;&quot;&quot;);&quot;gweenja@gmail.com&quot;)" office:value-type="string" office:string-value="gweenja@gmail.com" calcext:value-type="string">
            <text:p>gweenja@gmail.com</text:p>
          </table:table-cell>
          <table:table-cell table:style-name="ce2" table:formula="of:=IFERROR(__xludf.dummyfunction(&quot;&quot;&quot;COMPUTED_VALUE&quot;&quot;&quot;);&quot;085 835 924&quot;)" office:value-type="string" office:string-value="085 835 924" calcext:value-type="string">
            <text:p>085 835 924</text:p>
          </table:table-cell>
          <table:table-cell table:style-name="ce6" table:formula="of:=IFERROR(__xludf.dummyfunction(&quot;&quot;&quot;COMPUTED_VALUE&quot;&quot;&quot;);45994)" office:value-type="date" office:date-value="2025-12-03" calcext:value-type="date">
            <text:p>3-Dec-2025</text:p>
          </table:table-cell>
          <table:table-cell table:style-name="ce2" table:content-validation-name="val4" office:value-type="string" calcext:value-type="string">
            <text:p>No</text:p>
          </table:table-cell>
          <table:table-cell table:style-name="ce2" table:content-validation-name="val5"/>
          <table:table-cell table:number-columns-repeated="2"/>
          <table:table-cell table:style-name="ce2" office:value-type="float" office:value="158" calcext:value-type="float">
            <text:p>158</text:p>
          </table:table-cell>
          <table:table-cell table:style-name="ce2" office:value-type="float" office:value="38" calcext:value-type="float">
            <text:p>38</text:p>
          </table:table-cell>
          <table:table-cell table:number-columns-repeated="1007"/>
        </table:table-row>
        <table:table-row table:style-name="ro1">
          <table:table-cell table:style-name="ce2" table:formula="of:=IFERROR(__xludf.dummyfunction(&quot;&quot;&quot;COMPUTED_VALUE&quot;&quot;&quot;);&quot;STU-M-026&quot;)" office:value-type="string" office:string-value="STU-M-026" calcext:value-type="string">
            <text:p>STU-M-026</text:p>
          </table:table-cell>
          <table:table-cell table:style-name="ce2" table:formula="of:=IFERROR(__xludf.dummyfunction(&quot;&quot;&quot;COMPUTED_VALUE&quot;&quot;&quot;);&quot;ទិត ប៊ុនណាត&quot;)" office:value-type="string" office:string-value="ទិត ប៊ុនណាត" calcext:value-type="string">
            <text:p>ទិត ប៊ុនណាត</text:p>
          </table:table-cell>
          <table:table-cell table:style-name="ce2" table:formula="of:=IFERROR(__xludf.dummyfunction(&quot;&quot;&quot;COMPUTED_VALUE&quot;&quot;&quot;);&quot;Tith Bunnath&quot;)" office:value-type="string" office:string-value="Tith Bunnath" calcext:value-type="string">
            <text:p>Tith Bunnath</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Red&quot;)" office:value-type="string" office:string-value="Red" calcext:value-type="string">
            <text:p>Red</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8565)" office:value-type="date" office:date-value="2005-08-01" calcext:value-type="date">
            <text:p>1-Aug-2005</text:p>
          </table:table-cell>
          <table:table-cell table:style-name="ce2" table:formula="of:=IFERROR(__xludf.dummyfunction(&quot;&quot;&quot;COMPUTED_VALUE&quot;&quot;&quot;);&quot;chaosbunnath@gmail.com&quot;)" office:value-type="string" office:string-value="chaosbunnath@gmail.com" calcext:value-type="string">
            <text:p>chaosbunnath@gmail.com</text:p>
          </table:table-cell>
          <table:table-cell table:style-name="ce2" table:formula="of:=IFERROR(__xludf.dummyfunction(&quot;&quot;&quot;COMPUTED_VALUE&quot;&quot;&quot;);&quot;078566058&quot;)" office:value-type="string" office:string-value="078566058" calcext:value-type="string">
            <text:p>078566058</text:p>
          </table:table-cell>
          <table:table-cell table:style-name="ce6" table:formula="of:=IFERROR(__xludf.dummyfunction(&quot;&quot;&quot;COMPUTED_VALUE&quot;&quot;&quot;);46002)" office:value-type="date" office:date-value="2025-12-11" calcext:value-type="date">
            <text:p>11-Dec-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M-027&quot;)" office:value-type="string" office:string-value="STU-M-027" calcext:value-type="string">
            <text:p>STU-M-027</text:p>
          </table:table-cell>
          <table:table-cell table:style-name="ce2" table:formula="of:=IFERROR(__xludf.dummyfunction(&quot;&quot;&quot;COMPUTED_VALUE&quot;&quot;&quot;);&quot;មាឃ ណាហ្វេន &quot;)" office:value-type="string" office:string-value="មាឃ ណាហ្វេន " calcext:value-type="string">
            <text:p>មាឃ ណាហ្វេន </text:p>
          </table:table-cell>
          <table:table-cell table:style-name="ce2" table:formula="of:=IFERROR(__xludf.dummyfunction(&quot;&quot;&quot;COMPUTED_VALUE&quot;&quot;&quot;);&quot;Nafan Meak&quot;)" office:value-type="string" office:string-value="Nafan Meak" calcext:value-type="string">
            <text:p>Nafan Meak</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9754)" office:value-type="date" office:date-value="2008-11-02" calcext:value-type="date">
            <text:p>2-Nov-2008</text:p>
          </table:table-cell>
          <table:table-cell table:style-name="ce2" table:formula="of:=IFERROR(__xludf.dummyfunction(&quot;&quot;&quot;COMPUTED_VALUE&quot;&quot;&quot;);&quot;meaknafan@gmail.com&quot;)" office:value-type="string" office:string-value="meaknafan@gmail.com" calcext:value-type="string">
            <text:p>meaknafan@gmail.com</text:p>
          </table:table-cell>
          <table:table-cell table:style-name="ce2" table:formula="of:=IFERROR(__xludf.dummyfunction(&quot;&quot;&quot;COMPUTED_VALUE&quot;&quot;&quot;);&quot;0969622980&quot;)" office:value-type="string" office:string-value="0969622980" calcext:value-type="string">
            <text:p>0969622980</text:p>
          </table:table-cell>
          <table:table-cell table:style-name="ce6" table:formula="of:=IFERROR(__xludf.dummyfunction(&quot;&quot;&quot;COMPUTED_VALUE&quot;&quot;&quot;);46004)" office:value-type="date" office:date-value="2025-12-13" calcext:value-type="date">
            <text:p>13-Dec-2025</text:p>
          </table:table-cell>
          <table:table-cell table:style-name="ce2" table:content-validation-name="val4" office:value-type="string" calcext:value-type="string">
            <text:p>No</text:p>
          </table:table-cell>
          <table:table-cell table:style-name="ce2" table:content-validation-name="val5"/>
          <table:table-cell table:number-columns-repeated="1011"/>
        </table:table-row>
        <table:table-row table:style-name="ro1">
          <table:table-cell table:style-name="ce2" table:formula="of:=IFERROR(__xludf.dummyfunction(&quot;&quot;&quot;COMPUTED_VALUE&quot;&quot;&quot;);&quot;STU-F-028&quot;)" office:value-type="string" office:string-value="STU-F-028" calcext:value-type="string">
            <text:p>STU-F-028</text:p>
          </table:table-cell>
          <table:table-cell table:style-name="ce2" table:formula="of:=IFERROR(__xludf.dummyfunction(&quot;&quot;&quot;COMPUTED_VALUE&quot;&quot;&quot;);&quot;មុឺន កញ្ញា&quot;)" office:value-type="string" office:string-value="មុឺន កញ្ញា" calcext:value-type="string">
            <text:p>មុឺន កញ្ញា</text:p>
          </table:table-cell>
          <table:table-cell table:style-name="ce2" table:formula="of:=IFERROR(__xludf.dummyfunction(&quot;&quot;&quot;COMPUTED_VALUE&quot;&quot;&quot;);&quot;Moeun  Kanha &quot;)" office:value-type="string" office:string-value="Moeun  Kanha " calcext:value-type="string">
            <text:p>Moeun <text:s/>Kanha </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0)" office:value-type="float" office:value="0" calcext:value-type="float">
            <text:p>0</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9708)" office:value-type="date" office:date-value="2008-09-17" calcext:value-type="date">
            <text:p>17-Sep-2008</text:p>
          </table:table-cell>
          <table:table-cell table:style-name="ce2" table:formula="of:=IFERROR(__xludf.dummyfunction(&quot;&quot;&quot;COMPUTED_VALUE&quot;&quot;&quot;);&quot;m.kanhaaa@gmail.com&quot;)" office:value-type="string" office:string-value="m.kanhaaa@gmail.com" calcext:value-type="string">
            <text:p>m.kanhaaa@gmail.com</text:p>
          </table:table-cell>
          <table:table-cell table:style-name="ce2" table:formula="of:=IFERROR(__xludf.dummyfunction(&quot;&quot;&quot;COMPUTED_VALUE&quot;&quot;&quot;);&quot;0962320295&quot;)" office:value-type="string" office:string-value="0962320295" calcext:value-type="string">
            <text:p>0962320295</text:p>
          </table:table-cell>
          <table:table-cell table:style-name="ce6" table:formula="of:=IFERROR(__xludf.dummyfunction(&quot;&quot;&quot;COMPUTED_VALUE&quot;&quot;&quot;);46013)" office:value-type="date" office:date-value="2025-12-22" calcext:value-type="date">
            <text:p>22-Dec-2025</text:p>
          </table:table-cell>
          <table:table-cell table:style-name="ce2" table:content-validation-name="val4" office:value-type="string" calcext:value-type="string">
            <text:p>No</text:p>
          </table:table-cell>
          <table:table-cell table:style-name="ce2" table:content-validation-name="val5"/>
          <table:table-cell table:number-columns-repeated="2"/>
          <table:table-cell table:style-name="ce2" office:value-type="float" office:value="168" calcext:value-type="float">
            <text:p>168</text:p>
          </table:table-cell>
          <table:table-cell table:style-name="ce2" office:value-type="float" office:value="57" calcext:value-type="float">
            <text:p>57</text:p>
          </table:table-cell>
          <table:table-cell table:number-columns-repeated="1007"/>
        </table:table-row>
        <table:table-row table:style-name="ro1">
          <table:table-cell table:style-name="ce2" table:formula="of:=IFERROR(__xludf.dummyfunction(&quot;&quot;&quot;COMPUTED_VALUE&quot;&quot;&quot;);&quot;STU-F-029&quot;)" office:value-type="string" office:string-value="STU-F-029" calcext:value-type="string">
            <text:p>STU-F-029</text:p>
          </table:table-cell>
          <table:table-cell table:style-name="ce2" table:formula="of:=IFERROR(__xludf.dummyfunction(&quot;&quot;&quot;COMPUTED_VALUE&quot;&quot;&quot;);&quot;ផេង ស្រីទ្រព្យ&quot;)" office:value-type="string" office:string-value="ផេង ស្រីទ្រព្យ" calcext:value-type="string">
            <text:p>ផេង ស្រីទ្រព្យ</text:p>
          </table:table-cell>
          <table:table-cell table:style-name="ce2" table:formula="of:=IFERROR(__xludf.dummyfunction(&quot;&quot;&quot;COMPUTED_VALUE&quot;&quot;&quot;);&quot;Sreytroap Pheng&quot;)" office:value-type="string" office:string-value="Sreytroap Pheng" calcext:value-type="string">
            <text:p>Sreytroap Pheng</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0)" office:value-type="float" office:value="0" calcext:value-type="float">
            <text:p>0</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40614)" office:value-type="date" office:date-value="2011-03-12" calcext:value-type="date">
            <text:p>12-Mar-2011</text:p>
          </table:table-cell>
          <table:table-cell table:style-name="ce2" table:formula="of:=IFERROR(__xludf.dummyfunction(&quot;&quot;&quot;COMPUTED_VALUE&quot;&quot;&quot;);&quot;reaksmie2@gmail.com&quot;)" office:value-type="string" office:string-value="reaksmie2@gmail.com" calcext:value-type="string">
            <text:p>reaksmie2@gmail.com</text:p>
          </table:table-cell>
          <table:table-cell table:style-name="ce2" table:formula="of:=IFERROR(__xludf.dummyfunction(&quot;&quot;&quot;COMPUTED_VALUE&quot;&quot;&quot;);&quot;78251672&quot;)" office:value-type="string" office:string-value="78251672" calcext:value-type="string">
            <text:p>78251672</text:p>
          </table:table-cell>
          <table:table-cell table:style-name="ce6" table:formula="of:=IFERROR(__xludf.dummyfunction(&quot;&quot;&quot;COMPUTED_VALUE&quot;&quot;&quot;);46014)" office:value-type="date" office:date-value="2025-12-23" calcext:value-type="date">
            <text:p>23-Dec-2025</text:p>
          </table:table-cell>
          <table:table-cell table:style-name="ce2" table:content-validation-name="val4" office:value-type="string" calcext:value-type="string">
            <text:p>No</text:p>
          </table:table-cell>
          <table:table-cell table:style-name="ce2" table:content-validation-name="val5"/>
          <table:table-cell table:number-columns-repeated="2"/>
          <table:table-cell table:style-name="ce2" office:value-type="float" office:value="158" calcext:value-type="float">
            <text:p>158</text:p>
          </table:table-cell>
          <table:table-cell table:style-name="ce2" office:value-type="float" office:value="50" calcext:value-type="float">
            <text:p>50</text:p>
          </table:table-cell>
          <table:table-cell table:number-columns-repeated="1007"/>
        </table:table-row>
        <table:table-row table:style-name="ro1">
          <table:table-cell table:style-name="ce2" table:formula="of:=IFERROR(__xludf.dummyfunction(&quot;&quot;&quot;COMPUTED_VALUE&quot;&quot;&quot;);&quot;STU-F-030&quot;)" office:value-type="string" office:string-value="STU-F-030" calcext:value-type="string">
            <text:p>STU-F-030</text:p>
          </table:table-cell>
          <table:table-cell table:style-name="ce2" table:formula="of:=IFERROR(__xludf.dummyfunction(&quot;&quot;&quot;COMPUTED_VALUE&quot;&quot;&quot;);&quot;ដារ៉េត កេសរបុប្ផាណា&quot;)" office:value-type="string" office:string-value="ដារ៉េត កេសរបុប្ផាណា" calcext:value-type="string">
            <text:p>ដារ៉េត កេសរបុប្ផាណា</text:p>
          </table:table-cell>
          <table:table-cell table:style-name="ce2" table:formula="of:=IFERROR(__xludf.dummyfunction(&quot;&quot;&quot;COMPUTED_VALUE&quot;&quot;&quot;);&quot;Dareth  Kesorbophana &quot;)" office:value-type="string" office:string-value="Dareth  Kesorbophana " calcext:value-type="string">
            <text:p>Dareth <text:s/>Kesorbophana </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0)" office:value-type="float" office:value="0" calcext:value-type="float">
            <text:p>0</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9641)" office:value-type="date" office:date-value="2008-07-12" calcext:value-type="date">
            <text:p>12-Jul-2008</text:p>
          </table:table-cell>
          <table:table-cell table:style-name="ce2" table:formula="of:=IFERROR(__xludf.dummyfunction(&quot;&quot;&quot;COMPUTED_VALUE&quot;&quot;&quot;);&quot;bophana2474@gmail.com&quot;)" office:value-type="string" office:string-value="bophana2474@gmail.com" calcext:value-type="string">
            <text:p>bophana2474@gmail.com</text:p>
          </table:table-cell>
          <table:table-cell table:style-name="ce2" table:formula="of:=IFERROR(__xludf.dummyfunction(&quot;&quot;&quot;COMPUTED_VALUE&quot;&quot;&quot;);&quot;12247463&quot;)" office:value-type="string" office:string-value="12247463" calcext:value-type="string">
            <text:p>12247463</text:p>
          </table:table-cell>
          <table:table-cell table:style-name="ce6" table:formula="of:=IFERROR(__xludf.dummyfunction(&quot;&quot;&quot;COMPUTED_VALUE&quot;&quot;&quot;);46017)" office:value-type="date" office:date-value="2025-12-26" calcext:value-type="date">
            <text:p>26-Dec-2025</text:p>
          </table:table-cell>
          <table:table-cell table:style-name="ce2" table:content-validation-name="val4"/>
          <table:table-cell table:style-name="ce2" table:content-validation-name="val5"/>
          <table:table-cell table:number-columns-repeated="2"/>
          <table:table-cell table:style-name="ce2" office:value-type="float" office:value="157" calcext:value-type="float">
            <text:p>157</text:p>
          </table:table-cell>
          <table:table-cell table:style-name="ce2" office:value-type="float" office:value="45" calcext:value-type="float">
            <text:p>45</text:p>
          </table:table-cell>
          <table:table-cell table:number-columns-repeated="1007"/>
        </table:table-row>
        <table:table-row table:style-name="ro1">
          <table:table-cell table:style-name="ce2" table:formula="of:=IFERROR(__xludf.dummyfunction(&quot;&quot;&quot;COMPUTED_VALUE&quot;&quot;&quot;);&quot;STU-M-031&quot;)" office:value-type="string" office:string-value="STU-M-031" calcext:value-type="string">
            <text:p>STU-M-031</text:p>
          </table:table-cell>
          <table:table-cell table:style-name="ce2" table:formula="of:=IFERROR(__xludf.dummyfunction(&quot;&quot;&quot;COMPUTED_VALUE&quot;&quot;&quot;);&quot;សួស សុខនរៈ&quot;)" office:value-type="string" office:string-value="សួស សុខនរៈ" calcext:value-type="string">
            <text:p>សួស សុខនរៈ</text:p>
          </table:table-cell>
          <table:table-cell table:style-name="ce2" table:formula="of:=IFERROR(__xludf.dummyfunction(&quot;&quot;&quot;COMPUTED_VALUE&quot;&quot;&quot;);&quot;Sous Soknorak&quot;)" office:value-type="string" office:string-value="Sous Soknorak" calcext:value-type="string">
            <text:p>Sous Soknorak</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Yellow&quot;)" office:value-type="string" office:string-value="Yellow" calcext:value-type="string">
            <text:p>Yellow</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42227)" office:value-type="date" office:date-value="2015-08-11" calcext:value-type="date">
            <text:p>11-Aug-2015</text:p>
          </table:table-cell>
          <table:table-cell table:style-name="ce2" table:formula="of:=IFERROR(__xludf.dummyfunction(&quot;&quot;&quot;COMPUTED_VALUE&quot;&quot;&quot;);&quot;thearyuy@gmail.com&quot;)" office:value-type="string" office:string-value="thearyuy@gmail.com" calcext:value-type="string">
            <text:p>thearyuy@gmail.com</text:p>
          </table:table-cell>
          <table:table-cell table:style-name="ce2" table:formula="of:=IFERROR(__xludf.dummyfunction(&quot;&quot;&quot;COMPUTED_VALUE&quot;&quot;&quot;);&quot;89709999&quot;)" office:value-type="string" office:string-value="89709999" calcext:value-type="string">
            <text:p>89709999</text:p>
          </table:table-cell>
          <table:table-cell table:style-name="ce6" table:formula="of:=IFERROR(__xludf.dummyfunction(&quot;&quot;&quot;COMPUTED_VALUE&quot;&quot;&quot;);46020)" office:value-type="date" office:date-value="2025-12-29" calcext:value-type="date">
            <text:p>29-Dec-2025</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M-032&quot;)" office:value-type="string" office:string-value="STU-M-032" calcext:value-type="string">
            <text:p>STU-M-032</text:p>
          </table:table-cell>
          <table:table-cell table:style-name="ce2" table:formula="of:=IFERROR(__xludf.dummyfunction(&quot;&quot;&quot;COMPUTED_VALUE&quot;&quot;&quot;);&quot;សួស សុខរតនៈ&quot;)" office:value-type="string" office:string-value="សួស សុខរតនៈ" calcext:value-type="string">
            <text:p>សួស សុខរតនៈ</text:p>
          </table:table-cell>
          <table:table-cell table:style-name="ce2" table:formula="of:=IFERROR(__xludf.dummyfunction(&quot;&quot;&quot;COMPUTED_VALUE&quot;&quot;&quot;);&quot;Sous Sokrattanak &quot;)" office:value-type="string" office:string-value="Sous Sokrattanak " calcext:value-type="string">
            <text:p>Sous Sokrattanak </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Yellow&quot;)" office:value-type="string" office:string-value="Yellow" calcext:value-type="string">
            <text:p>Yellow</text:p>
          </table:table-cell>
          <table:table-cell table:style-name="ce2" table:formula="of:=IFERROR(__xludf.dummyfunction(&quot;&quot;&quot;COMPUTED_VALUE&quot;&quot;&quot;);1)" office:value-type="float" office:value="1" calcext:value-type="float">
            <text:p>1</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42760)" office:value-type="date" office:date-value="2017-01-25" calcext:value-type="date">
            <text:p>25-Jan-2017</text:p>
          </table:table-cell>
          <table:table-cell table:style-name="ce2" table:formula="of:=IFERROR(__xludf.dummyfunction(&quot;&quot;&quot;COMPUTED_VALUE&quot;&quot;&quot;);&quot;thearyuy@gmail.com&quot;)" office:value-type="string" office:string-value="thearyuy@gmail.com" calcext:value-type="string">
            <text:p>thearyuy@gmail.com</text:p>
          </table:table-cell>
          <table:table-cell table:style-name="ce2" table:formula="of:=IFERROR(__xludf.dummyfunction(&quot;&quot;&quot;COMPUTED_VALUE&quot;&quot;&quot;);&quot;89709999&quot;)" office:value-type="string" office:string-value="89709999" calcext:value-type="string">
            <text:p>89709999</text:p>
          </table:table-cell>
          <table:table-cell table:style-name="ce6" table:formula="of:=IFERROR(__xludf.dummyfunction(&quot;&quot;&quot;COMPUTED_VALUE&quot;&quot;&quot;);46020)" office:value-type="date" office:date-value="2025-12-29" calcext:value-type="date">
            <text:p>29-Dec-2025</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F-033&quot;)" office:value-type="string" office:string-value="STU-F-033" calcext:value-type="string">
            <text:p>STU-F-033</text:p>
          </table:table-cell>
          <table:table-cell table:style-name="ce2" table:formula="of:=IFERROR(__xludf.dummyfunction(&quot;&quot;&quot;COMPUTED_VALUE&quot;&quot;&quot;);&quot;ឡេង សុណីតា&quot;)" office:value-type="string" office:string-value="ឡេង សុណីតា" calcext:value-type="string">
            <text:p>ឡេង សុណីតា</text:p>
          </table:table-cell>
          <table:table-cell table:style-name="ce2" table:formula="of:=IFERROR(__xludf.dummyfunction(&quot;&quot;&quot;COMPUTED_VALUE&quot;&quot;&quot;);&quot;Leng Soneyta&quot;)" office:value-type="string" office:string-value="Leng Soneyta" calcext:value-type="string">
            <text:p>Leng Soneyta</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formula="of:=IFERROR(__xludf.dummyfunction(&quot;&quot;&quot;COMPUTED_VALUE&quot;&quot;&quot;);0)" office:value-type="float" office:value="0" calcext:value-type="float">
            <text:p>0</text:p>
          </table:table-cell>
          <table:table-cell table:style-name="ce2" table:content-validation-name="val3" table:formula="of:=IFERROR(__xludf.dummyfunction(&quot;&quot;&quot;COMPUTED_VALUE&quot;&quot;&quot;);&quot;NO&quot;)" office:value-type="string" office:string-value="NO" calcext:value-type="string">
            <text:p>NO</text:p>
          </table:table-cell>
          <table:table-cell table:style-name="ce6" table:formula="of:=IFERROR(__xludf.dummyfunction(&quot;&quot;&quot;COMPUTED_VALUE&quot;&quot;&quot;);37714)" office:value-type="date" office:date-value="2003-04-03" calcext:value-type="date">
            <text:p>3-Apr-2003</text:p>
          </table:table-cell>
          <table:table-cell table:style-name="ce2" table:formula="of:=IFERROR(__xludf.dummyfunction(&quot;&quot;&quot;COMPUTED_VALUE&quot;&quot;&quot;);&quot;soneytaleng@gmail.com&quot;)" office:value-type="string" office:string-value="soneytaleng@gmail.com" calcext:value-type="string">
            <text:p>soneytaleng@gmail.com</text:p>
          </table:table-cell>
          <table:table-cell table:style-name="ce2" table:formula="of:=IFERROR(__xludf.dummyfunction(&quot;&quot;&quot;COMPUTED_VALUE&quot;&quot;&quot;);&quot;882077598&quot;)" office:value-type="string" office:string-value="882077598" calcext:value-type="string">
            <text:p>882077598</text:p>
          </table:table-cell>
          <table:table-cell table:style-name="ce6" table:formula="of:=IFERROR(__xludf.dummyfunction(&quot;&quot;&quot;COMPUTED_VALUE&quot;&quot;&quot;);46022)" office:value-type="date" office:date-value="2025-12-31" calcext:value-type="date">
            <text:p>31-Dec-2025</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F-034&quot;)" office:value-type="string" office:string-value="STU-F-034" calcext:value-type="string">
            <text:p>STU-F-034</text:p>
          </table:table-cell>
          <table:table-cell table:style-name="ce2" table:formula="of:=IFERROR(__xludf.dummyfunction(&quot;&quot;&quot;COMPUTED_VALUE&quot;&quot;&quot;);&quot;មាស ដា ណេ&quot;)" office:value-type="string" office:string-value="មាស ដា ណេ" calcext:value-type="string">
            <text:p>មាស ដា ណេ</text:p>
          </table:table-cell>
          <table:table-cell table:style-name="ce2" table:formula="of:=IFERROR(__xludf.dummyfunction(&quot;&quot;&quot;COMPUTED_VALUE&quot;&quot;&quot;);&quot;Dane Meas&quot;)" office:value-type="string" office:string-value="Dane Meas" calcext:value-type="string">
            <text:p>Dane Meas</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table-cell table:style-name="ce2" table:content-validation-name="val3" table:formula="of:=IFERROR(__xludf.dummyfunction(&quot;&quot;&quot;COMPUTED_VALUE&quot;&quot;&quot;);&quot;#NUM!&quot;)" office:value-type="string" office:string-value="#NUM!" calcext:value-type="string">
            <text:p>#NUM!</text:p>
          </table:table-cell>
          <table:table-cell table:style-name="ce6" table:formula="of:=IFERROR(__xludf.dummyfunction(&quot;&quot;&quot;COMPUTED_VALUE&quot;&quot;&quot;);38630)" office:value-type="date" office:date-value="2005-10-05" calcext:value-type="date">
            <text:p>5-Oct-2005</text:p>
          </table:table-cell>
          <table:table-cell table:style-name="ce2" table:formula="of:=IFERROR(__xludf.dummyfunction(&quot;&quot;&quot;COMPUTED_VALUE&quot;&quot;&quot;);&quot;msd800162@gmail.com&quot;)" office:value-type="string" office:string-value="msd800162@gmail.com" calcext:value-type="string">
            <text:p>msd800162@gmail.com</text:p>
          </table:table-cell>
          <table:table-cell table:style-name="ce2" table:formula="of:=IFERROR(__xludf.dummyfunction(&quot;&quot;&quot;COMPUTED_VALUE&quot;&quot;&quot;);&quot;965880725&quot;)" office:value-type="string" office:string-value="965880725" calcext:value-type="string">
            <text:p>965880725</text:p>
          </table:table-cell>
          <table:table-cell table:style-name="ce6" table:formula="of:=IFERROR(__xludf.dummyfunction(&quot;&quot;&quot;COMPUTED_VALUE&quot;&quot;&quot;);46024)" office:value-type="date" office:date-value="2026-01-02" calcext:value-type="date">
            <text:p>2-Jan-2026</text:p>
          </table:table-cell>
          <table:table-cell table:style-name="ce2" table:content-validation-name="val4"/>
          <table:table-cell table:style-name="ce2" table:content-validation-name="val5"/>
          <table:table-cell table:number-columns-repeated="2"/>
          <table:table-cell table:style-name="ce2" office:value-type="float" office:value="161" calcext:value-type="float">
            <text:p>161</text:p>
          </table:table-cell>
          <table:table-cell table:style-name="ce2" office:value-type="float" office:value="41" calcext:value-type="float">
            <text:p>41</text:p>
          </table:table-cell>
          <table:table-cell table:number-columns-repeated="1007"/>
        </table:table-row>
        <table:table-row table:style-name="ro1">
          <table:table-cell table:style-name="ce2" table:formula="of:=IFERROR(__xludf.dummyfunction(&quot;&quot;&quot;COMPUTED_VALUE&quot;&quot;&quot;);&quot;STU-M-035&quot;)" office:value-type="string" office:string-value="STU-M-035" calcext:value-type="string">
            <text:p>STU-M-035</text:p>
          </table:table-cell>
          <table:table-cell table:style-name="ce2" table:formula="of:=IFERROR(__xludf.dummyfunction(&quot;&quot;&quot;COMPUTED_VALUE&quot;&quot;&quot;);&quot;លី ប៊ុនស័ក្ក&quot;)" office:value-type="string" office:string-value="លី ប៊ុនស័ក្ក" calcext:value-type="string">
            <text:p>លី ប៊ុនស័ក្ក</text:p>
          </table:table-cell>
          <table:table-cell table:style-name="ce2" table:formula="of:=IFERROR(__xludf.dummyfunction(&quot;&quot;&quot;COMPUTED_VALUE&quot;&quot;&quot;);&quot;Ly Bunsak&quot;)" office:value-type="string" office:string-value="Ly Bunsak" calcext:value-type="string">
            <text:p>Ly Bunsak</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Red&quot;)" office:value-type="string" office:string-value="Red" calcext:value-type="string">
            <text:p>Red</text:p>
          </table:table-cell>
          <table:table-cell table:style-name="ce2"/>
          <table:table-cell table:style-name="ce2" table:content-validation-name="val3" table:formula="of:=IFERROR(__xludf.dummyfunction(&quot;&quot;&quot;COMPUTED_VALUE&quot;&quot;&quot;);&quot;#NUM!&quot;)" office:value-type="string" office:string-value="#NUM!" calcext:value-type="string">
            <text:p>#NUM!</text:p>
          </table:table-cell>
          <table:table-cell table:style-name="ce6" table:formula="of:=IFERROR(__xludf.dummyfunction(&quot;&quot;&quot;COMPUTED_VALUE&quot;&quot;&quot;);41097)" office:value-type="date" office:date-value="2012-07-07" calcext:value-type="date">
            <text:p>7-Jul-2012</text:p>
          </table:table-cell>
          <table:table-cell table:style-name="ce2" table:formula="of:=IFERROR(__xludf.dummyfunction(&quot;&quot;&quot;COMPUTED_VALUE&quot;&quot;&quot;);&quot;keomdaroth@gmail.com&quot;)" office:value-type="string" office:string-value="keomdaroth@gmail.com" calcext:value-type="string">
            <text:p>keomdaroth@gmail.com</text:p>
          </table:table-cell>
          <table:table-cell table:style-name="ce2" table:formula="of:=IFERROR(__xludf.dummyfunction(&quot;&quot;&quot;COMPUTED_VALUE&quot;&quot;&quot;);&quot;85511567&quot;)" office:value-type="string" office:string-value="85511567" calcext:value-type="string">
            <text:p>85511567</text:p>
          </table:table-cell>
          <table:table-cell table:style-name="ce6" table:formula="of:=IFERROR(__xludf.dummyfunction(&quot;&quot;&quot;COMPUTED_VALUE&quot;&quot;&quot;);46028)" office:value-type="date" office:date-value="2026-01-06" calcext:value-type="date">
            <text:p>6-Jan-2026</text:p>
          </table:table-cell>
          <table:table-cell table:style-name="ce2" table:content-validation-name="val4"/>
          <table:table-cell table:style-name="ce2" table:content-validation-name="val5"/>
          <table:table-cell table:number-columns-repeated="2"/>
          <table:table-cell table:style-name="ce2" office:value-type="float" office:value="170" calcext:value-type="float">
            <text:p>170</text:p>
          </table:table-cell>
          <table:table-cell table:style-name="ce2" office:value-type="float" office:value="52" calcext:value-type="float">
            <text:p>52</text:p>
          </table:table-cell>
          <table:table-cell table:number-columns-repeated="1007"/>
        </table:table-row>
        <table:table-row table:style-name="ro1">
          <table:table-cell table:style-name="ce2" table:formula="of:=IFERROR(__xludf.dummyfunction(&quot;&quot;&quot;COMPUTED_VALUE&quot;&quot;&quot;);&quot;STU-M-036&quot;)" office:value-type="string" office:string-value="STU-M-036" calcext:value-type="string">
            <text:p>STU-M-036</text:p>
          </table:table-cell>
          <table:table-cell table:style-name="ce2" table:formula="of:=IFERROR(__xludf.dummyfunction(&quot;&quot;&quot;COMPUTED_VALUE&quot;&quot;&quot;);&quot;ប៉ែន បញ្ញាសុវណ្ណ&quot;)" office:value-type="string" office:string-value="ប៉ែន បញ្ញាសុវណ្ណ" calcext:value-type="string">
            <text:p>ប៉ែន បញ្ញាសុវណ្ណ</text:p>
          </table:table-cell>
          <table:table-cell table:style-name="ce2" table:formula="of:=IFERROR(__xludf.dummyfunction(&quot;&quot;&quot;COMPUTED_VALUE&quot;&quot;&quot;);&quot;Pen Panha Sovan &quot;)" office:value-type="string" office:string-value="Pen Panha Sovan " calcext:value-type="string">
            <text:p>Pen Panha Sovan </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Brown&quot;)" office:value-type="string" office:string-value="Brown" calcext:value-type="string">
            <text:p>Brown</text:p>
          </table:table-cell>
          <table:table-cell table:style-name="ce2"/>
          <table:table-cell table:style-name="ce2" table:content-validation-name="val3" table:formula="of:=IFERROR(__xludf.dummyfunction(&quot;&quot;&quot;COMPUTED_VALUE&quot;&quot;&quot;);&quot;#NUM!&quot;)" office:value-type="string" office:string-value="#NUM!" calcext:value-type="string">
            <text:p>#NUM!</text:p>
          </table:table-cell>
          <table:table-cell table:style-name="ce6" table:formula="of:=IFERROR(__xludf.dummyfunction(&quot;&quot;&quot;COMPUTED_VALUE&quot;&quot;&quot;);40309)" office:value-type="date" office:date-value="2010-05-11" calcext:value-type="date">
            <text:p>11-May-2010</text:p>
          </table:table-cell>
          <table:table-cell table:style-name="ce2" table:formula="of:=IFERROR(__xludf.dummyfunction(&quot;&quot;&quot;COMPUTED_VALUE&quot;&quot;&quot;);&quot;Sovanpanha533@gmail.com&quot;)" office:value-type="string" office:string-value="Sovanpanha533@gmail.com" calcext:value-type="string">
            <text:p>Sovanpanha533@gmail.com</text:p>
          </table:table-cell>
          <table:table-cell table:style-name="ce2" table:formula="of:=IFERROR(__xludf.dummyfunction(&quot;&quot;&quot;COMPUTED_VALUE&quot;&quot;&quot;);&quot;11266571&quot;)" office:value-type="string" office:string-value="11266571" calcext:value-type="string">
            <text:p>11266571</text:p>
          </table:table-cell>
          <table:table-cell table:style-name="ce6" table:formula="of:=IFERROR(__xludf.dummyfunction(&quot;&quot;&quot;COMPUTED_VALUE&quot;&quot;&quot;);46028)" office:value-type="date" office:date-value="2026-01-06" calcext:value-type="date">
            <text:p>6-Jan-2026</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F-037&quot;)" office:value-type="string" office:string-value="STU-F-037" calcext:value-type="string">
            <text:p>STU-F-037</text:p>
          </table:table-cell>
          <table:table-cell table:style-name="ce2" table:formula="of:=IFERROR(__xludf.dummyfunction(&quot;&quot;&quot;COMPUTED_VALUE&quot;&quot;&quot;);&quot;ថាន គីមឡាង&quot;)" office:value-type="string" office:string-value="ថាន គីមឡាង" calcext:value-type="string">
            <text:p>ថាន គីមឡាង</text:p>
          </table:table-cell>
          <table:table-cell table:style-name="ce2" table:formula="of:=IFERROR(__xludf.dummyfunction(&quot;&quot;&quot;COMPUTED_VALUE&quot;&quot;&quot;);&quot;Than Kimlang&quot;)" office:value-type="string" office:string-value="Than Kimlang" calcext:value-type="string">
            <text:p>Than Kimlang</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table-cell table:style-name="ce2" table:content-validation-name="val3" table:formula="of:=IFERROR(__xludf.dummyfunction(&quot;&quot;&quot;COMPUTED_VALUE&quot;&quot;&quot;);&quot;#NUM!&quot;)" office:value-type="string" office:string-value="#NUM!" calcext:value-type="string">
            <text:p>#NUM!</text:p>
          </table:table-cell>
          <table:table-cell table:style-name="ce6" table:formula="of:=IFERROR(__xludf.dummyfunction(&quot;&quot;&quot;COMPUTED_VALUE&quot;&quot;&quot;);38940)" office:value-type="date" office:date-value="2006-08-11" calcext:value-type="date">
            <text:p>11-Aug-2006</text:p>
          </table:table-cell>
          <table:table-cell table:style-name="ce2" table:formula="of:=IFERROR(__xludf.dummyfunction(&quot;&quot;&quot;COMPUTED_VALUE&quot;&quot;&quot;);&quot;kimlangthan@gmail.com&quot;)" office:value-type="string" office:string-value="kimlangthan@gmail.com" calcext:value-type="string">
            <text:p>kimlangthan@gmail.com</text:p>
          </table:table-cell>
          <table:table-cell table:style-name="ce2" table:formula="of:=IFERROR(__xludf.dummyfunction(&quot;&quot;&quot;COMPUTED_VALUE&quot;&quot;&quot;);&quot;887274203&quot;)" office:value-type="string" office:string-value="887274203" calcext:value-type="string">
            <text:p>887274203</text:p>
          </table:table-cell>
          <table:table-cell table:style-name="ce6" table:formula="of:=IFERROR(__xludf.dummyfunction(&quot;&quot;&quot;COMPUTED_VALUE&quot;&quot;&quot;);46028)" office:value-type="date" office:date-value="2026-01-06" calcext:value-type="date">
            <text:p>6-Jan-2026</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F-038&quot;)" office:value-type="string" office:string-value="STU-F-038" calcext:value-type="string">
            <text:p>STU-F-038</text:p>
          </table:table-cell>
          <table:table-cell table:style-name="ce2" table:formula="of:=IFERROR(__xludf.dummyfunction(&quot;&quot;&quot;COMPUTED_VALUE&quot;&quot;&quot;);&quot;សាន វ៉ាន់ណារី&quot;)" office:value-type="string" office:string-value="សាន វ៉ាន់ណារី" calcext:value-type="string">
            <text:p>សាន វ៉ាន់ណារី</text:p>
          </table:table-cell>
          <table:table-cell table:style-name="ce2" table:formula="of:=IFERROR(__xludf.dummyfunction(&quot;&quot;&quot;COMPUTED_VALUE&quot;&quot;&quot;);&quot;San Vannary&quot;)" office:value-type="string" office:string-value="San Vannary" calcext:value-type="string">
            <text:p>San Vannary</text:p>
          </table:table-cell>
          <table:table-cell table:style-name="ce2" table:content-validation-name="val1" table:formula="of:=IFERROR(__xludf.dummyfunction(&quot;&quot;&quot;COMPUTED_VALUE&quot;&quot;&quot;);&quot;Female&quot;)" office:value-type="string" office:string-value="Female" calcext:value-type="string">
            <text:p>Female</text:p>
          </table:table-cell>
          <table:table-cell table:style-name="ce2" table:content-validation-name="val2" table:formula="of:=IFERROR(__xludf.dummyfunction(&quot;&quot;&quot;COMPUTED_VALUE&quot;&quot;&quot;);&quot;White&quot;)" office:value-type="string" office:string-value="White" calcext:value-type="string">
            <text:p>White</text:p>
          </table:table-cell>
          <table:table-cell table:style-name="ce2"/>
          <table:table-cell table:style-name="ce2" table:content-validation-name="val3" table:formula="of:=IFERROR(__xludf.dummyfunction(&quot;&quot;&quot;COMPUTED_VALUE&quot;&quot;&quot;);&quot;#NUM!&quot;)" office:value-type="string" office:string-value="#NUM!" calcext:value-type="string">
            <text:p>#NUM!</text:p>
          </table:table-cell>
          <table:table-cell table:style-name="ce6" table:formula="of:=IFERROR(__xludf.dummyfunction(&quot;&quot;&quot;COMPUTED_VALUE&quot;&quot;&quot;);46038)" office:value-type="date" office:date-value="2026-01-16" calcext:value-type="date">
            <text:p>16-Jan-2026</text:p>
          </table:table-cell>
          <table:table-cell table:style-name="ce2" table:formula="of:=IFERROR(__xludf.dummyfunction(&quot;&quot;&quot;COMPUTED_VALUE&quot;&quot;&quot;);&quot;sanvannary11@gmail.com&quot;)" office:value-type="string" office:string-value="sanvannary11@gmail.com" calcext:value-type="string">
            <text:p>sanvannary11@gmail.com</text:p>
          </table:table-cell>
          <table:table-cell table:style-name="ce2" table:formula="of:=IFERROR(__xludf.dummyfunction(&quot;&quot;&quot;COMPUTED_VALUE&quot;&quot;&quot;);&quot;884703618&quot;)" office:value-type="string" office:string-value="884703618" calcext:value-type="string">
            <text:p>884703618</text:p>
          </table:table-cell>
          <table:table-cell table:style-name="ce6" table:formula="of:=IFERROR(__xludf.dummyfunction(&quot;&quot;&quot;COMPUTED_VALUE&quot;&quot;&quot;);46028)" office:value-type="date" office:date-value="2026-01-06" calcext:value-type="date">
            <text:p>6-Jan-2026</text:p>
          </table:table-cell>
          <table:table-cell table:style-name="ce2" table:content-validation-name="val4"/>
          <table:table-cell table:style-name="ce2" table:content-validation-name="val5"/>
          <table:table-cell table:number-columns-repeated="2"/>
          <table:table-cell table:style-name="ce2" office:value-type="float" office:value="169" calcext:value-type="float">
            <text:p>169</text:p>
          </table:table-cell>
          <table:table-cell table:style-name="ce2" office:value-type="float" office:value="62" calcext:value-type="float">
            <text:p>62</text:p>
          </table:table-cell>
          <table:table-cell table:number-columns-repeated="1007"/>
        </table:table-row>
        <table:table-row table:style-name="ro1">
          <table:table-cell table:style-name="ce2" table:formula="of:=IFERROR(__xludf.dummyfunction(&quot;&quot;&quot;COMPUTED_VALUE&quot;&quot;&quot;);&quot;STU-M-039&quot;)" office:value-type="string" office:string-value="STU-M-039" calcext:value-type="string">
            <text:p>STU-M-039</text:p>
          </table:table-cell>
          <table:table-cell table:style-name="ce2" table:formula="of:=IFERROR(__xludf.dummyfunction(&quot;&quot;&quot;COMPUTED_VALUE&quot;&quot;&quot;);&quot;ឆាយ  ឃុនម៉េង&quot;)" office:value-type="string" office:string-value="ឆាយ  ឃុនម៉េង" calcext:value-type="string">
            <text:p>ឆាយ <text:s/>ឃុនម៉េង</text:p>
          </table:table-cell>
          <table:table-cell table:style-name="ce2" table:formula="of:=IFERROR(__xludf.dummyfunction(&quot;&quot;&quot;COMPUTED_VALUE&quot;&quot;&quot;);&quot;Khunmeng Chhay&quot;)" office:value-type="string" office:string-value="Khunmeng Chhay" calcext:value-type="string">
            <text:p>Khunmeng Chhay</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Red&quot;)" office:value-type="string" office:string-value="Red" calcext:value-type="string">
            <text:p>Red</text:p>
          </table:table-cell>
          <table:table-cell table:style-name="ce2"/>
          <table:table-cell table:style-name="ce2" table:content-validation-name="val3" table:formula="of:=IFERROR(__xludf.dummyfunction(&quot;&quot;&quot;COMPUTED_VALUE&quot;&quot;&quot;);&quot;#NUM!&quot;)" office:value-type="string" office:string-value="#NUM!" calcext:value-type="string">
            <text:p>#NUM!</text:p>
          </table:table-cell>
          <table:table-cell table:style-name="ce6" table:formula="of:=IFERROR(__xludf.dummyfunction(&quot;&quot;&quot;COMPUTED_VALUE&quot;&quot;&quot;);40848)" office:value-type="date" office:date-value="2011-11-01" calcext:value-type="date">
            <text:p>1-Nov-2011</text:p>
          </table:table-cell>
          <table:table-cell table:style-name="ce2" table:formula="of:=IFERROR(__xludf.dummyfunction(&quot;&quot;&quot;COMPUTED_VALUE&quot;&quot;&quot;);&quot;khunmeng570818@gmail.com&quot;)" office:value-type="string" office:string-value="khunmeng570818@gmail.com" calcext:value-type="string">
            <text:p>khunmeng570818@gmail.com</text:p>
          </table:table-cell>
          <table:table-cell table:style-name="ce2" table:formula="of:=IFERROR(__xludf.dummyfunction(&quot;&quot;&quot;COMPUTED_VALUE&quot;&quot;&quot;);&quot;12570818&quot;)" office:value-type="string" office:string-value="12570818" calcext:value-type="string">
            <text:p>12570818</text:p>
          </table:table-cell>
          <table:table-cell table:style-name="ce6" table:formula="of:=IFERROR(__xludf.dummyfunction(&quot;&quot;&quot;COMPUTED_VALUE&quot;&quot;&quot;);46029)" office:value-type="date" office:date-value="2026-01-07" calcext:value-type="date">
            <text:p>7-Jan-2026</text:p>
          </table:table-cell>
          <table:table-cell table:style-name="ce2" table:content-validation-name="val4"/>
          <table:table-cell table:style-name="ce2" table:content-validation-name="val5"/>
          <table:table-cell table:number-columns-repeated="1011"/>
        </table:table-row>
        <table:table-row table:style-name="ro1">
          <table:table-cell table:style-name="ce2" table:formula="of:=IFERROR(__xludf.dummyfunction(&quot;&quot;&quot;COMPUTED_VALUE&quot;&quot;&quot;);&quot;STU-M-040&quot;)" office:value-type="string" office:string-value="STU-M-040" calcext:value-type="string">
            <text:p>STU-M-040</text:p>
          </table:table-cell>
          <table:table-cell table:style-name="ce2" table:formula="of:=IFERROR(__xludf.dummyfunction(&quot;&quot;&quot;COMPUTED_VALUE&quot;&quot;&quot;);&quot;ផល្លា ផល្លា ដាលាភ&quot;)" office:value-type="string" office:string-value="ផល្លា ផល្លា ដាលាភ" calcext:value-type="string">
            <text:p>ផល្លា ផល្លា ដាលាភ</text:p>
          </table:table-cell>
          <table:table-cell table:style-name="ce2" table:formula="of:=IFERROR(__xludf.dummyfunction(&quot;&quot;&quot;COMPUTED_VALUE&quot;&quot;&quot;);&quot;Daleap Phalla &quot;)" office:value-type="string" office:string-value="Daleap Phalla " calcext:value-type="string">
            <text:p>Daleap Phalla </text:p>
          </table:table-cell>
          <table:table-cell table:style-name="ce2" table:content-validation-name="val1" table:formula="of:=IFERROR(__xludf.dummyfunction(&quot;&quot;&quot;COMPUTED_VALUE&quot;&quot;&quot;);&quot;Male&quot;)" office:value-type="string" office:string-value="Male" calcext:value-type="string">
            <text:p>Male</text:p>
          </table:table-cell>
          <table:table-cell table:style-name="ce2" table:content-validation-name="val2" table:formula="of:=IFERROR(__xludf.dummyfunction(&quot;&quot;&quot;COMPUTED_VALUE&quot;&quot;&quot;);&quot;Yellow&quot;)" office:value-type="string" office:string-value="Yellow" calcext:value-type="string">
            <text:p>Yellow</text:p>
          </table:table-cell>
          <table:table-cell table:style-name="ce2"/>
          <table:table-cell table:style-name="ce2" table:content-validation-name="val3" table:formula="of:=IFERROR(__xludf.dummyfunction(&quot;&quot;&quot;COMPUTED_VALUE&quot;&quot;&quot;);&quot;#NUM!&quot;)" office:value-type="string" office:string-value="#NUM!" calcext:value-type="string">
            <text:p>#NUM!</text:p>
          </table:table-cell>
          <table:table-cell table:style-name="ce6" table:formula="of:=IFERROR(__xludf.dummyfunction(&quot;&quot;&quot;COMPUTED_VALUE&quot;&quot;&quot;);40535)" office:value-type="date" office:date-value="2010-12-23" calcext:value-type="date">
            <text:p>23-Dec-2010</text:p>
          </table:table-cell>
          <table:table-cell table:style-name="ce2" table:formula="of:=IFERROR(__xludf.dummyfunction(&quot;&quot;&quot;COMPUTED_VALUE&quot;&quot;&quot;);&quot;sfla87692@gmail.com&quot;)" office:value-type="string" office:string-value="sfla87692@gmail.com" calcext:value-type="string">
            <text:p>sfla87692@gmail.com</text:p>
          </table:table-cell>
          <table:table-cell table:style-name="ce2" table:formula="of:=IFERROR(__xludf.dummyfunction(&quot;&quot;&quot;COMPUTED_VALUE&quot;&quot;&quot;);&quot;886452745&quot;)" office:value-type="string" office:string-value="886452745" calcext:value-type="string">
            <text:p>886452745</text:p>
          </table:table-cell>
          <table:table-cell table:style-name="ce6" table:formula="of:=IFERROR(__xludf.dummyfunction(&quot;&quot;&quot;COMPUTED_VALUE&quot;&quot;&quot;);46029)" office:value-type="date" office:date-value="2026-01-07" calcext:value-type="date">
            <text:p>7-Jan-2026</text:p>
          </table:table-cell>
          <table:table-cell table:style-name="ce2" table:content-validation-name="val4"/>
          <table:table-cell table:style-name="ce2" table:content-validation-name="val5"/>
          <table:table-cell table:number-columns-repeated="1011"/>
        </table:table-row>
        <table:table-row table:style-name="ro1" table:number-rows-repeated="4">
          <table:table-cell table:style-name="ce2" table:number-columns-repeated="3"/>
          <table:table-cell table:style-name="ce2" table:content-validation-name="val1"/>
          <table:table-cell table:style-name="ce2" table:content-validation-name="val2"/>
          <table:table-cell table:style-name="ce2"/>
          <table:table-cell table:style-name="ce2" table:content-validation-name="val3"/>
          <table:table-cell table:style-name="ce6"/>
          <table:table-cell table:style-name="ce2" table:number-columns-repeated="2"/>
          <table:table-cell table:style-name="ce6"/>
          <table:table-cell table:style-name="ce2" table:content-validation-name="val4"/>
          <table:table-cell table:style-name="ce2" table:content-validation-name="val5"/>
          <table:table-cell table:number-columns-repeated="1011"/>
        </table:table-row>
        <table:table-row table:style-name="ro2" table:number-rows-repeated="1048530">
          <table:table-cell table:number-columns-repeated="1024"/>
        </table:table-row>
        <table:table-row table:style-name="ro2">
          <table:table-cell table:number-columns-repeated="1024"/>
        </table:table-row>
      </table:table>
      <table:table table:name="Achievements" table:style-name="ta2">
        <table:table-column table:style-name="co14" table:default-cell-style-name="Default"/>
        <table:table-column table:style-name="co15" table:default-cell-style-name="Default"/>
        <table:table-column table:style-name="co16" table:default-cell-style-name="Default"/>
        <table:table-column table:style-name="co6" table:default-cell-style-name="Default"/>
        <table:table-column table:style-name="co17" table:number-columns-repeated="2" table:default-cell-style-name="Default"/>
        <table:table-column table:style-name="co18" table:default-cell-style-name="Default"/>
        <table:table-column table:style-name="co17" table:number-columns-repeated="19" table:default-cell-style-name="Default"/>
        <table:table-column table:style-name="co4" table:number-columns-repeated="998" table:default-cell-style-name="Default"/>
        <table:table-row table:style-name="ro1">
          <table:table-cell table:style-name="ce1" office:value-type="string" calcext:value-type="string">
            <text:p>Student ID</text:p>
          </table:table-cell>
          <table:table-cell table:style-name="ce1" office:value-type="string" calcext:value-type="string">
            <text:p>Student Name</text:p>
          </table:table-cell>
          <table:table-cell table:style-name="ce1" office:value-type="string" calcext:value-type="string">
            <text:p>Event Name</text:p>
          </table:table-cell>
          <table:table-cell table:style-name="ce1" office:value-type="string" calcext:value-type="string">
            <text:p>Date</text:p>
          </table:table-cell>
          <table:table-cell table:style-name="ce1" office:value-type="string" calcext:value-type="string">
            <text:p>Category</text:p>
          </table:table-cell>
          <table:table-cell table:style-name="ce1" office:value-type="string" calcext:value-type="string">
            <text:p>Division</text:p>
          </table:table-cell>
          <table:table-cell table:style-name="ce3" office:value-type="string" calcext:value-type="string">
            <text:p>Medal/Rank</text:p>
          </table:table-cell>
          <table:table-cell table:style-name="ce3" office:value-type="string" calcext:value-type="string">
            <text:p>Notes</text:p>
          </table:table-cell>
          <table:table-cell table:style-name="ce3" office:value-type="string" calcext:value-type="string">
            <text:p>Description</text:p>
          </table:table-cell>
          <table:table-cell table:number-columns-repeated="1015"/>
        </table:table-row>
        <table:table-row table:style-name="ro1">
          <table:table-cell table:style-name="ce2" table:number-matrix-columns-spanned="1" table:number-matrix-rows-spanned="66" table:formula="of:=IF([.B2:.B67]=&quot;&quot;; &quot;&quot;; IFERROR(xlookup([.B2:.B67]; [$Students.C$1:.C$1048576]; [$Students.A$1:.A$1048576]); &quot;Not Found&quot;))" office:value-type="string" office:string-value="" calcext:value-type="error">
            <text:p>#NAME?</text:p>
          </table:table-cell>
          <table:table-cell table:style-name="ce2" table:content-validation-name="val6" office:value-type="string" calcext:value-type="string">
            <text:p>Saopich Rithyna</text:p>
          </table:table-cell>
          <table:table-cell table:style-name="ce2" table:content-validation-name="val6" office:value-type="string" calcext:value-type="string">
            <text:p>Korean Ambassador's Cup Taekwondo Competition 2025</text:p>
          </table:table-cell>
          <table:table-cell table:style-name="ce6" table:content-validation-name="val7" office:value-type="date" office:date-value="2025-09-12" calcext:value-type="date">
            <text:p>12-Sep-2025</text:p>
          </table:table-cell>
          <table:table-cell table:style-name="ce2" table:content-validation-name="val8" office:value-type="string" calcext:value-type="string">
            <text:p>Demonstration</text:p>
          </table:table-cell>
          <table:table-cell table:style-name="ce2" office:value-type="string" calcext:value-type="string">
            <text:p>Team</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Hak Lymeng</text:p>
          </table:table-cell>
          <table:table-cell table:style-name="ce2" table:content-validation-name="val6" office:value-type="string" calcext:value-type="string">
            <text:p>Korean Ambassador's Cup Taekwondo Competition 2025</text:p>
          </table:table-cell>
          <table:table-cell table:style-name="ce6" table:content-validation-name="val7" office:value-type="date" office:date-value="2025-09-12" calcext:value-type="date">
            <text:p>12-Sep-2025</text:p>
          </table:table-cell>
          <table:table-cell table:style-name="ce2" table:content-validation-name="val8" office:value-type="string" calcext:value-type="string">
            <text:p>Demonstration</text:p>
          </table:table-cell>
          <table:table-cell table:style-name="ce2" office:value-type="string" calcext:value-type="string">
            <text:p>Team</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Oeng Chamroeunreasey</text:p>
          </table:table-cell>
          <table:table-cell table:style-name="ce2" table:content-validation-name="val6" office:value-type="string" calcext:value-type="string">
            <text:p>Korean Ambassador's Cup Taekwondo Competition 2025</text:p>
          </table:table-cell>
          <table:table-cell table:style-name="ce6" table:content-validation-name="val7" office:value-type="date" office:date-value="2025-09-12" calcext:value-type="date">
            <text:p>12-Sep-2025</text:p>
          </table:table-cell>
          <table:table-cell table:style-name="ce2" table:content-validation-name="val8" office:value-type="string" calcext:value-type="string">
            <text:p>Demonstration</text:p>
          </table:table-cell>
          <table:table-cell table:style-name="ce2" office:value-type="string" calcext:value-type="string">
            <text:p>Team</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Saopich Rithyna</text:p>
          </table:table-cell>
          <table:table-cell table:style-name="ce2" table:content-validation-name="val6" office:value-type="string" calcext:value-type="string">
            <text:p>Kampong Chhnang Provincial Taekwondo Championship 2025</text:p>
          </table:table-cell>
          <table:table-cell table:style-name="ce6" table:content-validation-name="val7" office:value-type="date" office:date-value="2025-11-29" calcext:value-type="date">
            <text:p>29-Nov-2025</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Silver</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Neou Thidapin</text:p>
          </table:table-cell>
          <table:table-cell table:style-name="ce2" table:content-validation-name="val6" office:value-type="string" calcext:value-type="string">
            <text:p>Kampong Chhnang Provincial Taekwondo Championship 2025</text:p>
          </table:table-cell>
          <table:table-cell table:style-name="ce6" table:content-validation-name="val7" office:value-type="date" office:date-value="2025-11-29" calcext:value-type="date">
            <text:p>29-Nov-2025</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Kampong Chhnang Provincial Taekwondo Championship 2025</text:p>
          </table:table-cell>
          <table:table-cell table:style-name="ce6" table:content-validation-name="val7" office:value-type="date" office:date-value="2025-11-29" calcext:value-type="date">
            <text:p>29-Nov-2025</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Oeng Chamroeunreasey</text:p>
          </table:table-cell>
          <table:table-cell table:style-name="ce2" table:content-validation-name="val6" office:value-type="string" calcext:value-type="string">
            <text:p>Waein cup open championship 2025, Singapore</text:p>
          </table:table-cell>
          <table:table-cell table:style-name="ce6" table:content-validation-name="val7" office:value-type="date" office:date-value="2025-12-17" calcext:value-type="date">
            <text:p>17-Dec-2025</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Oeng Chamroeunreasey</text:p>
          </table:table-cell>
          <table:table-cell table:style-name="ce2" table:content-validation-name="val6" office:value-type="string" calcext:value-type="string">
            <text:p>Waein cup open championship 2025, Singapore</text:p>
          </table:table-cell>
          <table:table-cell table:style-name="ce6" table:content-validation-name="val7" office:value-type="date" office:date-value="2025-12-17" calcext:value-type="date">
            <text:p>17-Dec-2025</text:p>
          </table:table-cell>
          <table:table-cell table:style-name="ce2" table:content-validation-name="val8" office:value-type="string" calcext:value-type="string">
            <text:p>Recognized Poomsae</text:p>
          </table:table-cell>
          <table:table-cell table:style-name="ce2" office:value-type="string" calcext:value-type="string">
            <text:p>Team</text:p>
          </table:table-cell>
          <table:table-cell table:style-name="ce2" table:content-validation-name="val9" office:value-type="string" calcext:value-type="string">
            <text:p>Silver</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Cambodia Taekwondo Hope Competition 2023</text:p>
          </table:table-cell>
          <table:table-cell table:style-name="ce6" table:content-validation-name="val7" office:value-type="date" office:date-value="2023-12-10" calcext:value-type="date">
            <text:p>10-Dec-2023</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Silver</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Best of the Best 2023</text:p>
          </table:table-cell>
          <table:table-cell table:style-name="ce6" table:content-validation-name="val7" office:value-type="date" office:date-value="2023-12-30" calcext:value-type="date">
            <text:p>30-Dec-2023</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Cambodia Taekwondo Hope Competition 2024 - season 1</text:p>
          </table:table-cell>
          <table:table-cell table:style-name="ce6" table:content-validation-name="val7" office:value-type="date" office:date-value="2024-05-04" calcext:value-type="date">
            <text:p>4-May-2024</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Cambodia Taekwondo Hope Competition 2024 - season 2</text:p>
          </table:table-cell>
          <table:table-cell table:style-name="ce6" table:content-validation-name="val7" office:value-type="date" office:date-value="2024-08-24" calcext:value-type="date">
            <text:p>24-Aug-2024</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Cambodia Taekwondo National Championship 2024</text:p>
          </table:table-cell>
          <table:table-cell table:style-name="ce6" table:content-validation-name="val7" office:value-type="date" office:date-value="2024-12-20" calcext:value-type="date">
            <text:p>20-Dec-2024</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Cambodia Taekwondo Hope Competition 2025</text:p>
          </table:table-cell>
          <table:table-cell table:style-name="ce6" table:content-validation-name="val7" office:value-type="date" office:date-value="2025-03-15" calcext:value-type="date">
            <text:p>15-Mar-2025</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y Vorleak</text:p>
          </table:table-cell>
          <table:table-cell table:style-name="ce2" table:content-validation-name="val6" office:value-type="string" calcext:value-type="string">
            <text:p>Cambodia Taekwondo Hope Competition 2025</text:p>
          </table:table-cell>
          <table:table-cell table:style-name="ce6" table:content-validation-name="val7" office:value-type="date" office:date-value="2025-03-15" calcext:value-type="date">
            <text:p>15-Mar-2025</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y Vorleak</text:p>
          </table:table-cell>
          <table:table-cell table:style-name="ce2" table:content-validation-name="val6" office:value-type="string" calcext:value-type="string">
            <text:p>7th Heros International Taekwondo Cup 2025, Malaysia</text:p>
          </table:table-cell>
          <table:table-cell table:style-name="ce6" table:content-validation-name="val7" office:value-type="date" office:date-value="2025-08-09" calcext:value-type="date">
            <text:p>9-Aug-2025</text:p>
          </table:table-cell>
          <table:table-cell table:style-name="ce2" table:content-validation-name="val8" office:value-type="string" calcext:value-type="string">
            <text:p>Recognized Poomsae</text:p>
          </table:table-cell>
          <table:table-cell table:style-name="ce2" office:value-type="string" calcext:value-type="string">
            <text:p>Pair</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ith Bunnath</text:p>
          </table:table-cell>
          <table:table-cell table:style-name="ce2" table:content-validation-name="val6" office:value-type="string" calcext:value-type="string">
            <text:p>National School Game (NSG) 2024, Singapore</text:p>
          </table:table-cell>
          <table:table-cell table:style-name="ce6" table:content-validation-name="val7" office:value-type="date" office:date-value="2024-05-13" calcext:value-type="date">
            <text:p>13-May-2024</text:p>
          </table:table-cell>
          <table:table-cell table:style-name="ce2" table:content-validation-name="val8" office:value-type="string" calcext:value-type="string">
            <text:p>Recognized Poomsae</text:p>
          </table:table-cell>
          <table:table-cell table:style-name="ce2" office:value-type="string" calcext:value-type="string">
            <text:p>Male Individual</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ith Bunnath</text:p>
          </table:table-cell>
          <table:table-cell table:style-name="ce2" table:content-validation-name="val6" office:value-type="string" calcext:value-type="string">
            <text:p>National School Game (NSG) 2024, Singapore</text:p>
          </table:table-cell>
          <table:table-cell table:style-name="ce6" table:content-validation-name="val7" office:value-type="date" office:date-value="2024-05-13" calcext:value-type="date">
            <text:p>13-May-2024</text:p>
          </table:table-cell>
          <table:table-cell table:style-name="ce2" table:content-validation-name="val8" office:value-type="string" calcext:value-type="string">
            <text:p>Recognized Poomsae</text:p>
          </table:table-cell>
          <table:table-cell table:style-name="ce2" office:value-type="string" calcext:value-type="string">
            <text:p>Male Team</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ith Bunnath</text:p>
          </table:table-cell>
          <table:table-cell table:style-name="ce2" table:content-validation-name="val6" office:value-type="string" calcext:value-type="string">
            <text:p>NTU's Tournament of Champions (TOC), Singapore</text:p>
          </table:table-cell>
          <table:table-cell table:style-name="ce6" table:content-validation-name="val7" office:value-type="date" office:date-value="2025-03-08" calcext:value-type="date">
            <text:p>8-Mar-2025</text:p>
          </table:table-cell>
          <table:table-cell table:style-name="ce2" table:content-validation-name="val8" office:value-type="string" calcext:value-type="string">
            <text:p>Recognized Poomsae</text:p>
          </table:table-cell>
          <table:table-cell table:style-name="ce2" office:value-type="string" calcext:value-type="string">
            <text:p>Pair</text:p>
          </table:table-cell>
          <table:table-cell table:style-name="ce2" table:content-validation-name="val9" office:value-type="string" calcext:value-type="string">
            <text:p>Participation</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ith Bunnath</text:p>
          </table:table-cell>
          <table:table-cell table:style-name="ce2" table:content-validation-name="val6" office:value-type="string" calcext:value-type="string">
            <text:p>NTU's Tournament of Champions (TOC), Singapore</text:p>
          </table:table-cell>
          <table:table-cell table:style-name="ce6" table:content-validation-name="val7" office:value-type="date" office:date-value="2025-03-08" calcext:value-type="date">
            <text:p>8-Mar-2025</text:p>
          </table:table-cell>
          <table:table-cell table:style-name="ce2" table:content-validation-name="val8" office:value-type="string" calcext:value-type="string">
            <text:p>Recognized Poomsae</text:p>
          </table:table-cell>
          <table:table-cell table:style-name="ce2" office:value-type="string" calcext:value-type="string">
            <text:p>Male Team</text:p>
          </table:table-cell>
          <table:table-cell table:style-name="ce2" table:content-validation-name="val9" office:value-type="string" calcext:value-type="string">
            <text:p>Participation</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ith Bunnath</text:p>
          </table:table-cell>
          <table:table-cell table:style-name="ce2" table:content-validation-name="val6" office:value-type="string" calcext:value-type="string">
            <text:p>National School Game (NSG) 2025, Singapore</text:p>
          </table:table-cell>
          <table:table-cell table:style-name="ce6" table:content-validation-name="val7" office:value-type="date" office:date-value="2025-05-13" calcext:value-type="date">
            <text:p>13-May-2025</text:p>
          </table:table-cell>
          <table:table-cell table:style-name="ce2" table:content-validation-name="val8" office:value-type="string" calcext:value-type="string">
            <text:p>Recognized Poomsae</text:p>
          </table:table-cell>
          <table:table-cell table:style-name="ce2" office:value-type="string" calcext:value-type="string">
            <text:p>Male Individual</text:p>
          </table:table-cell>
          <table:table-cell table:style-name="ce2" table:content-validation-name="val9" office:value-type="string" calcext:value-type="string">
            <text:p>Participation</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Tith Bunnath</text:p>
          </table:table-cell>
          <table:table-cell table:style-name="ce2" table:content-validation-name="val6" office:value-type="string" calcext:value-type="string">
            <text:p>National School Game (NSG) 2025, Singapore</text:p>
          </table:table-cell>
          <table:table-cell table:style-name="ce6" table:content-validation-name="val7" office:value-type="date" office:date-value="2025-05-13" calcext:value-type="date">
            <text:p>13-May-2025</text:p>
          </table:table-cell>
          <table:table-cell table:style-name="ce2" table:content-validation-name="val8" office:value-type="string" calcext:value-type="string">
            <text:p>Recognized Poomsae</text:p>
          </table:table-cell>
          <table:table-cell table:style-name="ce2" office:value-type="string" calcext:value-type="string">
            <text:p>Male Team</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Saopich Rithyna</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Silver</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Saopich Rithyna</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Speed Kicking</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OENG CHAMROEUNREASEY</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Hak Lymeng</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Male Individual</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Hak Lymeng</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Pair</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Sothea Mith</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Sothea Mith</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Pair</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ABOUBAKAR <text:s/>ROSNAVATTEY </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Nuth Danita</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Nuth Danita</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Speed Kicking</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Vando Chenisa</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10" calcext:value-type="date">
            <text:p>10-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Bronze</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Vando Chenita</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Silver</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office:value-type="string" calcext:value-type="string">
            <text:p>Pen Sothea</text:p>
          </table:table-cell>
          <table:table-cell table:style-name="ce2" table:content-validation-name="val6" office:value-type="string" calcext:value-type="string">
            <text:p>1st Hope International Taekwondo Open Championship 2026</text:p>
          </table:table-cell>
          <table:table-cell table:style-name="ce6" table:content-validation-name="val7" office:value-type="date" office:date-value="2026-01-09" calcext:value-type="date">
            <text:p>9-Jan-2026</text:p>
          </table:table-cell>
          <table:table-cell table:style-name="ce2" table:content-validation-name="val8" office:value-type="string" calcext:value-type="string">
            <text:p>Recognized Poomsae</text:p>
          </table:table-cell>
          <table:table-cell table:style-name="ce2" office:value-type="string" calcext:value-type="string">
            <text:p>Female Individual </text:p>
          </table:table-cell>
          <table:table-cell table:style-name="ce2" table:content-validation-name="val9" office:value-type="string" calcext:value-type="string">
            <text:p>Gold</text:p>
          </table:table-cell>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1">
          <table:table-cell table:style-name="ce2" office:value-type="string" office:string-value="" calcext:value-type="error">
            <text:p>#NAME?</text:p>
          </table:table-cell>
          <table:table-cell table:style-name="ce2" table:content-validation-name="val6" table:number-columns-repeated="2"/>
          <table:table-cell table:style-name="ce6" table:content-validation-name="val7"/>
          <table:table-cell table:style-name="ce2" table:content-validation-name="val8"/>
          <table:table-cell table:style-name="ce2"/>
          <table:table-cell table:style-name="ce2" table:content-validation-name="val9"/>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table table:name="Belt History" table:style-name="ta3">
        <table:table-column table:style-name="co19" table:default-cell-style-name="Default"/>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2" table:default-cell-style-name="Default"/>
        <table:table-column table:style-name="co4" table:number-columns-repeated="997" table:default-cell-style-name="Default"/>
        <table:table-row table:style-name="ro1">
          <table:table-cell table:style-name="ce1" office:value-type="string" calcext:value-type="string">
            <text:p>Student ID</text:p>
          </table:table-cell>
          <table:table-cell table:style-name="ce1" office:value-type="string" calcext:value-type="string">
            <text:p>Belt</text:p>
          </table:table-cell>
          <table:table-cell table:style-name="ce1" office:value-type="string" calcext:value-type="string">
            <text:p>Promotion Date</text:p>
          </table:table-cell>
          <table:table-cell table:style-name="ce1" office:value-type="string" calcext:value-type="string">
            <text:p>Result</text:p>
          </table:table-cell>
          <table:table-cell table:style-name="ce1" office:value-type="string" calcext:value-type="string">
            <text:p>Student Name</text:p>
          </table:table-cell>
          <table:table-cell table:number-columns-repeated="1019"/>
        </table:table-row>
        <table:table-row table:style-name="ro1">
          <table:table-cell table:style-name="ce2" table:number-matrix-columns-spanned="1" table:number-matrix-rows-spanned="94" table:formula="of:=IF([.E2:.E95]=&quot;&quot;; &quot;&quot;; IFERROR(xlookup([.E2:.E95]; [$Students.C$1:.C$1048576]; [$Students.A$1:.A$1048576]); &quot;Not Found&quot;))"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5-04-29" calcext:value-type="date">
            <text:p>29-Apr-2025</text:p>
          </table:table-cell>
          <table:table-cell table:style-name="ce2"/>
          <table:table-cell table:style-name="ce2" table:content-validation-name="val12" office:value-type="string" calcext:value-type="string">
            <text:p>Saopich Rithyn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5-08-28" calcext:value-type="date">
            <text:p>28-Aug-2025</text:p>
          </table:table-cell>
          <table:table-cell table:style-name="ce2"/>
          <table:table-cell table:style-name="ce2" table:content-validation-name="val12" office:value-type="string" calcext:value-type="string">
            <text:p>Saopich Rithyn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1st Poom/Dan</text:p>
          </table:table-cell>
          <table:table-cell table:style-name="ce6" table:content-validation-name="val11" office:value-type="date" office:date-value="2025-10-28" calcext:value-type="date">
            <text:p>28-Oct-2025</text:p>
          </table:table-cell>
          <table:table-cell table:style-name="ce2"/>
          <table:table-cell table:style-name="ce2" table:content-validation-name="val12" office:value-type="string" calcext:value-type="string">
            <text:p>Saopich Rithyn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4-03-01" calcext:value-type="date">
            <text:p>1-Mar-2024</text:p>
          </table:table-cell>
          <table:table-cell table:style-name="ce2"/>
          <table:table-cell table:style-name="ce2" table:content-validation-name="val12" office:value-type="string" calcext:value-type="string">
            <text:p>Ty Vorle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4-04-01" calcext:value-type="date">
            <text:p>1-Apr-2024</text:p>
          </table:table-cell>
          <table:table-cell table:style-name="ce2"/>
          <table:table-cell table:style-name="ce2" table:content-validation-name="val12" office:value-type="string" calcext:value-type="string">
            <text:p>Ty Vorle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lue</text:p>
          </table:table-cell>
          <table:table-cell table:style-name="ce6" table:content-validation-name="val11" office:value-type="date" office:date-value="2024-08-01" calcext:value-type="date">
            <text:p>1-Aug-2024</text:p>
          </table:table-cell>
          <table:table-cell table:style-name="ce2"/>
          <table:table-cell table:style-name="ce2" table:content-validation-name="val12" office:value-type="string" calcext:value-type="string">
            <text:p>Ty Vorle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4-11-01" calcext:value-type="date">
            <text:p>1-Nov-2024</text:p>
          </table:table-cell>
          <table:table-cell table:style-name="ce2"/>
          <table:table-cell table:style-name="ce2" table:content-validation-name="val12" office:value-type="string" calcext:value-type="string">
            <text:p>Ty Vorle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5-01-01" calcext:value-type="date">
            <text:p>1-Jan-2025</text:p>
          </table:table-cell>
          <table:table-cell table:style-name="ce2"/>
          <table:table-cell table:style-name="ce2" table:content-validation-name="val12" office:value-type="string" calcext:value-type="string">
            <text:p>Ty Vorle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1st Poom/Dan</text:p>
          </table:table-cell>
          <table:table-cell table:style-name="ce6" table:content-validation-name="val11" office:value-type="date" office:date-value="2025-04-28" calcext:value-type="date">
            <text:p>28-Apr-2025</text:p>
          </table:table-cell>
          <table:table-cell table:style-name="ce2"/>
          <table:table-cell table:style-name="ce2" table:content-validation-name="val12" office:value-type="string" calcext:value-type="string">
            <text:p>Ty Vorle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18-11-17" calcext:value-type="date">
            <text:p>17-Nov-2018</text:p>
          </table:table-cell>
          <table:table-cell table:style-name="ce2"/>
          <table:table-cell table:style-name="ce2" table:content-validation-name="val12" office:value-type="string" calcext:value-type="string">
            <text:p>Neou Thidap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19-01-30" calcext:value-type="date">
            <text:p>30-Jan-2019</text:p>
          </table:table-cell>
          <table:table-cell table:style-name="ce2"/>
          <table:table-cell table:style-name="ce2" table:content-validation-name="val12" office:value-type="string" calcext:value-type="string">
            <text:p>Neou Thidap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lue</text:p>
          </table:table-cell>
          <table:table-cell table:style-name="ce6" table:content-validation-name="val11" office:value-type="date" office:date-value="2019-04-06" calcext:value-type="date">
            <text:p>6-Apr-2019</text:p>
          </table:table-cell>
          <table:table-cell table:style-name="ce2"/>
          <table:table-cell table:style-name="ce2" table:content-validation-name="val12" office:value-type="string" calcext:value-type="string">
            <text:p>Neou Thidap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19-07-07" calcext:value-type="date">
            <text:p>7-Jul-2019</text:p>
          </table:table-cell>
          <table:table-cell table:style-name="ce2"/>
          <table:table-cell table:style-name="ce2" table:content-validation-name="val12" office:value-type="string" calcext:value-type="string">
            <text:p>Neou Thidap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19-11-03" calcext:value-type="date">
            <text:p>3-Nov-2019</text:p>
          </table:table-cell>
          <table:table-cell table:style-name="ce2"/>
          <table:table-cell table:style-name="ce2" table:content-validation-name="val12" office:value-type="string" calcext:value-type="string">
            <text:p>Neou Thidap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1st Poom/Dan</text:p>
          </table:table-cell>
          <table:table-cell table:style-name="ce6" table:content-validation-name="val11" office:value-type="date" office:date-value="2022-12-28" calcext:value-type="date">
            <text:p>28-Dec-2022</text:p>
          </table:table-cell>
          <table:table-cell table:style-name="ce2"/>
          <table:table-cell table:style-name="ce2" table:content-validation-name="val12" office:value-type="string" calcext:value-type="string">
            <text:p>Neou Thidap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2nd Poom/Dan</text:p>
          </table:table-cell>
          <table:table-cell table:style-name="ce6" table:content-validation-name="val11" office:value-type="date" office:date-value="2024-10-28" calcext:value-type="date">
            <text:p>28-Oct-2024</text:p>
          </table:table-cell>
          <table:table-cell table:style-name="ce2"/>
          <table:table-cell table:style-name="ce2" table:content-validation-name="val12" office:value-type="string" calcext:value-type="string">
            <text:p>Neou Thidap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2-11-05" calcext:value-type="date">
            <text:p>5-Nov-2022</text:p>
          </table:table-cell>
          <table:table-cell table:style-name="ce2"/>
          <table:table-cell table:style-name="ce2" table:content-validation-name="val12" office:value-type="string" calcext:value-type="string">
            <text:p>Aboubakar <text:s/>Rosnavattey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3-07-16" calcext:value-type="date">
            <text:p>16-Jul-2023</text:p>
          </table:table-cell>
          <table:table-cell table:style-name="ce2"/>
          <table:table-cell table:style-name="ce2" table:content-validation-name="val12" office:value-type="string" calcext:value-type="string">
            <text:p>Aboubakar <text:s/>Rosnavattey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3-12-17" calcext:value-type="date">
            <text:p>17-Dec-2023</text:p>
          </table:table-cell>
          <table:table-cell table:style-name="ce2"/>
          <table:table-cell table:style-name="ce2" table:content-validation-name="val12" office:value-type="string" calcext:value-type="string">
            <text:p>Aboubakar <text:s/>Rosnavattey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1st Poom/Dan</text:p>
          </table:table-cell>
          <table:table-cell table:style-name="ce6" table:content-validation-name="val11" office:value-type="date" office:date-value="2024-01-14" calcext:value-type="date">
            <text:p>14-Jan-2024</text:p>
          </table:table-cell>
          <table:table-cell table:style-name="ce2"/>
          <table:table-cell table:style-name="ce2" table:content-validation-name="val12" office:value-type="string" calcext:value-type="string">
            <text:p>Aboubakar <text:s/>Rosnavattey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4-02-28" calcext:value-type="date">
            <text:p>28-Feb-2024</text:p>
          </table:table-cell>
          <table:table-cell/>
          <table:table-cell table:style-name="ce2" table:content-validation-name="val12" office:value-type="string" calcext:value-type="string">
            <text:p>Tith Bunnath</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4-04-02" calcext:value-type="date">
            <text:p>2-Apr-2024</text:p>
          </table:table-cell>
          <table:table-cell/>
          <table:table-cell table:style-name="ce2" table:content-validation-name="val12" office:value-type="string" calcext:value-type="string">
            <text:p>Tith Bunnath</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lue</text:p>
          </table:table-cell>
          <table:table-cell table:style-name="ce6" table:content-validation-name="val11" office:value-type="date" office:date-value="2024-11-04" calcext:value-type="date">
            <text:p>4-Nov-2024</text:p>
          </table:table-cell>
          <table:table-cell/>
          <table:table-cell table:style-name="ce2" table:content-validation-name="val12" office:value-type="string" calcext:value-type="string">
            <text:p>Tith Bunnath</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5-04-01" calcext:value-type="date">
            <text:p>1-Apr-2025</text:p>
          </table:table-cell>
          <table:table-cell/>
          <table:table-cell table:style-name="ce2" table:content-validation-name="val12" office:value-type="string" calcext:value-type="string">
            <text:p>Tith Bunnath</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1st Poom/Dan</text:p>
          </table:table-cell>
          <table:table-cell table:style-name="ce6" table:content-validation-name="val11" office:value-type="date" office:date-value="2024-04-14" calcext:value-type="date">
            <text:p>14-Apr-2024</text:p>
          </table:table-cell>
          <table:table-cell table:style-name="ce2"/>
          <table:table-cell table:style-name="ce2" table:content-validation-name="val12" office:value-type="string" calcext:value-type="string">
            <text:p>Oeng Chamroeunreasey</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1st Poom/Dan</text:p>
          </table:table-cell>
          <table:table-cell table:style-name="ce6" table:content-validation-name="val11" office:value-type="date" office:date-value="2025-07-28" calcext:value-type="date">
            <text:p>28-Jul-2025</text:p>
          </table:table-cell>
          <table:table-cell table:style-name="ce2"/>
          <table:table-cell table:style-name="ce2" table:content-validation-name="val12" office:value-type="string" calcext:value-type="string">
            <text:p>Nuth Danit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1st Poom/Dan</text:p>
          </table:table-cell>
          <table:table-cell table:style-name="ce6" table:content-validation-name="val11" office:value-type="date" office:date-value="2025-02-14" calcext:value-type="date">
            <text:p>14-Feb-2025</text:p>
          </table:table-cell>
          <table:table-cell table:style-name="ce2"/>
          <table:table-cell table:style-name="ce2" table:content-validation-name="val12" office:value-type="string" calcext:value-type="string">
            <text:p>Chheang <text:s text:c="2"/>HongHeng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5-08-23" calcext:value-type="date">
            <text:p>23-Aug-2025</text:p>
          </table:table-cell>
          <table:table-cell table:style-name="ce2"/>
          <table:table-cell table:style-name="ce2" table:content-validation-name="val12" office:value-type="string" calcext:value-type="string">
            <text:p>Hak Lymeng</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5-08-23" calcext:value-type="date">
            <text:p>23-Aug-2025</text:p>
          </table:table-cell>
          <table:table-cell table:style-name="ce2"/>
          <table:table-cell table:style-name="ce2" table:content-validation-name="val12" office:value-type="string" calcext:value-type="string">
            <text:p>Sothea Mith</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3-10-01" calcext:value-type="date">
            <text:p>1-Oct-2023</text:p>
          </table:table-cell>
          <table:table-cell/>
          <table:table-cell table:style-name="ce2" table:content-validation-name="val12" office:value-type="string" calcext:value-type="string">
            <text:p>Vando Chenit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4-01-01" calcext:value-type="date">
            <text:p>1-Jan-2024</text:p>
          </table:table-cell>
          <table:table-cell/>
          <table:table-cell table:style-name="ce2" table:content-validation-name="val12" office:value-type="string" calcext:value-type="string">
            <text:p>Vando Chenit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lue</text:p>
          </table:table-cell>
          <table:table-cell table:style-name="ce6" table:content-validation-name="val11" office:value-type="date" office:date-value="2024-04-01" calcext:value-type="date">
            <text:p>1-Apr-2024</text:p>
          </table:table-cell>
          <table:table-cell/>
          <table:table-cell table:style-name="ce2" table:content-validation-name="val12" office:value-type="string" calcext:value-type="string">
            <text:p>Vando Chenit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5-11-16" calcext:value-type="date">
            <text:p>16-Nov-2025</text:p>
          </table:table-cell>
          <table:table-cell table:style-name="ce2"/>
          <table:table-cell table:style-name="ce2" table:content-validation-name="val12" office:value-type="string" calcext:value-type="string">
            <text:p>Vando Chenit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4-01-01" calcext:value-type="date">
            <text:p>1-Jan-2024</text:p>
          </table:table-cell>
          <table:table-cell/>
          <table:table-cell table:style-name="ce2" table:content-validation-name="val12" office:value-type="string" calcext:value-type="string">
            <text:p>Vando Chenis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5-11-16" calcext:value-type="date">
            <text:p>16-Nov-2025</text:p>
          </table:table-cell>
          <table:table-cell table:style-name="ce2"/>
          <table:table-cell table:style-name="ce2" table:content-validation-name="val12" office:value-type="string" calcext:value-type="string">
            <text:p>Vando Chenis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5-11-16" calcext:value-type="date">
            <text:p>16-Nov-2025</text:p>
          </table:table-cell>
          <table:table-cell table:style-name="ce2"/>
          <table:table-cell table:style-name="ce2" table:content-validation-name="val12" office:value-type="string" calcext:value-type="string">
            <text:p>Pen Sothe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5-11-22" calcext:value-type="date">
            <text:p>22-Nov-2025</text:p>
          </table:table-cell>
          <table:table-cell table:style-name="ce2"/>
          <table:table-cell table:style-name="ce2" table:content-validation-name="val12" office:value-type="string" calcext:value-type="string">
            <text:p>Chau Boreinna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5-11-22" calcext:value-type="date">
            <text:p>22-Nov-2025</text:p>
          </table:table-cell>
          <table:table-cell table:style-name="ce2"/>
          <table:table-cell table:style-name="ce2" table:content-validation-name="val12" office:value-type="string" calcext:value-type="string">
            <text:p>Sophea Ratan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lue</text:p>
          </table:table-cell>
          <table:table-cell table:style-name="ce6" table:content-validation-name="val11" office:value-type="date" office:date-value="2025-12-06" calcext:value-type="date">
            <text:p>6-Dec-2025</text:p>
          </table:table-cell>
          <table:table-cell table:style-name="ce2"/>
          <table:table-cell table:style-name="ce2" table:content-validation-name="val12" office:value-type="string" calcext:value-type="string">
            <text:p>Ly Sokvadhdik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6-01-18" calcext:value-type="date">
            <text:p>18-Jan-2026</text:p>
          </table:table-cell>
          <table:table-cell/>
          <table:table-cell table:style-name="ce2" table:content-validation-name="val12" office:value-type="string" calcext:value-type="string">
            <text:p>Hak Lymeng</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6-01-18" calcext:value-type="date">
            <text:p>18-Jan-2026</text:p>
          </table:table-cell>
          <table:table-cell/>
          <table:table-cell table:style-name="ce2" table:content-validation-name="val12" office:value-type="string" calcext:value-type="string">
            <text:p>Sothea Mith</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6-01-18" calcext:value-type="date">
            <text:p>18-Jan-2026</text:p>
          </table:table-cell>
          <table:table-cell/>
          <table:table-cell table:style-name="ce2" table:content-validation-name="val12" office:value-type="string" calcext:value-type="string">
            <text:p>Vando Chenit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6-01-18" calcext:value-type="date">
            <text:p>18-Jan-2026</text:p>
          </table:table-cell>
          <table:table-cell/>
          <table:table-cell table:style-name="ce2" table:content-validation-name="val12" office:value-type="string" calcext:value-type="string">
            <text:p>Pen Sothe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Green</text:p>
          </table:table-cell>
          <table:table-cell table:style-name="ce6" table:content-validation-name="val11" office:value-type="date" office:date-value="2025-11-16" calcext:value-type="date">
            <text:p>16-Nov-2025</text:p>
          </table:table-cell>
          <table:table-cell/>
          <table:table-cell table:style-name="ce2" table:content-validation-name="val12" office:value-type="string" calcext:value-type="string">
            <text:p>Vando Chenis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lue</text:p>
          </table:table-cell>
          <table:table-cell table:style-name="ce6" table:content-validation-name="val11" office:value-type="date" office:date-value="2026-01-18" calcext:value-type="date">
            <text:p>18-Jan-2026</text:p>
          </table:table-cell>
          <table:table-cell table:style-name="ce2"/>
          <table:table-cell table:style-name="ce2" table:content-validation-name="val12" office:value-type="string" calcext:value-type="string">
            <text:p>Vando Chenis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1-08" calcext:value-type="date">
            <text:p>8-Nov-2025</text:p>
          </table:table-cell>
          <table:table-cell/>
          <table:table-cell table:style-name="ce2" table:content-validation-name="val12" office:value-type="string" calcext:value-type="string">
            <text:p>Samneang Leongtin</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1-08" calcext:value-type="date">
            <text:p>8-Nov-2025</text:p>
          </table:table-cell>
          <table:table-cell/>
          <table:table-cell table:style-name="ce2" table:content-validation-name="val12" office:value-type="string" calcext:value-type="string">
            <text:p>Thuok Sotheanin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1-16" calcext:value-type="date">
            <text:p>16-Nov-2025</text:p>
          </table:table-cell>
          <table:table-cell table:style-name="ce2"/>
          <table:table-cell table:style-name="ce2" table:content-validation-name="val12" office:value-type="string" calcext:value-type="string">
            <text:p>Nun Seyh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1-15" calcext:value-type="date">
            <text:p>15-Nov-2025</text:p>
          </table:table-cell>
          <table:table-cell/>
          <table:table-cell table:style-name="ce2" table:content-validation-name="val12" office:value-type="string" calcext:value-type="string">
            <text:p>Yem Sakphe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1-15" calcext:value-type="date">
            <text:p>15-Nov-2025</text:p>
          </table:table-cell>
          <table:table-cell/>
          <table:table-cell table:style-name="ce2" table:content-validation-name="val12" office:value-type="string" calcext:value-type="string">
            <text:p>Phan Arany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2-06" calcext:value-type="date">
            <text:p>6-Dec-2025</text:p>
          </table:table-cell>
          <table:table-cell/>
          <table:table-cell table:style-name="ce2" table:content-validation-name="val12" office:value-type="string" calcext:value-type="string">
            <text:p>Hout Jinghouy</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2-14" calcext:value-type="date">
            <text:p>14-Dec-2025</text:p>
          </table:table-cell>
          <table:table-cell/>
          <table:table-cell table:style-name="ce2" table:content-validation-name="val12" office:value-type="string" calcext:value-type="string">
            <text:p>Nafan Me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2-27" calcext:value-type="date">
            <text:p>27-Dec-2025</text:p>
          </table:table-cell>
          <table:table-cell/>
          <table:table-cell table:style-name="ce2" table:content-validation-name="val12" office:value-type="string" calcext:value-type="string">
            <text:p>Moeun <text:s/>Kanha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5-12-27" calcext:value-type="date">
            <text:p>27-Dec-2025</text:p>
          </table:table-cell>
          <table:table-cell/>
          <table:table-cell table:style-name="ce2" table:content-validation-name="val12" office:value-type="string" calcext:value-type="string">
            <text:p>Sreytroap Pheng</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6-01-03" calcext:value-type="date">
            <text:p>3-Jan-2026</text:p>
          </table:table-cell>
          <table:table-cell/>
          <table:table-cell table:style-name="ce2" table:content-validation-name="val12" office:value-type="string" calcext:value-type="string">
            <text:p>Dareth <text:s/>Kesorbophana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6-01-03" calcext:value-type="date">
            <text:p>3-Jan-2026</text:p>
          </table:table-cell>
          <table:table-cell/>
          <table:table-cell table:style-name="ce2" table:content-validation-name="val12" office:value-type="string" calcext:value-type="string">
            <text:p>Leng Soneyta</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5-12-13" calcext:value-type="date">
            <text:p>13-Dec-2025</text:p>
          </table:table-cell>
          <table:table-cell/>
          <table:table-cell table:style-name="ce2" table:content-validation-name="val12" office:value-type="string" calcext:value-type="string">
            <text:p>Sous Soknor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5-12-13" calcext:value-type="date">
            <text:p>13-Dec-2025</text:p>
          </table:table-cell>
          <table:table-cell/>
          <table:table-cell table:style-name="ce2" table:content-validation-name="val12" office:value-type="string" calcext:value-type="string">
            <text:p>Sous Sokrattanak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6-01-17" calcext:value-type="date">
            <text:p>17-Jan-2026</text:p>
          </table:table-cell>
          <table:table-cell/>
          <table:table-cell table:style-name="ce2" table:content-validation-name="val12" office:value-type="string" calcext:value-type="string">
            <text:p>Ly Bunsak</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Brown</text:p>
          </table:table-cell>
          <table:table-cell table:style-name="ce6" table:content-validation-name="val11" office:value-type="date" office:date-value="2026-01-17" calcext:value-type="date">
            <text:p>17-Jan-2026</text:p>
          </table:table-cell>
          <table:table-cell/>
          <table:table-cell table:style-name="ce2" table:content-validation-name="val12" office:value-type="string" calcext:value-type="string">
            <text:p>Pen Panha Sovan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Red</text:p>
          </table:table-cell>
          <table:table-cell table:style-name="ce6" table:content-validation-name="val11" office:value-type="date" office:date-value="2026-01-17" calcext:value-type="date">
            <text:p>17-Jan-2026</text:p>
          </table:table-cell>
          <table:table-cell/>
          <table:table-cell table:style-name="ce2" table:content-validation-name="val12" office:value-type="string" calcext:value-type="string">
            <text:p>Khunmeng Chhay</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6-01-17" calcext:value-type="date">
            <text:p>17-Jan-2026</text:p>
          </table:table-cell>
          <table:table-cell/>
          <table:table-cell table:style-name="ce2" table:content-validation-name="val12" office:value-type="string" calcext:value-type="string">
            <text:p>Dane Meas</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6-01-17" calcext:value-type="date">
            <text:p>17-Jan-2026</text:p>
          </table:table-cell>
          <table:table-cell/>
          <table:table-cell table:style-name="ce2" table:content-validation-name="val12" office:value-type="string" calcext:value-type="string">
            <text:p>Than Kimlang</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White</text:p>
          </table:table-cell>
          <table:table-cell table:style-name="ce6" table:content-validation-name="val11" office:value-type="date" office:date-value="2026-01-17" calcext:value-type="date">
            <text:p>17-Jan-2026</text:p>
          </table:table-cell>
          <table:table-cell/>
          <table:table-cell table:style-name="ce2" table:content-validation-name="val12" office:value-type="string" calcext:value-type="string">
            <text:p>San Vannary</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office:value-type="string" calcext:value-type="string">
            <text:p>Yellow</text:p>
          </table:table-cell>
          <table:table-cell table:style-name="ce6" table:content-validation-name="val11" office:value-type="date" office:date-value="2026-01-17" calcext:value-type="date">
            <text:p>17-Jan-2026</text:p>
          </table:table-cell>
          <table:table-cell/>
          <table:table-cell table:style-name="ce2" table:content-validation-name="val12" office:value-type="string" calcext:value-type="string">
            <text:p>Daleap Phalla </text:p>
          </table:table-cell>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1">
          <table:table-cell table:style-name="ce2" office:value-type="string" office:string-value="" calcext:value-type="error">
            <text:p>#NAME?</text:p>
          </table:table-cell>
          <table:table-cell table:style-name="ce2" table:content-validation-name="val10"/>
          <table:table-cell table:style-name="ce6" table:content-validation-name="val11"/>
          <table:table-cell table:style-name="ce2"/>
          <table:table-cell table:style-name="ce2" table:content-validation-name="val12"/>
          <table:table-cell table:number-columns-repeated="1019"/>
        </table:table-row>
        <table:table-row table:style-name="ro2" table:number-rows-repeated="1048480">
          <table:table-cell table:number-columns-repeated="1024"/>
        </table:table-row>
        <table:table-row table:style-name="ro2">
          <table:table-cell table:number-columns-repeated="1024"/>
        </table:table-row>
      </table:table>
      <table:table table:name="Events" table:style-name="ta4">
        <table:table-column table:style-name="co24" table:default-cell-style-name="Default"/>
        <table:table-column table:style-name="co25" table:default-cell-style-name="Default"/>
        <table:table-column table:style-name="co26" table:number-columns-repeated="4" table:default-cell-style-name="Default"/>
        <table:table-column table:style-name="co27" table:default-cell-style-name="Default"/>
        <table:table-column table:style-name="co25" table:default-cell-style-name="Default"/>
        <table:table-column table:style-name="co28" table:default-cell-style-name="Default"/>
        <table:table-column table:style-name="co4" table:number-columns-repeated="1015" table:default-cell-style-name="Default"/>
        <table:table-row table:style-name="ro1">
          <table:table-cell table:style-name="ce1" office:value-type="string" calcext:value-type="string">
            <text:p>Name</text:p>
          </table:table-cell>
          <table:table-cell table:style-name="ce1" office:value-type="string" calcext:value-type="string">
            <text:p>Type</text:p>
          </table:table-cell>
          <table:table-cell table:style-name="ce1" office:value-type="string" calcext:value-type="string">
            <text:p>Reg Start</text:p>
          </table:table-cell>
          <table:table-cell table:style-name="ce1" office:value-type="string" calcext:value-type="string">
            <text:p>Reg Close</text:p>
          </table:table-cell>
          <table:table-cell table:style-name="ce1" office:value-type="string" calcext:value-type="string">
            <text:p>Event Start</text:p>
          </table:table-cell>
          <table:table-cell table:style-name="ce1" office:value-type="string" calcext:value-type="string">
            <text:p>Event Close</text:p>
          </table:table-cell>
          <table:table-cell table:style-name="ce1" office:value-type="string" calcext:value-type="string">
            <text:p>Location</text:p>
          </table:table-cell>
          <table:table-cell table:style-name="ce1" office:value-type="string" calcext:value-type="string">
            <text:p>Description</text:p>
          </table:table-cell>
          <table:table-cell table:style-name="ce3" office:value-type="string" calcext:value-type="string">
            <text:p>Status</text:p>
          </table:table-cell>
          <table:table-cell table:number-columns-repeated="1015"/>
        </table:table-row>
        <table:table-row table:style-name="ro1">
          <table:table-cell table:style-name="ce2" office:value-type="string" calcext:value-type="string">
            <text:p>Cambodia Taekwondo Hope Competition 2023</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10-Dec-2023</text:p>
          </table:table-cell>
          <table:table-cell table:style-name="ce2" office:value-type="string" calcext:value-type="string">
            <text:p>Phnom Penh, Cambodia</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Cambodia Taekwondo Hope Competition 2024 - season 1</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4-May-2024</text:p>
          </table:table-cell>
          <table:table-cell table:style-name="ce2" office:value-type="string" calcext:value-type="string">
            <text:p>Phnom Penh, Cambodia</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Cambodia Taekwondo Hope Competition 2024 - season 2</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24-Aug-2024</text:p>
          </table:table-cell>
          <table:table-cell table:style-name="ce2" office:value-type="string" calcext:value-type="string">
            <text:p>Phnom Penh, Cambodia</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Cambodia Taekwondo Hope Competition 2025</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15-Mar-2025</text:p>
          </table:table-cell>
          <table:table-cell table:style-name="ce2" office:value-type="string" calcext:value-type="string">
            <text:p>Phnom Penh, Cambodia</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Best of the Best 2023</text:p>
          </table:table-cell>
          <table:table-cell table:style-name="ce2" table:content-validation-name="val13" office:value-type="string" calcext:value-type="string">
            <text:p>Competition</text:p>
          </table:table-cell>
          <table:table-cell table:style-name="ce8" table:number-columns-repeated="2"/>
          <table:table-cell table:style-name="ce8" office:value-type="string" calcext:value-type="string">
            <text:p>30-Dec-2023</text:p>
          </table:table-cell>
          <table:table-cell table:style-name="ce8" office:value-type="string" calcext:value-type="string">
            <text:p>30-Dec-2024</text:p>
          </table:table-cell>
          <table:table-cell table:style-name="ce2" office:value-type="string" calcext:value-type="string">
            <text:p>Phnom Penh, Cambodia</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Waein cup open championship 2025, Singapore</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17-Dec-2025</text:p>
          </table:table-cell>
          <table:table-cell table:style-name="ce2" office:value-type="string" calcext:value-type="string">
            <text:p>Singapore</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7th Heros International Taekwondo Cup 2025, Malaysia</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9-Aug-2025</text:p>
          </table:table-cell>
          <table:table-cell table:style-name="ce2" office:value-type="string" calcext:value-type="string">
            <text:p>Negeri Smbilan, Malaysia</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Cambodia Taekwondo National Championship 2024</text:p>
          </table:table-cell>
          <table:table-cell table:style-name="ce2" table:content-validation-name="val13" office:value-type="string" calcext:value-type="string">
            <text:p>Competition</text:p>
          </table:table-cell>
          <table:table-cell table:style-name="ce8" table:number-columns-repeated="2"/>
          <table:table-cell table:style-name="ce8" office:value-type="string" calcext:value-type="string">
            <text:p>20-Dec-2024</text:p>
          </table:table-cell>
          <table:table-cell table:style-name="ce8" office:value-type="string" calcext:value-type="string">
            <text:p>20-Dec-2025</text:p>
          </table:table-cell>
          <table:table-cell table:style-name="ce2" office:value-type="string" calcext:value-type="string">
            <text:p>Phnom Penh, Cambodia</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National School Game (NSG) 2024, Singapore</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13-May-2024</text:p>
          </table:table-cell>
          <table:table-cell table:style-name="ce2" office:value-type="string" calcext:value-type="string">
            <text:p>Singapore</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NTU's Tournament of Champions (TOC), Singapore</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8-Mar-2025</text:p>
          </table:table-cell>
          <table:table-cell table:style-name="ce2" office:value-type="string" calcext:value-type="string">
            <text:p>Singapore</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National School Game (NSG) 2025, Singapore</text:p>
          </table:table-cell>
          <table:table-cell table:style-name="ce2" table:content-validation-name="val13" office:value-type="string" calcext:value-type="string">
            <text:p>Competition</text:p>
          </table:table-cell>
          <table:table-cell table:style-name="ce8" table:number-columns-repeated="2"/>
          <table:table-cell table:number-columns-repeated="2" table:style-name="ce8" office:value-type="string" calcext:value-type="string">
            <text:p>13-May-2025</text:p>
          </table:table-cell>
          <table:table-cell table:style-name="ce2" office:value-type="string" calcext:value-type="string">
            <text:p>Singapore</text:p>
          </table:table-cell>
          <table:table-cell/>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Korean Ambassador's Cup Taekwondo Competition 2025</text:p>
          </table:table-cell>
          <table:table-cell table:style-name="ce2" table:content-validation-name="val13" office:value-type="string" calcext:value-type="string">
            <text:p>Competition</text:p>
          </table:table-cell>
          <table:table-cell table:style-name="ce8" office:value-type="string" calcext:value-type="string">
            <text:p>1-Aug-2025</text:p>
          </table:table-cell>
          <table:table-cell table:style-name="ce8" office:value-type="string" calcext:value-type="string">
            <text:p>20-Aug-2025</text:p>
          </table:table-cell>
          <table:table-cell table:style-name="ce8" office:value-type="string" calcext:value-type="string">
            <text:p>12-Sep-2025</text:p>
          </table:table-cell>
          <table:table-cell table:style-name="ce8" office:value-type="string" calcext:value-type="string">
            <text:p>12-Sep-2026</text:p>
          </table:table-cell>
          <table:table-cell table:style-name="ce2" office:value-type="string" calcext:value-type="string">
            <text:p>Phnom Penh, Cambodia</text:p>
          </table:table-cell>
          <table:table-cell table:style-name="ce2"/>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Kampong Chhnang Provincial Taekwondo Championship 2025</text:p>
          </table:table-cell>
          <table:table-cell table:style-name="ce2" table:content-validation-name="val13" office:value-type="string" calcext:value-type="string">
            <text:p>Competition</text:p>
          </table:table-cell>
          <table:table-cell table:style-name="ce8" office:value-type="string" calcext:value-type="string">
            <text:p>1-Nov-2025</text:p>
          </table:table-cell>
          <table:table-cell table:style-name="ce8" office:value-type="string" calcext:value-type="string">
            <text:p>20-Nov-2025</text:p>
          </table:table-cell>
          <table:table-cell table:style-name="ce8" office:value-type="string" calcext:value-type="string">
            <text:p>28-Nov-2025</text:p>
          </table:table-cell>
          <table:table-cell table:style-name="ce8" office:value-type="string" calcext:value-type="string">
            <text:p>29-Nov-2025</text:p>
          </table:table-cell>
          <table:table-cell table:style-name="ce2" office:value-type="string" calcext:value-type="string">
            <text:p>Kampong Chhnang, Cambodia</text:p>
          </table:table-cell>
          <table:table-cell table:style-name="ce2"/>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1st Hope International Taekwondo Open Championship 2026</text:p>
          </table:table-cell>
          <table:table-cell table:style-name="ce2" table:content-validation-name="val13" office:value-type="string" calcext:value-type="string">
            <text:p>Competition</text:p>
          </table:table-cell>
          <table:table-cell table:style-name="ce8" office:value-type="string" calcext:value-type="string">
            <text:p>1-Oct-2025</text:p>
          </table:table-cell>
          <table:table-cell table:style-name="ce8" office:value-type="string" calcext:value-type="string">
            <text:p>9-Dec-2025</text:p>
          </table:table-cell>
          <table:table-cell table:style-name="ce8" office:value-type="string" calcext:value-type="string">
            <text:p>8-Jan-2026</text:p>
          </table:table-cell>
          <table:table-cell table:style-name="ce8" office:value-type="string" calcext:value-type="string">
            <text:p>11-Jan-2026</text:p>
          </table:table-cell>
          <table:table-cell table:style-name="ce2" office:value-type="string" calcext:value-type="string">
            <text:p>Phnom Penh, Cambodia</text:p>
          </table:table-cell>
          <table:table-cell table:style-name="ce2"/>
          <table:table-cell table:style-name="ce2" table:content-validation-name="val14" office:value-type="string" calcext:value-type="string">
            <text:p>Closed</text:p>
          </table:table-cell>
          <table:table-cell table:number-columns-repeated="1015"/>
        </table:table-row>
        <table:table-row table:style-name="ro1">
          <table:table-cell table:style-name="ce2" office:value-type="string" calcext:value-type="string">
            <text:p>Cambodia Taekwondo National Championship 2025</text:p>
          </table:table-cell>
          <table:table-cell table:style-name="ce2" table:content-validation-name="val13" office:value-type="string" calcext:value-type="string">
            <text:p>Competition</text:p>
          </table:table-cell>
          <table:table-cell table:style-name="ce8" table:number-columns-repeated="4"/>
          <table:table-cell table:style-name="ce2" office:value-type="string" calcext:value-type="string">
            <text:p>Phnom Penh, Cambodia</text:p>
          </table:table-cell>
          <table:table-cell table:style-name="ce2" office:value-type="string" calcext:value-type="string">
            <text:p>For Black Belt only</text:p>
          </table:table-cell>
          <table:table-cell table:style-name="ce2" table:content-validation-name="val14" office:value-type="string" calcext:value-type="string">
            <text:p>Open</text:p>
          </table:table-cell>
          <table:table-cell table:number-columns-repeated="1015"/>
        </table:table-row>
        <table:table-row table:style-name="ro1" table:number-rows-repeated="14">
          <table:table-cell table:style-name="ce2"/>
          <table:table-cell table:style-name="ce2" table:content-validation-name="val13"/>
          <table:table-cell table:style-name="ce8" table:number-columns-repeated="4"/>
          <table:table-cell table:style-name="ce2" table:number-columns-repeated="2"/>
          <table:table-cell table:style-name="ce2" table:content-validation-name="val14"/>
          <table:table-cell table:number-columns-repeated="1015"/>
        </table:table-row>
        <table:table-row table:style-name="ro2" table:number-rows-repeated="1048545">
          <table:table-cell table:number-columns-repeated="1024"/>
        </table:table-row>
        <table:table-row table:style-name="ro2">
          <table:table-cell table:number-columns-repeated="1024"/>
        </table:table-row>
      </table:table>
      <table:table table:name="Attendance" table:style-name="ta5">
        <table:table-column table:style-name="co29" table:default-cell-style-name="Default"/>
        <table:table-column table:style-name="co25" table:default-cell-style-name="Default"/>
        <table:table-column table:style-name="co26" table:default-cell-style-name="Default"/>
        <table:table-column table:style-name="co30" table:default-cell-style-name="Default"/>
        <table:table-column table:style-name="co25" table:number-columns-repeated="2" table:default-cell-style-name="Default"/>
        <table:table-column table:style-name="co4" table:number-columns-repeated="1018" table:default-cell-style-name="Default"/>
        <table:table-row table:style-name="ro1">
          <table:table-cell table:style-name="ce1" office:value-type="string" calcext:value-type="string">
            <text:p>Student ID</text:p>
          </table:table-cell>
          <table:table-cell table:style-name="ce1" office:value-type="string" calcext:value-type="string">
            <text:p>Student Name</text:p>
          </table:table-cell>
          <table:table-cell table:style-name="ce1" office:value-type="string" calcext:value-type="string">
            <text:p>Date</text:p>
          </table:table-cell>
          <table:table-cell table:style-name="ce1" office:value-type="string" calcext:value-type="string">
            <text:p>Status</text:p>
          </table:table-cell>
          <table:table-cell table:number-columns-repeated="1020"/>
        </table:table-row>
        <table:table-row table:style-name="ro1">
          <table:table-cell table:style-name="ce2" table:number-matrix-columns-spanned="1" table:number-matrix-rows-spanned="659" table:formula="of:=IF([.B2:.B660]=&quot;&quot;; &quot;&quot;; IFERROR(xlookup([.B2:.B660]; [$Students.C$1:.C$1048576]; [$Students.A$1:.A$1048576]); &quot;Not Found&quot;))"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09-27" calcext:value-type="date">
            <text:p>27-Sep-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09-28" calcext:value-type="date">
            <text:p>28-Sep-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0-04" calcext:value-type="date">
            <text:p>4-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0-05" calcext:value-type="date">
            <text:p>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0-12" calcext:value-type="date">
            <text:p>12-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0-18" calcext:value-type="date">
            <text:p>18-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0-19" calcext:value-type="date">
            <text:p>19-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0-25" calcext:value-type="date">
            <text:p>2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0-26" calcext:value-type="date">
            <text:p>26-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01" calcext:value-type="date">
            <text:p>1-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02" calcext:value-type="date">
            <text:p>2-Nov-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08" calcext:value-type="date">
            <text:p>8-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1-30" calcext:value-type="date">
            <text:p>30-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09-27" calcext:value-type="date">
            <text:p>27-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09-28" calcext:value-type="date">
            <text:p>28-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0-04" calcext:value-type="date">
            <text:p>4-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0-05" calcext:value-type="date">
            <text:p>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0-12" calcext:value-type="date">
            <text:p>12-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0-18" calcext:value-type="date">
            <text:p>18-Oct-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0-19" calcext:value-type="date">
            <text:p>19-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0-25" calcext:value-type="date">
            <text:p>2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0-26" calcext:value-type="date">
            <text:p>26-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01" calcext:value-type="date">
            <text:p>1-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02" calcext:value-type="date">
            <text:p>2-Nov-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08" calcext:value-type="date">
            <text:p>8-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15" calcext:value-type="date">
            <text:p>15-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22" calcext:value-type="date">
            <text:p>22-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2-13" calcext:value-type="date">
            <text:p>13-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09-27" calcext:value-type="date">
            <text:p>27-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09-28" calcext:value-type="date">
            <text:p>28-Sep-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0-04" calcext:value-type="date">
            <text:p>4-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0-05" calcext:value-type="date">
            <text:p>5-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0-12" calcext:value-type="date">
            <text:p>12-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0-18" calcext:value-type="date">
            <text:p>18-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0-19" calcext:value-type="date">
            <text:p>19-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0-25" calcext:value-type="date">
            <text:p>25-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0-26" calcext:value-type="date">
            <text:p>26-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01" calcext:value-type="date">
            <text:p>1-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02" calcext:value-type="date">
            <text:p>2-Nov-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08" calcext:value-type="date">
            <text:p>8-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15" calcext:value-type="date">
            <text:p>15-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22" calcext:value-type="date">
            <text:p>22-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23" calcext:value-type="date">
            <text:p>23-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2-06" calcext:value-type="date">
            <text:p>6-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2-13" calcext:value-type="date">
            <text:p>13-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09-27" calcext:value-type="date">
            <text:p>27-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09-28" calcext:value-type="date">
            <text:p>28-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0-04" calcext:value-type="date">
            <text:p>4-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0-05" calcext:value-type="date">
            <text:p>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0-12" calcext:value-type="date">
            <text:p>12-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0-18" calcext:value-type="date">
            <text:p>18-Oct-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0-19" calcext:value-type="date">
            <text:p>19-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0-25" calcext:value-type="date">
            <text:p>2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0-26" calcext:value-type="date">
            <text:p>26-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1-01" calcext:value-type="date">
            <text:p>1-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1-02" calcext:value-type="date">
            <text:p>2-Nov-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1-08" calcext:value-type="date">
            <text:p>8-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em Keotetsobonneary</text:p>
          </table:table-cell>
          <table:table-cell table:style-name="ce9" table:content-validation-name="val16" office:value-type="date" office:date-value="2025-09-27" calcext:value-type="date">
            <text:p>27-Sep-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em Keotetsobonneary</text:p>
          </table:table-cell>
          <table:table-cell table:style-name="ce10" table:content-validation-name="val16" office:value-type="date" office:date-value="2025-09-28" calcext:value-type="date">
            <text:p>28-Sep-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em Keotetsobonneary</text:p>
          </table:table-cell>
          <table:table-cell table:style-name="ce9" table:content-validation-name="val16" office:value-type="date" office:date-value="2025-10-04" calcext:value-type="date">
            <text:p>4-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em Keotetsobonneary</text:p>
          </table:table-cell>
          <table:table-cell table:style-name="ce10" table:content-validation-name="val16" office:value-type="date" office:date-value="2025-10-05" calcext:value-type="date">
            <text:p>5-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em Keotetsobonneary</text:p>
          </table:table-cell>
          <table:table-cell table:style-name="ce9" table:content-validation-name="val16" office:value-type="date" office:date-value="2025-10-12" calcext:value-type="date">
            <text:p>12-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em Keotetsobonneary</text:p>
          </table:table-cell>
          <table:table-cell table:style-name="ce10" table:content-validation-name="val16" office:value-type="date" office:date-value="2025-10-18" calcext:value-type="date">
            <text:p>18-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09-27" calcext:value-type="date">
            <text:p>27-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09-28" calcext:value-type="date">
            <text:p>28-Sep-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0-04" calcext:value-type="date">
            <text:p>4-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0-05" calcext:value-type="date">
            <text:p>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0-12" calcext:value-type="date">
            <text:p>12-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0-18" calcext:value-type="date">
            <text:p>18-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0-19" calcext:value-type="date">
            <text:p>19-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0-25" calcext:value-type="date">
            <text:p>2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0-26" calcext:value-type="date">
            <text:p>26-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1-01" calcext:value-type="date">
            <text:p>1-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1-02" calcext:value-type="date">
            <text:p>2-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1-08" calcext:value-type="date">
            <text:p>8-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1-09" calcext:value-type="date">
            <text:p>9-Nov-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09-27" calcext:value-type="date">
            <text:p>27-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09-28" calcext:value-type="date">
            <text:p>28-Sep-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0-04" calcext:value-type="date">
            <text:p>4-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0-05" calcext:value-type="date">
            <text:p>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0-12" calcext:value-type="date">
            <text:p>12-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0-18" calcext:value-type="date">
            <text:p>18-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0-19" calcext:value-type="date">
            <text:p>19-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0-25" calcext:value-type="date">
            <text:p>2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0-26" calcext:value-type="date">
            <text:p>26-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1-01" calcext:value-type="date">
            <text:p>1-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1-02" calcext:value-type="date">
            <text:p>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1-08" calcext:value-type="date">
            <text:p>8-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0-05" calcext:value-type="date">
            <text:p>5-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0-12" calcext:value-type="date">
            <text:p>12-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0-18" calcext:value-type="date">
            <text:p>18-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0-19" calcext:value-type="date">
            <text:p>19-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0-25" calcext:value-type="date">
            <text:p>25-Oct-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0-26" calcext:value-type="date">
            <text:p>26-Oct-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1-01" calcext:value-type="date">
            <text:p>1-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1-02" calcext:value-type="date">
            <text:p>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1-08" calcext:value-type="date">
            <text:p>8-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10" table:content-validation-name="val16" office:value-type="date" office:date-value="2025-11-08" calcext:value-type="date">
            <text:p>8-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9"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10" table:content-validation-name="val16" office:value-type="date" office:date-value="2025-11-08" calcext:value-type="date">
            <text:p>8-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9"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10" table:content-validation-name="val16" office:value-type="date" office:date-value="2025-11-08" calcext:value-type="date">
            <text:p>8-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9" table:content-validation-name="val16" office:value-type="date" office:date-value="2025-11-09" calcext:value-type="date">
            <text:p>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en Sothea</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en Sothe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en Sothe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en Sothe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en Sothe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en Sothe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au Boreinna </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au Boreinna </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au Boreinna </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au Boreinna </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au Boreinna </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au Boreinna </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phea Ratanak</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phea Ratanak</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phea Ratanak</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phea Ratanak</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phea Ratanak</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phea Ratanak</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10" table:content-validation-name="val16" office:value-type="date" office:date-value="2025-11-15" calcext:value-type="date">
            <text:p>15-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9" table:content-validation-name="val16" office:value-type="date" office:date-value="2025-11-16" calcext:value-type="date">
            <text:p>16-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10" table:content-validation-name="val16" office:value-type="date" office:date-value="2025-11-22" calcext:value-type="date">
            <text:p>22-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9" table:content-validation-name="val16" office:value-type="date" office:date-value="2025-11-23" calcext:value-type="date">
            <text:p>23-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10" table:content-validation-name="val16" office:value-type="date" office:date-value="2025-11-29" calcext:value-type="date">
            <text:p>29-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Ly Sokvadhdika</text:p>
          </table:table-cell>
          <table:table-cell table:style-name="ce9" table:content-validation-name="val16" office:value-type="date" office:date-value="2025-11-30" calcext:value-type="date">
            <text:p>30-Nov-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Ly Sokvadhdika</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Ly Sokvadhdika</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Ly Sokvadhdika</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Ly Sokvadhdika</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out Jinghouy</text:p>
          </table:table-cell>
          <table:table-cell table:style-name="ce10" table:content-validation-name="val16" office:value-type="date" office:date-value="2025-12-06" calcext:value-type="date">
            <text:p>6-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out Jinghouy</text:p>
          </table:table-cell>
          <table:table-cell table:style-name="ce9" table:content-validation-name="val16" office:value-type="date" office:date-value="2025-12-07" calcext:value-type="date">
            <text:p>7-Dec-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out Jinghouy</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out Jinghouy</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ith Bunnath</text:p>
          </table:table-cell>
          <table:table-cell table:style-name="ce10" table:content-validation-name="val16" office:value-type="date" office:date-value="2025-12-13" calcext:value-type="date">
            <text:p>13-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ith Bunnath</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afan Meak</text:p>
          </table:table-cell>
          <table:table-cell table:style-name="ce9" table:content-validation-name="val16" office:value-type="date" office:date-value="2025-12-14" calcext:value-type="date">
            <text:p>14-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opich Rithyn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ak Lymeng</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OENG CHAMROEUNREASEY</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thea Mith</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eou Thidapin</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ABOUBAKAR <text:s/>ROSNAVATTEY </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th Danit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y Vorleak</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amneang Leongtin</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huok Sotheanin </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s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Vando Chenit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en Sothe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un Seyh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au Boreinna </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Yem Sakphe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Sophea Ratanak</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Late</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Chheang <text:s text:c="2"/>HongHeng </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Phan Arany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Ly Sokvadhdika</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Hout Jinghouy</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Tith Bunnath</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Pre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office:value-type="string" calcext:value-type="string">
            <text:p>Nafan Meak</text:p>
          </table:table-cell>
          <table:table-cell table:style-name="ce6" table:content-validation-name="val16" office:value-type="date" office:date-value="2025-12-20" calcext:value-type="date">
            <text:p>20-Dec-2025</text:p>
          </table:table-cell>
          <table:table-cell table:style-name="ce2" table:content-validation-name="val17" office:value-type="string" calcext:value-type="string">
            <text:p>Absent</text:p>
          </table:table-cell>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1">
          <table:table-cell table:style-name="ce2" office:value-type="string" office:string-value="" calcext:value-type="error">
            <text:p>#NAME?</text:p>
          </table:table-cell>
          <table:table-cell table:style-name="ce2" table:content-validation-name="val15"/>
          <table:table-cell table:style-name="ce6" table:content-validation-name="val16"/>
          <table:table-cell table:style-name="ce2" table:content-validation-name="val17"/>
          <table:table-cell table:number-columns-repeated="1020"/>
        </table:table-row>
        <table:table-row table:style-name="ro2" table:number-rows-repeated="1047915">
          <table:table-cell table:number-columns-repeated="1024"/>
        </table:table-row>
        <table:table-row table:style-name="ro2">
          <table:table-cell table:number-columns-repeated="1024"/>
        </table:table-row>
      </table:table>
      <table:table table:name="Payment_Tracker" table:style-name="ta6">
        <table:table-column table:style-name="co31" table:default-cell-style-name="Default"/>
        <table:table-column table:style-name="co32" table:default-cell-style-name="Default"/>
        <table:table-column table:style-name="co33" table:default-cell-style-name="Default"/>
        <table:table-column table:style-name="co4" table:number-columns-repeated="1021" table:default-cell-style-name="Default"/>
        <table:table-row table:style-name="ro3">
          <table:table-cell table:style-name="ce11" office:value-type="string" calcext:value-type="string" table:number-columns-spanned="3" table:number-rows-spanned="1">
            <text:p>Year</text:p>
          </table:table-cell>
          <table:covered-table-cell table:number-columns-repeated="2"/>
          <table:table-cell table:style-name="ce21" table:content-validation-name="val18" office:value-type="float" office:value="2026" calcext:value-type="float" table:number-columns-spanned="12" table:number-rows-spanned="1">
            <text:p>2026</text:p>
          </table:table-cell>
          <table:covered-table-cell table:number-columns-repeated="11"/>
          <table:table-cell table:style-name="ce2" table:number-columns-repeated="11"/>
          <table:table-cell table:number-columns-repeated="998"/>
        </table:table-row>
        <table:table-row table:style-name="ro4">
          <table:table-cell table:style-name="ce2" table:number-columns-repeated="26"/>
          <table:table-cell table:number-columns-repeated="998"/>
        </table:table-row>
        <table:table-row table:style-name="ro1">
          <table:table-cell table:style-name="ce12" office:value-type="string" calcext:value-type="string">
            <text:p>Student ID</text:p>
          </table:table-cell>
          <table:table-cell table:style-name="ce12" office:value-type="string" calcext:value-type="string">
            <text:p>Khmer Full Name</text:p>
          </table:table-cell>
          <table:table-cell table:style-name="ce12" office:value-type="string" calcext:value-type="string">
            <text:p>English Full Name</text:p>
          </table:table-cell>
          <table:table-cell table:style-name="ce22" office:value-type="string" calcext:value-type="string">
            <text:p>Jan</text:p>
          </table:table-cell>
          <table:table-cell table:style-name="ce22" office:value-type="string" calcext:value-type="string">
            <text:p>Feb</text:p>
          </table:table-cell>
          <table:table-cell table:style-name="ce22" office:value-type="string" calcext:value-type="string">
            <text:p>Mar</text:p>
          </table:table-cell>
          <table:table-cell table:style-name="ce22" office:value-type="string" calcext:value-type="string">
            <text:p>Apr</text:p>
          </table:table-cell>
          <table:table-cell table:style-name="ce22" office:value-type="string" calcext:value-type="string">
            <text:p>May</text:p>
          </table:table-cell>
          <table:table-cell table:style-name="ce22" office:value-type="string" calcext:value-type="string">
            <text:p>Jun</text:p>
          </table:table-cell>
          <table:table-cell table:style-name="ce22" office:value-type="string" calcext:value-type="string">
            <text:p>Jul</text:p>
          </table:table-cell>
          <table:table-cell table:style-name="ce22" office:value-type="string" calcext:value-type="string">
            <text:p>Aug</text:p>
          </table:table-cell>
          <table:table-cell table:style-name="ce22" office:value-type="string" calcext:value-type="string">
            <text:p>Sep</text:p>
          </table:table-cell>
          <table:table-cell table:style-name="ce22" office:value-type="string" calcext:value-type="string">
            <text:p>Oct</text:p>
          </table:table-cell>
          <table:table-cell table:style-name="ce22" office:value-type="string" calcext:value-type="string">
            <text:p>Nov</text:p>
          </table:table-cell>
          <table:table-cell table:style-name="ce22" office:value-type="string" calcext:value-type="string">
            <text:p>Dec</text:p>
          </table:table-cell>
          <table:table-cell table:style-name="ce2" table:number-columns-repeated="11"/>
          <table:table-cell table:number-columns-repeated="998"/>
        </table:table-row>
        <table:table-row table:style-name="ro1">
          <table:table-cell table:style-name="ce13" table:number-matrix-columns-spanned="3" table:number-matrix-rows-spanned="44" table:formula="of:=IF(COUNTA([$Students.A2:.A50])=0; &quot;No Students Found&quot;; IFERROR([$Students.A2:.C50]; &quot;&quot;))" office:value-type="string" office:string-value="STU-F-001" calcext:value-type="string">
            <text:p>STU-F-001</text:p>
          </table:table-cell>
          <table:table-cell table:style-name="ce17" office:value-type="string" office:string-value="សៅពេជ្រ  រិទ្ធីណា" calcext:value-type="string">
            <text:p>សៅពេជ្រ <text:s/>រិទ្ធីណា</text:p>
          </table:table-cell>
          <table:table-cell table:style-name="ce17" office:value-type="string" office:string-value="Saopich Rithyna" calcext:value-type="string">
            <text:p>Saopich Rithyna</text:p>
          </table:table-cell>
          <table:table-cell table:style-name="ce19" table:content-validation-name="val19" table:number-columns-repeated="11"/>
          <table:table-cell table:style-name="ce23" table:content-validation-name="val19"/>
          <table:table-cell table:style-name="ce2" table:number-columns-repeated="11"/>
          <table:table-cell table:number-columns-repeated="998"/>
        </table:table-row>
        <table:table-row table:style-name="ro1">
          <table:table-cell table:style-name="ce14" office:value-type="string" office:string-value="STU-M-002" calcext:value-type="string">
            <text:p>STU-M-002</text:p>
          </table:table-cell>
          <table:table-cell table:style-name="ce18" office:value-type="string" office:string-value="ហាក់ លីម៉េង" calcext:value-type="string">
            <text:p>ហាក់ លីម៉េង</text:p>
          </table:table-cell>
          <table:table-cell table:style-name="ce18" office:value-type="string" office:string-value="Hak Lymeng" calcext:value-type="string">
            <text:p>Hak Lymeng</text:p>
          </table:table-cell>
          <table:table-cell table:style-name="ce18" table:content-validation-name="val19" table:number-columns-repeated="11"/>
          <table:table-cell table:style-name="ce24" table:content-validation-name="val19"/>
          <table:table-cell table:style-name="ce2" table:number-columns-repeated="11"/>
          <table:table-cell table:number-columns-repeated="998"/>
        </table:table-row>
        <table:table-row table:style-name="ro1">
          <table:table-cell table:style-name="ce15" office:value-type="string" office:string-value="STU-F-003" calcext:value-type="string">
            <text:p>STU-F-003</text:p>
          </table:table-cell>
          <table:table-cell table:style-name="ce19" office:value-type="string" office:string-value="អុឹង ចំរើនរាសី" calcext:value-type="string">
            <text:p>អុឹង ចំរើនរាសី</text:p>
          </table:table-cell>
          <table:table-cell table:style-name="ce19" office:value-type="string" office:string-value="Oeng Chamroeunreasey" calcext:value-type="string">
            <text:p>Oeng Chamroeunreasey</text:p>
          </table:table-cell>
          <table:table-cell table:style-name="ce19" table:content-validation-name="val19" office:value-type="string" calcext:value-type="string">
            <text:p>Paid</text:p>
          </table:table-cell>
          <table:table-cell table:style-name="ce19" table:content-validation-name="val19" table:number-columns-repeated="10"/>
          <table:table-cell table:style-name="ce23" table:content-validation-name="val19"/>
          <table:table-cell table:style-name="ce2" table:number-columns-repeated="11"/>
          <table:table-cell table:number-columns-repeated="998"/>
        </table:table-row>
        <table:table-row table:style-name="ro1">
          <table:table-cell table:style-name="ce14" office:value-type="string" office:string-value="STU-F-004" calcext:value-type="string">
            <text:p>STU-F-004</text:p>
          </table:table-cell>
          <table:table-cell table:style-name="ce18" office:value-type="string" office:string-value="មិត សុធា" calcext:value-type="string">
            <text:p>មិត សុធា</text:p>
          </table:table-cell>
          <table:table-cell table:style-name="ce18" office:value-type="string" office:string-value="Sothea Mith" calcext:value-type="string">
            <text:p>Sothea Mith</text:p>
          </table:table-cell>
          <table:table-cell table:style-name="ce18" table:content-validation-name="val19" table:number-columns-repeated="11"/>
          <table:table-cell table:style-name="ce24" table:content-validation-name="val19"/>
          <table:table-cell table:style-name="ce2" table:number-columns-repeated="11"/>
          <table:table-cell table:number-columns-repeated="998"/>
        </table:table-row>
        <table:table-row table:style-name="ro1">
          <table:table-cell table:style-name="ce15" office:value-type="string" office:string-value="STU-F-005" calcext:value-type="string">
            <text:p>STU-F-005</text:p>
          </table:table-cell>
          <table:table-cell table:style-name="ce19" office:value-type="string" office:string-value="ហែម កែវទិត្យសុបុណ្យនារី" calcext:value-type="string">
            <text:p>ហែម កែវទិត្យសុបុណ្យនារី</text:p>
          </table:table-cell>
          <table:table-cell table:style-name="ce19" office:value-type="string" office:string-value="Hem Keotetsobonneary" calcext:value-type="string">
            <text:p>Hem Keotetsobonneary</text:p>
          </table:table-cell>
          <table:table-cell table:style-name="ce19" table:content-validation-name="val19" table:number-columns-repeated="11"/>
          <table:table-cell table:style-name="ce23" table:content-validation-name="val19"/>
          <table:table-cell table:style-name="ce2" table:number-columns-repeated="11"/>
          <table:table-cell table:number-columns-repeated="998"/>
        </table:table-row>
        <table:table-row table:style-name="ro1">
          <table:table-cell table:style-name="ce14" office:value-type="string" office:string-value="STU-F-006" calcext:value-type="string">
            <text:p>STU-F-006</text:p>
          </table:table-cell>
          <table:table-cell table:style-name="ce18" office:value-type="string" office:string-value="នៅ ធីតាពីន" calcext:value-type="string">
            <text:p>នៅ ធីតាពីន</text:p>
          </table:table-cell>
          <table:table-cell table:style-name="ce18" office:value-type="string" office:string-value="Neou Thidapin" calcext:value-type="string">
            <text:p>Neou Thidapin</text:p>
          </table:table-cell>
          <table:table-cell table:style-name="ce18" table:content-validation-name="val19" table:number-columns-repeated="11"/>
          <table:table-cell table:style-name="ce24" table:content-validation-name="val19"/>
          <table:table-cell table:style-name="ce2" table:number-columns-repeated="11"/>
          <table:table-cell table:number-columns-repeated="998"/>
        </table:table-row>
        <table:table-row table:style-name="ro1">
          <table:table-cell table:style-name="ce15" office:value-type="string" office:string-value="STU-F-007" calcext:value-type="string">
            <text:p>STU-F-007</text:p>
          </table:table-cell>
          <table:table-cell table:style-name="ce19" office:value-type="string" office:string-value="អាពូបាកា រ៉ូសនាវ៉ាត្តី " calcext:value-type="string">
            <text:p>អាពូបាកា រ៉ូសនាវ៉ាត្តី </text:p>
          </table:table-cell>
          <table:table-cell table:style-name="ce19" office:value-type="string" office:string-value="Aboubakar  Rosnavattey " calcext:value-type="string">
            <text:p>Aboubakar <text:s/>Rosnavattey </text:p>
          </table:table-cell>
          <table:table-cell table:style-name="ce19" table:content-validation-name="val19" table:number-columns-repeated="11"/>
          <table:table-cell table:style-name="ce23" table:content-validation-name="val19"/>
          <table:table-cell table:style-name="ce2" table:number-columns-repeated="11"/>
          <table:table-cell table:number-columns-repeated="998"/>
        </table:table-row>
        <table:table-row table:style-name="ro1">
          <table:table-cell table:style-name="ce14" office:value-type="string" office:string-value="STU-F-008" calcext:value-type="string">
            <text:p>STU-F-008</text:p>
          </table:table-cell>
          <table:table-cell table:style-name="ce18" office:value-type="string" office:string-value="នុត ដានីតា" calcext:value-type="string">
            <text:p>នុត ដានីតា</text:p>
          </table:table-cell>
          <table:table-cell table:style-name="ce18" office:value-type="string" office:string-value="Nuth Danita" calcext:value-type="string">
            <text:p>Nuth Danita</text:p>
          </table:table-cell>
          <table:table-cell table:style-name="ce18" table:content-validation-name="val19" table:number-columns-repeated="11"/>
          <table:table-cell table:style-name="ce24" table:content-validation-name="val19"/>
          <table:table-cell table:style-name="ce2" table:number-columns-repeated="11"/>
          <table:table-cell table:number-columns-repeated="998"/>
        </table:table-row>
        <table:table-row table:style-name="ro1">
          <table:table-cell table:style-name="ce15" office:value-type="string" office:string-value="STU-M-009" calcext:value-type="string">
            <text:p>STU-M-009</text:p>
          </table:table-cell>
          <table:table-cell table:style-name="ce19" office:value-type="string" office:string-value="ភេន ឌីណា" calcext:value-type="string">
            <text:p>ភេន ឌីណា</text:p>
          </table:table-cell>
          <table:table-cell table:style-name="ce19" office:value-type="string" office:string-value="Dina Pan " calcext:value-type="string">
            <text:p>Dina Pan </text:p>
          </table:table-cell>
          <table:table-cell table:style-name="ce19" table:content-validation-name="val19" table:number-columns-repeated="11"/>
          <table:table-cell table:style-name="ce23" table:content-validation-name="val19"/>
          <table:table-cell table:style-name="ce2" table:number-columns-repeated="11"/>
          <table:table-cell table:number-columns-repeated="998"/>
        </table:table-row>
        <table:table-row table:style-name="ro1">
          <table:table-cell table:style-name="ce14" office:value-type="string" office:string-value="STU-M-010" calcext:value-type="string">
            <text:p>STU-M-010</text:p>
          </table:table-cell>
          <table:table-cell table:style-name="ce18" office:value-type="string" office:string-value="សោម សុវិន" calcext:value-type="string">
            <text:p>សោម សុវិន</text:p>
          </table:table-cell>
          <table:table-cell table:style-name="ce18" office:value-type="string" office:string-value="Soam Sovin" calcext:value-type="string">
            <text:p>Soam Sovin</text:p>
          </table:table-cell>
          <table:table-cell table:style-name="ce18" table:content-validation-name="val19" table:number-columns-repeated="11"/>
          <table:table-cell table:style-name="ce24" table:content-validation-name="val19"/>
          <table:table-cell table:style-name="ce2" table:number-columns-repeated="11"/>
          <table:table-cell table:number-columns-repeated="998"/>
        </table:table-row>
        <table:table-row table:style-name="ro1">
          <table:table-cell table:style-name="ce15" office:value-type="string" office:string-value="STU-F-011" calcext:value-type="string">
            <text:p>STU-F-011</text:p>
          </table:table-cell>
          <table:table-cell table:style-name="ce19" office:value-type="string" office:string-value="ឃានកែវ បាបឺរ៉ា" calcext:value-type="string">
            <text:p>ឃានកែវ បាបឺរ៉ា</text:p>
          </table:table-cell>
          <table:table-cell table:style-name="ce19" office:value-type="string" office:string-value="Kheankeo Babera" calcext:value-type="string">
            <text:p>Kheankeo Babera</text:p>
          </table:table-cell>
          <table:table-cell table:style-name="ce19" table:content-validation-name="val19" table:number-columns-repeated="11"/>
          <table:table-cell table:style-name="ce23" table:content-validation-name="val19"/>
          <table:table-cell table:style-name="ce2" table:number-columns-repeated="11"/>
          <table:table-cell table:number-columns-repeated="998"/>
        </table:table-row>
        <table:table-row table:style-name="ro1">
          <table:table-cell table:style-name="ce14" office:value-type="string" office:string-value="STU-F-012" calcext:value-type="string">
            <text:p>STU-F-012</text:p>
          </table:table-cell>
          <table:table-cell table:style-name="ce18" office:value-type="string" office:string-value="ទី វរលក្ខណ៍" calcext:value-type="string">
            <text:p>ទី វរលក្ខណ៍</text:p>
          </table:table-cell>
          <table:table-cell table:style-name="ce18" office:value-type="string" office:string-value="Ty Vorleak" calcext:value-type="string">
            <text:p>Ty Vorleak</text:p>
          </table:table-cell>
          <table:table-cell table:style-name="ce18" table:content-validation-name="val19" table:number-columns-repeated="11"/>
          <table:table-cell table:style-name="ce24" table:content-validation-name="val19"/>
          <table:table-cell table:style-name="ce2" table:number-columns-repeated="11"/>
          <table:table-cell table:number-columns-repeated="998"/>
        </table:table-row>
        <table:table-row table:style-name="ro1">
          <table:table-cell table:style-name="ce15" office:value-type="string" office:string-value="STU-F-013" calcext:value-type="string">
            <text:p>STU-F-013</text:p>
          </table:table-cell>
          <table:table-cell table:style-name="ce19" office:value-type="string" office:string-value="សំនៀង ឡេអុងទីន" calcext:value-type="string">
            <text:p>សំនៀង ឡេអុងទីន</text:p>
          </table:table-cell>
          <table:table-cell table:style-name="ce19" office:value-type="string" office:string-value="Samneang Leongtin" calcext:value-type="string">
            <text:p>Samneang Leongtin</text:p>
          </table:table-cell>
          <table:table-cell table:style-name="ce19" table:content-validation-name="val19" office:value-type="string" calcext:value-type="string">
            <text:p>Paid</text:p>
          </table:table-cell>
          <table:table-cell table:style-name="ce19" table:content-validation-name="val19" table:number-columns-repeated="10"/>
          <table:table-cell table:style-name="ce23" table:content-validation-name="val19"/>
          <table:table-cell table:style-name="ce2" table:number-columns-repeated="11"/>
          <table:table-cell table:number-columns-repeated="998"/>
        </table:table-row>
        <table:table-row table:style-name="ro1">
          <table:table-cell table:style-name="ce14" office:value-type="string" office:string-value="STU-F-014" calcext:value-type="string">
            <text:p>STU-F-014</text:p>
          </table:table-cell>
          <table:table-cell table:style-name="ce18" office:value-type="string" office:string-value="ធួក សុធានីន" calcext:value-type="string">
            <text:p>ធួក សុធានីន</text:p>
          </table:table-cell>
          <table:table-cell table:style-name="ce18" office:value-type="string" office:string-value="Thuok Sotheanin " calcext:value-type="string">
            <text:p>Thuok Sotheanin </text:p>
          </table:table-cell>
          <table:table-cell table:style-name="ce18" table:content-validation-name="val19" table:number-columns-repeated="11"/>
          <table:table-cell table:style-name="ce24" table:content-validation-name="val19"/>
          <table:table-cell table:style-name="ce2" table:number-columns-repeated="11"/>
          <table:table-cell table:number-columns-repeated="998"/>
        </table:table-row>
        <table:table-row table:style-name="ro1">
          <table:table-cell table:style-name="ce15" office:value-type="string" office:string-value="STU-F-015" calcext:value-type="string">
            <text:p>STU-F-015</text:p>
          </table:table-cell>
          <table:table-cell table:style-name="ce19" office:value-type="string" office:string-value="វ៉ាន់ដូរ ជេនិសា" calcext:value-type="string">
            <text:p>វ៉ាន់ដូរ ជេនិសា</text:p>
          </table:table-cell>
          <table:table-cell table:style-name="ce19" office:value-type="string" office:string-value="Vando Chenisa" calcext:value-type="string">
            <text:p>Vando Chenisa</text:p>
          </table:table-cell>
          <table:table-cell table:style-name="ce19" table:content-validation-name="val19" table:number-columns-repeated="11"/>
          <table:table-cell table:style-name="ce23" table:content-validation-name="val19"/>
          <table:table-cell table:style-name="ce2" table:number-columns-repeated="11"/>
          <table:table-cell table:number-columns-repeated="998"/>
        </table:table-row>
        <table:table-row table:style-name="ro1">
          <table:table-cell table:style-name="ce16" office:value-type="string" office:string-value="STU-F-016" calcext:value-type="string">
            <text:p>STU-F-016</text:p>
          </table:table-cell>
          <table:table-cell table:style-name="ce20" office:value-type="string" office:string-value="វ៉ាន់ដូរ ជេនិតា" calcext:value-type="string">
            <text:p>វ៉ាន់ដូរ ជេនិតា</text:p>
          </table:table-cell>
          <table:table-cell table:style-name="ce20" office:value-type="string" office:string-value="Vando Chenita" calcext:value-type="string">
            <text:p>Vando Chenita</text:p>
          </table:table-cell>
          <table:table-cell table:style-name="ce20" table:content-validation-name="val19" table:number-columns-repeated="11"/>
          <table:table-cell table:style-name="ce25" table:content-validation-name="val19"/>
          <table:table-cell table:style-name="ce2" table:number-columns-repeated="11"/>
          <table:table-cell table:number-columns-repeated="998"/>
        </table:table-row>
        <table:table-row table:style-name="ro1">
          <table:table-cell table:style-name="ce2" office:value-type="string" office:string-value="STU-F-017" calcext:value-type="string">
            <text:p>STU-F-017</text:p>
          </table:table-cell>
          <table:table-cell table:style-name="ce2" office:value-type="string" office:string-value="ប៉ែន សុធា" calcext:value-type="string">
            <text:p>ប៉ែន សុធា</text:p>
          </table:table-cell>
          <table:table-cell table:style-name="ce2" office:value-type="string" office:string-value="Pen Sothea" calcext:value-type="string">
            <text:p>Pen Sothea</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18" calcext:value-type="string">
            <text:p>STU-F-018</text:p>
          </table:table-cell>
          <table:table-cell table:style-name="ce2" office:value-type="string" office:string-value="នន់ សីហា" calcext:value-type="string">
            <text:p>នន់ សីហា</text:p>
          </table:table-cell>
          <table:table-cell table:style-name="ce2" office:value-type="string" office:string-value="Nun Seyha" calcext:value-type="string">
            <text:p>Nun Seyha</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19" calcext:value-type="string">
            <text:p>STU-F-019</text:p>
          </table:table-cell>
          <table:table-cell table:style-name="ce2" office:value-type="string" office:string-value="ចៅ បូរ៉ែនណា" calcext:value-type="string">
            <text:p>ចៅ បូរ៉ែនណា</text:p>
          </table:table-cell>
          <table:table-cell table:style-name="ce2" office:value-type="string" office:string-value="Chau Boreinna " calcext:value-type="string">
            <text:p>Chau Boreinna </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20" calcext:value-type="string">
            <text:p>STU-M-020</text:p>
          </table:table-cell>
          <table:table-cell table:style-name="ce2" office:value-type="string" office:string-value="សុភា រតនៈ" calcext:value-type="string">
            <text:p>សុភា រតនៈ</text:p>
          </table:table-cell>
          <table:table-cell table:style-name="ce2" office:value-type="string" office:string-value="Sophea Ratanak" calcext:value-type="string">
            <text:p>Sophea Ratanak</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21" calcext:value-type="string">
            <text:p>STU-M-021</text:p>
          </table:table-cell>
          <table:table-cell table:style-name="ce2" office:value-type="string" office:string-value="យ៉ែម សភា" calcext:value-type="string">
            <text:p>យ៉ែម សភា</text:p>
          </table:table-cell>
          <table:table-cell table:style-name="ce2" office:value-type="string" office:string-value="Yem Sakphea" calcext:value-type="string">
            <text:p>Yem Sakphea</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22" calcext:value-type="string">
            <text:p>STU-M-022</text:p>
          </table:table-cell>
          <table:table-cell table:style-name="ce2" office:value-type="string" office:string-value="ឈៀង ហុងហេង" calcext:value-type="string">
            <text:p>ឈៀង ហុងហេង</text:p>
          </table:table-cell>
          <table:table-cell table:style-name="ce2" office:value-type="string" office:string-value="Chheang   Hongheng " calcext:value-type="string">
            <text:p>Chheang <text:s text:c="2"/>Hongheng </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23" calcext:value-type="string">
            <text:p>STU-F-023</text:p>
          </table:table-cell>
          <table:table-cell table:style-name="ce2" office:value-type="string" office:string-value="ផាន់ អារ៉ាន់យ៉ា" calcext:value-type="string">
            <text:p>ផាន់ អារ៉ាន់យ៉ា</text:p>
          </table:table-cell>
          <table:table-cell table:style-name="ce2" office:value-type="string" office:string-value="Phan Aranya" calcext:value-type="string">
            <text:p>Phan Aranya</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24" calcext:value-type="string">
            <text:p>STU-F-024</text:p>
          </table:table-cell>
          <table:table-cell table:style-name="ce2" office:value-type="string" office:string-value="លី សុខវឌ្ឍិកា" calcext:value-type="string">
            <text:p>លី សុខវឌ្ឍិកា</text:p>
          </table:table-cell>
          <table:table-cell table:style-name="ce2" office:value-type="string" office:string-value="Ly Sokvadhdika" calcext:value-type="string">
            <text:p>Ly Sokvadhdika</text:p>
          </table:table-cell>
          <table:table-cell table:style-name="ce2" table:content-validation-name="val19" office:value-type="string" calcext:value-type="string">
            <text:p>Paid</text:p>
          </table:table-cell>
          <table:table-cell table:style-name="ce2" table:content-validation-name="val19" table:number-columns-repeated="11"/>
          <table:table-cell table:style-name="ce2" table:number-columns-repeated="11"/>
          <table:table-cell table:number-columns-repeated="998"/>
        </table:table-row>
        <table:table-row table:style-name="ro1">
          <table:table-cell table:style-name="ce2" office:value-type="string" office:string-value="STU-F-025" calcext:value-type="string">
            <text:p>STU-F-025</text:p>
          </table:table-cell>
          <table:table-cell table:style-name="ce2" office:value-type="string" office:string-value="ហួត  ជីងហួយ" calcext:value-type="string">
            <text:p>ហួត <text:s/>ជីងហួយ</text:p>
          </table:table-cell>
          <table:table-cell table:style-name="ce2" office:value-type="string" office:string-value="Hout Jinghouy" calcext:value-type="string">
            <text:p>Hout Jinghouy</text:p>
          </table:table-cell>
          <table:table-cell table:style-name="ce2" table:content-validation-name="val19" office:value-type="string" calcext:value-type="string">
            <text:p>Paid</text:p>
          </table:table-cell>
          <table:table-cell table:style-name="ce2" table:content-validation-name="val19" table:number-columns-repeated="11"/>
          <table:table-cell table:style-name="ce2" table:number-columns-repeated="11"/>
          <table:table-cell table:number-columns-repeated="998"/>
        </table:table-row>
        <table:table-row table:style-name="ro1">
          <table:table-cell table:style-name="ce2" office:value-type="string" office:string-value="STU-M-026" calcext:value-type="string">
            <text:p>STU-M-026</text:p>
          </table:table-cell>
          <table:table-cell table:style-name="ce2" office:value-type="string" office:string-value="ទិត ប៊ុនណាត" calcext:value-type="string">
            <text:p>ទិត ប៊ុនណាត</text:p>
          </table:table-cell>
          <table:table-cell table:style-name="ce2" office:value-type="string" office:string-value="Tith Bunnath" calcext:value-type="string">
            <text:p>Tith Bunnath</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27" calcext:value-type="string">
            <text:p>STU-M-027</text:p>
          </table:table-cell>
          <table:table-cell table:style-name="ce2" office:value-type="string" office:string-value="មាឃ ណាហ្វេន " calcext:value-type="string">
            <text:p>មាឃ ណាហ្វេន </text:p>
          </table:table-cell>
          <table:table-cell table:style-name="ce2" office:value-type="string" office:string-value="Nafan Meak" calcext:value-type="string">
            <text:p>Nafan Meak</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28" calcext:value-type="string">
            <text:p>STU-F-028</text:p>
          </table:table-cell>
          <table:table-cell table:style-name="ce2" office:value-type="string" office:string-value="មុឺន កញ្ញា" calcext:value-type="string">
            <text:p>មុឺន កញ្ញា</text:p>
          </table:table-cell>
          <table:table-cell table:style-name="ce2" office:value-type="string" office:string-value="Moeun  Kanha " calcext:value-type="string">
            <text:p>Moeun <text:s/>Kanha </text:p>
          </table:table-cell>
          <table:table-cell table:style-name="ce2" table:content-validation-name="val19" office:value-type="string" calcext:value-type="string">
            <text:p>Paid</text:p>
          </table:table-cell>
          <table:table-cell table:style-name="ce2" table:content-validation-name="val19" table:number-columns-repeated="11"/>
          <table:table-cell table:style-name="ce2" table:number-columns-repeated="11"/>
          <table:table-cell table:number-columns-repeated="998"/>
        </table:table-row>
        <table:table-row table:style-name="ro1">
          <table:table-cell table:style-name="ce2" office:value-type="string" office:string-value="STU-F-029" calcext:value-type="string">
            <text:p>STU-F-029</text:p>
          </table:table-cell>
          <table:table-cell table:style-name="ce2" office:value-type="string" office:string-value="ផេង ស្រីទ្រព្យ" calcext:value-type="string">
            <text:p>ផេង ស្រីទ្រព្យ</text:p>
          </table:table-cell>
          <table:table-cell table:style-name="ce2" office:value-type="string" office:string-value="Sreytroap Pheng" calcext:value-type="string">
            <text:p>Sreytroap Pheng</text:p>
          </table:table-cell>
          <table:table-cell table:style-name="ce2" table:content-validation-name="val19" office:value-type="string" calcext:value-type="string">
            <text:p>Paid</text:p>
          </table:table-cell>
          <table:table-cell table:style-name="ce2" table:content-validation-name="val19" table:number-columns-repeated="11"/>
          <table:table-cell table:style-name="ce2" table:number-columns-repeated="11"/>
          <table:table-cell table:number-columns-repeated="998"/>
        </table:table-row>
        <table:table-row table:style-name="ro1">
          <table:table-cell table:style-name="ce2" office:value-type="string" office:string-value="STU-F-030" calcext:value-type="string">
            <text:p>STU-F-030</text:p>
          </table:table-cell>
          <table:table-cell table:style-name="ce2" office:value-type="string" office:string-value="ដារ៉េត កេសរបុប្ផាណា" calcext:value-type="string">
            <text:p>ដារ៉េត កេសរបុប្ផាណា</text:p>
          </table:table-cell>
          <table:table-cell table:style-name="ce2" office:value-type="string" office:string-value="Dareth  Kesorbophana " calcext:value-type="string">
            <text:p>Dareth <text:s/>Kesorbophana </text:p>
          </table:table-cell>
          <table:table-cell table:style-name="ce2" table:content-validation-name="val19" office:value-type="string" calcext:value-type="string">
            <text:p>Paid</text:p>
          </table:table-cell>
          <table:table-cell table:style-name="ce2" table:content-validation-name="val19" table:number-columns-repeated="11"/>
          <table:table-cell table:style-name="ce2" table:number-columns-repeated="11"/>
          <table:table-cell table:number-columns-repeated="998"/>
        </table:table-row>
        <table:table-row table:style-name="ro1">
          <table:table-cell table:style-name="ce2" office:value-type="string" office:string-value="STU-M-031" calcext:value-type="string">
            <text:p>STU-M-031</text:p>
          </table:table-cell>
          <table:table-cell table:style-name="ce2" office:value-type="string" office:string-value="សួស សុខនរៈ" calcext:value-type="string">
            <text:p>សួស សុខនរៈ</text:p>
          </table:table-cell>
          <table:table-cell table:style-name="ce2" office:value-type="string" office:string-value="Sous Soknorak" calcext:value-type="string">
            <text:p>Sous Soknorak</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32" calcext:value-type="string">
            <text:p>STU-M-032</text:p>
          </table:table-cell>
          <table:table-cell table:style-name="ce2" office:value-type="string" office:string-value="សួស សុខរតនៈ" calcext:value-type="string">
            <text:p>សួស សុខរតនៈ</text:p>
          </table:table-cell>
          <table:table-cell table:style-name="ce2" office:value-type="string" office:string-value="Sous Sokrattanak " calcext:value-type="string">
            <text:p>Sous Sokrattanak </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33" calcext:value-type="string">
            <text:p>STU-F-033</text:p>
          </table:table-cell>
          <table:table-cell table:style-name="ce2" office:value-type="string" office:string-value="ឡេង សុណីតា" calcext:value-type="string">
            <text:p>ឡេង សុណីតា</text:p>
          </table:table-cell>
          <table:table-cell table:style-name="ce2" office:value-type="string" office:string-value="Leng Soneyta" calcext:value-type="string">
            <text:p>Leng Soneyta</text:p>
          </table:table-cell>
          <table:table-cell table:style-name="ce2" table:content-validation-name="val19" office:value-type="string" calcext:value-type="string">
            <text:p>Paid</text:p>
          </table:table-cell>
          <table:table-cell table:style-name="ce2" table:content-validation-name="val19" table:number-columns-repeated="11"/>
          <table:table-cell table:style-name="ce2" table:number-columns-repeated="11"/>
          <table:table-cell table:number-columns-repeated="998"/>
        </table:table-row>
        <table:table-row table:style-name="ro1">
          <table:table-cell table:style-name="ce2" office:value-type="string" office:string-value="STU-F-034" calcext:value-type="string">
            <text:p>STU-F-034</text:p>
          </table:table-cell>
          <table:table-cell table:style-name="ce2" office:value-type="string" office:string-value="មាស ដា ណេ" calcext:value-type="string">
            <text:p>មាស ដា ណេ</text:p>
          </table:table-cell>
          <table:table-cell table:style-name="ce2" office:value-type="string" office:string-value="Dane Meas" calcext:value-type="string">
            <text:p>Dane Meas</text:p>
          </table:table-cell>
          <table:table-cell table:style-name="ce2" table:content-validation-name="val19" office:value-type="string" calcext:value-type="string">
            <text:p>Paid</text:p>
          </table:table-cell>
          <table:table-cell table:style-name="ce2" table:content-validation-name="val19" table:number-columns-repeated="11"/>
          <table:table-cell table:style-name="ce2" table:number-columns-repeated="11"/>
          <table:table-cell table:number-columns-repeated="998"/>
        </table:table-row>
        <table:table-row table:style-name="ro1">
          <table:table-cell table:style-name="ce2" office:value-type="string" office:string-value="STU-M-035" calcext:value-type="string">
            <text:p>STU-M-035</text:p>
          </table:table-cell>
          <table:table-cell table:style-name="ce2" office:value-type="string" office:string-value="លី ប៊ុនស័ក្ក" calcext:value-type="string">
            <text:p>លី ប៊ុនស័ក្ក</text:p>
          </table:table-cell>
          <table:table-cell table:style-name="ce2" office:value-type="string" office:string-value="Ly Bunsak" calcext:value-type="string">
            <text:p>Ly Bunsak</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36" calcext:value-type="string">
            <text:p>STU-M-036</text:p>
          </table:table-cell>
          <table:table-cell table:style-name="ce2" office:value-type="string" office:string-value="ប៉ែន បញ្ញាសុវណ្ណ" calcext:value-type="string">
            <text:p>ប៉ែន បញ្ញាសុវណ្ណ</text:p>
          </table:table-cell>
          <table:table-cell table:style-name="ce2" office:value-type="string" office:string-value="Pen Panha Sovan " calcext:value-type="string">
            <text:p>Pen Panha Sovan </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37" calcext:value-type="string">
            <text:p>STU-F-037</text:p>
          </table:table-cell>
          <table:table-cell table:style-name="ce2" office:value-type="string" office:string-value="ថាន គីមឡាង" calcext:value-type="string">
            <text:p>ថាន គីមឡាង</text:p>
          </table:table-cell>
          <table:table-cell table:style-name="ce2" office:value-type="string" office:string-value="Than Kimlang" calcext:value-type="string">
            <text:p>Than Kimlang</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F-038" calcext:value-type="string">
            <text:p>STU-F-038</text:p>
          </table:table-cell>
          <table:table-cell table:style-name="ce2" office:value-type="string" office:string-value="សាន វ៉ាន់ណារី" calcext:value-type="string">
            <text:p>សាន វ៉ាន់ណារី</text:p>
          </table:table-cell>
          <table:table-cell table:style-name="ce2" office:value-type="string" office:string-value="San Vannary" calcext:value-type="string">
            <text:p>San Vannary</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39" calcext:value-type="string">
            <text:p>STU-M-039</text:p>
          </table:table-cell>
          <table:table-cell table:style-name="ce2" office:value-type="string" office:string-value="ឆាយ  ឃុនម៉េង" calcext:value-type="string">
            <text:p>ឆាយ <text:s/>ឃុនម៉េង</text:p>
          </table:table-cell>
          <table:table-cell table:style-name="ce2" office:value-type="string" office:string-value="Khunmeng Chhay" calcext:value-type="string">
            <text:p>Khunmeng Chhay</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string" office:string-value="STU-M-040" calcext:value-type="string">
            <text:p>STU-M-040</text:p>
          </table:table-cell>
          <table:table-cell table:style-name="ce2" office:value-type="string" office:string-value="ផល្លា ផល្លា ដាលាភ" calcext:value-type="string">
            <text:p>ផល្លា ផល្លា ដាលាភ</text:p>
          </table:table-cell>
          <table:table-cell table:style-name="ce2" office:value-type="string" office:string-value="Daleap Phalla " calcext:value-type="string">
            <text:p>Daleap Phalla </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float" office:value="0" calcext:value-type="float">
            <text:p/>
          </table:table-cell>
          <table:table-cell table:style-name="ce2" office:value-type="float" office:value="0" calcext:value-type="float">
            <text:p/>
          </table:table-cell>
          <table:table-cell table:style-name="ce2" office:value-type="float" office:value="0" calcext:value-type="float">
            <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float" office:value="0" calcext:value-type="float">
            <text:p/>
          </table:table-cell>
          <table:table-cell table:style-name="ce2" office:value-type="float" office:value="0" calcext:value-type="float">
            <text:p/>
          </table:table-cell>
          <table:table-cell table:style-name="ce2" office:value-type="float" office:value="0" calcext:value-type="float">
            <text:p/>
          </table:table-cell>
          <table:table-cell table:style-name="ce2" table:content-validation-name="val19" table:number-columns-repeated="12"/>
          <table:table-cell table:style-name="ce2" table:number-columns-repeated="11"/>
          <table:table-cell table:number-columns-repeated="998"/>
        </table:table-row>
        <table:table-row table:style-name="ro1">
          <table:table-cell table:style-name="ce2" office:value-type="float" office:value="0" calcext:value-type="float">
            <text:p/>
          </table:table-cell>
          <table:table-cell table:style-name="ce2" office:value-type="float" office:value="0" calcext:value-type="float">
            <text:p/>
          </table:table-cell>
          <table:table-cell table:style-name="ce2" office:value-type="float" office:value="0" calcext:value-type="float">
            <text:p/>
          </table:table-cell>
          <table:table-cell table:style-name="ce2" table:content-validation-name="val19" table:number-columns-repeated="12"/>
          <table:table-cell table:style-name="ce2" table:number-columns-repeated="11"/>
          <table:table-cell table:number-columns-repeated="998"/>
        </table:table-row>
        <table:table-row table:style-name="ro4">
          <table:table-cell table:style-name="ce2" office:value-type="float" office:value="0" calcext:value-type="float">
            <text:p/>
          </table:table-cell>
          <table:table-cell table:style-name="ce2" office:value-type="float" office:value="0" calcext:value-type="float">
            <text:p/>
          </table:table-cell>
          <table:table-cell table:style-name="ce2" office:value-type="float" office:value="0" calcext:value-type="float">
            <text:p/>
          </table:table-cell>
          <table:table-cell table:style-name="ce2" table:number-columns-repeated="23"/>
          <table:table-cell table:number-columns-repeated="998"/>
        </table:table-row>
        <table:table-row table:style-name="ro4" table:number-rows-repeated="3">
          <table:table-cell table:style-name="ce2" table:number-columns-repeated="26"/>
          <table:table-cell table:number-columns-repeated="998"/>
        </table:table-row>
        <table:table-row table:style-name="ro2" table:number-rows-repeated="1048525">
          <table:table-cell table:number-columns-repeated="1024"/>
        </table:table-row>
        <table:table-row table:style-name="ro2">
          <table:table-cell table:number-columns-repeated="1024"/>
        </table:table-row>
      </table:table>
      <table:table table:name="Belt_Curriculum" table:style-name="ta7">
        <table:table-column table:style-name="co34" table:default-cell-style-name="Default"/>
        <table:table-column table:style-name="co10" table:default-cell-style-name="Default"/>
        <table:table-column table:style-name="co35" table:default-cell-style-name="Default"/>
        <table:table-column table:style-name="co36" table:default-cell-style-name="Default"/>
        <table:table-column table:style-name="co37" table:default-cell-style-name="Default"/>
        <table:table-column table:style-name="co2" table:default-cell-style-name="Default"/>
        <table:table-column table:style-name="co25" table:default-cell-style-name="Default"/>
        <table:table-column table:style-name="co38" table:default-cell-style-name="Default"/>
        <table:table-column table:style-name="co39" table:default-cell-style-name="Default"/>
        <table:table-column table:style-name="co40" table:default-cell-style-name="Default"/>
        <table:table-column table:style-name="co25" table:default-cell-style-name="Default"/>
        <table:table-column table:style-name="co4" table:number-columns-repeated="1013" table:default-cell-style-name="Default"/>
        <table:table-row table:style-name="ro1">
          <table:table-cell table:style-name="ce1" office:value-type="string" calcext:value-type="string">
            <text:p>Belt_Level</text:p>
          </table:table-cell>
          <table:table-cell table:style-name="ce1" office:value-type="string" calcext:value-type="string">
            <text:p>Category</text:p>
          </table:table-cell>
          <table:table-cell table:style-name="ce1" office:value-type="string" calcext:value-type="string">
            <text:p>Title</text:p>
          </table:table-cell>
          <table:table-cell table:style-name="ce4" office:value-type="string" calcext:value-type="string">
            <text:p>Sub_Title</text:p>
          </table:table-cell>
          <table:table-cell table:style-name="ce1" office:value-type="string" calcext:value-type="string">
            <text:p>Description</text:p>
          </table:table-cell>
          <table:table-cell table:style-name="ce1" office:value-type="string" calcext:value-type="string">
            <text:p>Focus</text:p>
          </table:table-cell>
          <table:table-cell table:style-name="ce1" office:value-type="string" calcext:value-type="string">
            <text:p>Video_URL</text:p>
          </table:table-cell>
          <table:table-cell table:style-name="ce1" office:value-type="string" calcext:value-type="string">
            <text:p>Tag</text:p>
          </table:table-cell>
          <table:table-cell table:style-name="ce1" office:value-type="string" calcext:value-type="string">
            <text:p>Level</text:p>
          </table:table-cell>
          <table:table-cell table:style-name="ce1" office:value-type="string" calcext:value-type="string">
            <text:p>Prerequisite</text:p>
          </table:table-cell>
          <table:table-cell table:number-columns-repeated="1014"/>
        </table:table-row>
        <table:table-row table:style-name="ro1">
          <table:table-cell table:style-name="ce2" table:content-validation-name="val20" office:value-type="string" calcext:value-type="string">
            <text:p>White</text:p>
          </table:table-cell>
          <table:table-cell table:style-name="ce2" table:content-validation-name="val21" office:value-type="string" calcext:value-type="string">
            <text:p>Poomsae</text:p>
          </table:table-cell>
          <table:table-cell table:style-name="ce2" office:value-type="string" calcext:value-type="string">
            <text:p>Poomsae 1</text:p>
          </table:table-cell>
          <table:table-cell table:style-name="ce26" office:value-type="string" calcext:value-type="string">
            <text:p>Taeguek II Jang</text:p>
          </table:table-cell>
          <table:table-cell table:style-name="ce2" office:value-type="string" calcext:value-type="string">
            <text:p>This poomsae symbolizes the Heaven and the Light. It focuses on the basic moves for beginners, helping students to understand how to control their stances, strikes, and blocks.</text:p>
          </table:table-cell>
          <table:table-cell table:style-name="ce2" office:value-type="string" calcext:value-type="string">
            <text:p>Beginnings of balance, fundamental stances, and basic hand and foot techniques.</text:p>
          </table:table-cell>
          <table:table-cell table:style-name="ce27" office:value-type="string" calcext:value-type="string">
            <text:p><text:a xlink:href="https://www.youtube.com/watch?v=WhkjRruCBTo" xlink:type="simple">https://www.youtube.com/watch?v=WhkjRruCBTo</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Fundamental</text:p>
          </table:table-cell>
          <table:table-cell table:style-name="ce2" table:content-validation-name="val24" office:value-type="string" calcext:value-type="string">
            <text:p>Front Kick</text:p>
          </table:table-cell>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Poomsae</text:p>
          </table:table-cell>
          <table:table-cell table:style-name="ce2" office:value-type="string" calcext:value-type="string">
            <text:p>Poomsae 2</text:p>
          </table:table-cell>
          <table:table-cell table:style-name="ce26" office:value-type="string" calcext:value-type="string">
            <text:p>Taeguek Ee Jang</text:p>
          </table:table-cell>
          <table:table-cell table:style-name="ce2" office:value-type="string" calcext:value-type="string">
            <text:p>This poomsae represents Joy and the Thunder. It teaches students to refine their footwork and adds more complexity to their movements. The patterns emphasize turning and the use of blocks and strikes with precision.</text:p>
          </table:table-cell>
          <table:table-cell table:style-name="ce2" office:value-type="string" calcext:value-type="string">
            <text:p>Developing further control over stances and basic techniques.</text:p>
          </table:table-cell>
          <table:table-cell table:style-name="ce27" office:value-type="string" calcext:value-type="string">
            <text:p><text:a xlink:href="https://www.youtube.com/watch?v=tGlrUplKHh8" xlink:type="simple">https://www.youtube.com/watch?v=tGlrUplKHh8</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Fundamental</text:p>
          </table:table-cell>
          <table:table-cell table:style-name="ce2" table:content-validation-name="val24" office:value-type="string" calcext:value-type="string">
            <text:p>Poomsae 1</text:p>
          </table:table-cell>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Poomsae</text:p>
          </table:table-cell>
          <table:table-cell table:style-name="ce2" office:value-type="string" calcext:value-type="string">
            <text:p>Poomsae 3</text:p>
          </table:table-cell>
          <table:table-cell table:style-name="ce26" office:value-type="string" calcext:value-type="string">
            <text:p>Taeguek Sam Jang</text:p>
          </table:table-cell>
          <table:table-cell table:style-name="ce2" office:value-type="string" calcext:value-type="string">
            <text:p>Symbolizes Fire and the Sun, representing energy and power. The movements become more complex, with an emphasis on proper breathing and rhythm.</text:p>
          </table:table-cell>
          <table:table-cell table:style-name="ce2" office:value-type="string" calcext:value-type="string">
            <text:p>Stronger focus on control, balance, and synchronization between hand and foot techniques.</text:p>
          </table:table-cell>
          <table:table-cell table:style-name="ce27" office:value-type="string" calcext:value-type="string">
            <text:p><text:a xlink:href="https://www.youtube.com/watch?v=ksSqKt0UkWo" xlink:type="simple">https://www.youtube.com/watch?v=ksSqKt0UkWo</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Fundamental</text:p>
          </table:table-cell>
          <table:table-cell table:style-name="ce2" table:content-validation-name="val24" office:value-type="string" calcext:value-type="string">
            <text:p>Poomsae 2</text:p>
          </table:table-cell>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Poomsae</text:p>
          </table:table-cell>
          <table:table-cell table:style-name="ce2" office:value-type="string" calcext:value-type="string">
            <text:p>Poomsae 4</text:p>
          </table:table-cell>
          <table:table-cell table:style-name="ce26" office:value-type="string" calcext:value-type="string">
            <text:p>Taeguek Sa Jang</text:p>
          </table:table-cell>
          <table:table-cell table:style-name="ce2" office:value-type="string" calcext:value-type="string">
            <text:p>This poomsae represents Thunder and the Earth, with an emphasis on solid, powerful movements. Techniques include high blocks and low stances, which challenge students to maintain strength in their forms.</text:p>
          </table:table-cell>
          <table:table-cell table:style-name="ce2" office:value-type="string" calcext:value-type="string">
            <text:p>Strengthening of the stances, with more focus on speed and accuracy.</text:p>
          </table:table-cell>
          <table:table-cell table:style-name="ce27" office:value-type="string" calcext:value-type="string">
            <text:p><text:a xlink:href="https://www.youtube.com/watch?v=Lt917gacJho" xlink:type="simple">https://www.youtube.com/watch?v=Lt917gacJho</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Poomsae 3, Side Kick</text:p>
          </table:table-cell>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Poomsae</text:p>
          </table:table-cell>
          <table:table-cell table:style-name="ce2" office:value-type="string" calcext:value-type="string">
            <text:p>Poomsae 5</text:p>
          </table:table-cell>
          <table:table-cell table:style-name="ce26" office:value-type="string" calcext:value-type="string">
            <text:p>Taeguek O Jang</text:p>
          </table:table-cell>
          <table:table-cell table:style-name="ce2" office:value-type="string" calcext:value-type="string">
            <text:p>Symbolizing Wind and the Mountain, this form introduces more dynamic movement and speed, including techniques that require quicker reactions.</text:p>
          </table:table-cell>
          <table:table-cell table:style-name="ce2" office:value-type="string" calcext:value-type="string">
            <text:p>Coordination between blocking and striking, while maintaining balanced and powerful stances.</text:p>
          </table:table-cell>
          <table:table-cell table:style-name="ce27" office:value-type="string" calcext:value-type="string">
            <text:p><text:a xlink:href="https://www.youtube.com/watch?v=VdqNEAHWCBM" xlink:type="simple">https://www.youtube.com/watch?v=VdqNEAHWCBM</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Poomsae 4, Side Kick</text:p>
          </table:table-cell>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Poomsae</text:p>
          </table:table-cell>
          <table:table-cell table:style-name="ce2" office:value-type="string" calcext:value-type="string">
            <text:p>Poomsae 6</text:p>
          </table:table-cell>
          <table:table-cell table:style-name="ce26" office:value-type="string" calcext:value-type="string">
            <text:p>Taeguek Yuk Jang</text:p>
          </table:table-cell>
          <table:table-cell table:style-name="ce2" office:value-type="string" calcext:value-type="string">
            <text:p>Representing Water and the Lake, this form emphasizes how to move with grace and agility, with techniques requiring fluid transitions between blocks and strikes.</text:p>
          </table:table-cell>
          <table:table-cell table:style-name="ce2" office:value-type="string" calcext:value-type="string">
            <text:p>Fluid transitions between stances and a focus on speed and precision.</text:p>
          </table:table-cell>
          <table:table-cell table:style-name="ce27" office:value-type="string" calcext:value-type="string">
            <text:p><text:a xlink:href="https://www.youtube.com/watch?v=jcBwWo4wN7c" xlink:type="simple">https://www.youtube.com/watch?v=jcBwWo4wN7c</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Poomsae 5, Roundhouse Kick, Front Kick</text:p>
          </table:table-cell>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Poomsae</text:p>
          </table:table-cell>
          <table:table-cell table:style-name="ce2" office:value-type="string" calcext:value-type="string">
            <text:p>Poomsae 7</text:p>
          </table:table-cell>
          <table:table-cell table:style-name="ce26" office:value-type="string" calcext:value-type="string">
            <text:p>Taeguek Chil Jang</text:p>
          </table:table-cell>
          <table:table-cell table:style-name="ce2" office:value-type="string" calcext:value-type="string">
            <text:p>Symbolizing Heaven and the Earth, this poomsae builds on the previous forms and emphasizes solid, strong movements with the introduction of more advanced techniques.</text:p>
          </table:table-cell>
          <table:table-cell table:style-name="ce2" office:value-type="string" calcext:value-type="string">
            <text:p>Power and confidence in performing the forms.</text:p>
          </table:table-cell>
          <table:table-cell table:style-name="ce27" office:value-type="string" calcext:value-type="string">
            <text:p><text:a xlink:href="https://www.youtube.com/watch?v=6FUM1p6qqhQ" xlink:type="simple">https://www.youtube.com/watch?v=6FUM1p6qqhQ</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Poomsae 6, Front Kick</text:p>
          </table:table-cell>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Poomsae</text:p>
          </table:table-cell>
          <table:table-cell table:style-name="ce2" office:value-type="string" calcext:value-type="string">
            <text:p>Poomsae 8</text:p>
          </table:table-cell>
          <table:table-cell table:style-name="ce26" office:value-type="string" calcext:value-type="string">
            <text:p>Taeguek Pal Jang</text:p>
          </table:table-cell>
          <table:table-cell table:style-name="ce2" office:value-type="string" calcext:value-type="string">
            <text:p>Representing Infinity and Completion, this poomsae ties all previous forms together. It requires the practitioner to demonstrate mastery over stances, footwork, and technique, showcasing balance and power.</text:p>
          </table:table-cell>
          <table:table-cell table:style-name="ce2" office:value-type="string" calcext:value-type="string">
            <text:p>The pinnacle of the Taegeuk series, requiring strength, control, and fluidity.</text:p>
          </table:table-cell>
          <table:table-cell table:style-name="ce27" office:value-type="string" calcext:value-type="string">
            <text:p><text:a xlink:href="https://www.youtube.com/watch?v=Gr_Je2ZkgkI" xlink:type="simple">https://www.youtube.com/watch?v=Gr_Je2ZkgkI</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Poomsae 7</text:p>
          </table:table-cell>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Poomsae</text:p>
          </table:table-cell>
          <table:table-cell table:style-name="ce2" office:value-type="string" calcext:value-type="string">
            <text:p>Koryo</text:p>
          </table:table-cell>
          <table:table-cell table:style-name="ce26" office:value-type="string" calcext:value-type="string">
            <text:p>고려</text:p>
          </table:table-cell>
          <table:table-cell table:style-name="ce2" office:value-type="string" calcext:value-type="string">
            <text:p>Koryo symbolizes the wisdom and virtue of a scholar. This form combines precise, quick movements with powerful blocks and strikes. It challenges students to demonstrate their ability to control their body and use focus and energy efficiently in each movement.</text:p>
          </table:table-cell>
          <table:table-cell table:style-name="ce2" office:value-type="string" calcext:value-type="string">
            <text:p>Combination of speed, power, and control.</text:p>
          </table:table-cell>
          <table:table-cell table:style-name="ce27" office:value-type="string" calcext:value-type="string">
            <text:p><text:a xlink:href="https://www.youtube.com/watch?v=mGa60JDtWmg" xlink:type="simple">https://www.youtube.com/watch?v=mGa60JDtWmg</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Poomsae 8, Jumping Front Kick</text:p>
          </table:table-cell>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Poomsae</text:p>
          </table:table-cell>
          <table:table-cell table:style-name="ce2" office:value-type="string" calcext:value-type="string">
            <text:p>Keumgang</text:p>
          </table:table-cell>
          <table:table-cell table:style-name="ce26" office:value-type="string" calcext:value-type="string">
            <text:p>금강</text:p>
          </table:table-cell>
          <table:table-cell table:style-name="ce2" office:value-type="string" calcext:value-type="string">
            <text:p>Named after the Keumgang Mountain in Korea, which symbolizes hardness and strength. This poomsae focuses on creating powerful, direct movements and balancing speed with control. There is a focus on the integrity of each stance and movement.</text:p>
          </table:table-cell>
          <table:table-cell table:style-name="ce2" office:value-type="string" calcext:value-type="string">
            <text:p>Precision, balance, and creating power in each strike.</text:p>
          </table:table-cell>
          <table:table-cell table:style-name="ce27" office:value-type="string" calcext:value-type="string">
            <text:p><text:a xlink:href="https://www.youtube.com/watch?v=CRGVSOmaQaY" xlink:type="simple">https://www.youtube.com/watch?v=CRGVSOmaQaY</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Senior</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Poomsae</text:p>
          </table:table-cell>
          <table:table-cell table:style-name="ce2" office:value-type="string" calcext:value-type="string">
            <text:p>Taebaek</text:p>
          </table:table-cell>
          <table:table-cell table:style-name="ce26" office:value-type="string" calcext:value-type="string">
            <text:p>태백</text:p>
          </table:table-cell>
          <table:table-cell table:style-name="ce2" office:value-type="string" calcext:value-type="string">
            <text:p>Taebaek refers to the legendary Taebaek Mountain in Korea. It represents the starting point of everything, symbolizing a new beginning. This form includes a series of advancing and retreating moves, requiring fluid transitions between blocks, strikes, and stances. Precision is key.</text:p>
          </table:table-cell>
          <table:table-cell table:style-name="ce2" office:value-type="string" calcext:value-type="string">
            <text:p>The power and grace of movement, with an emphasis on circular motion and technique.</text:p>
          </table:table-cell>
          <table:table-cell table:style-name="ce27" office:value-type="string" calcext:value-type="string">
            <text:p><text:a xlink:href="https://www.youtube.com/watch?v=Q4dYdFRbE4U" xlink:type="simple">https://www.youtube.com/watch?v=Q4dYdFRbE4U</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Senior</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1 Poom/Dan</text:p>
          </table:table-cell>
          <table:table-cell table:style-name="ce2" table:content-validation-name="val21" office:value-type="string" calcext:value-type="string">
            <text:p>Poomsae</text:p>
          </table:table-cell>
          <table:table-cell table:style-name="ce2" office:value-type="string" calcext:value-type="string">
            <text:p>Pyongwon</text:p>
          </table:table-cell>
          <table:table-cell table:style-name="ce26" office:value-type="string" calcext:value-type="string">
            <text:p>평원</text:p>
          </table:table-cell>
          <table:table-cell table:style-name="ce2" office:value-type="string" calcext:value-type="string">
            <text:p>Pyongwon symbolizes the wide and vast land. It includes expansive techniques and movements, requiring more agility and speed. The form uses a range of stances, and students need to maintain balance, breath control, and power throughout.</text:p>
          </table:table-cell>
          <table:table-cell table:style-name="ce2" office:value-type="string" calcext:value-type="string">
            <text:p>Concentration, speed, and agility, with more complex patterns.</text:p>
          </table:table-cell>
          <table:table-cell table:style-name="ce27" office:value-type="string" calcext:value-type="string">
            <text:p><text:a xlink:href="https://www.youtube.com/watch?v=RB-7mBtvtZw" xlink:type="simple">https://www.youtube.com/watch?v=RB-7mBtvtZw</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Senior</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1 Poom/Dan</text:p>
          </table:table-cell>
          <table:table-cell table:style-name="ce2" table:content-validation-name="val21" office:value-type="string" calcext:value-type="string">
            <text:p>Poomsae</text:p>
          </table:table-cell>
          <table:table-cell table:style-name="ce2" office:value-type="string" calcext:value-type="string">
            <text:p>Sipjin</text:p>
          </table:table-cell>
          <table:table-cell table:style-name="ce26" office:value-type="string" calcext:value-type="string">
            <text:p>십진</text:p>
          </table:table-cell>
          <table:table-cell table:style-name="ce2" office:value-type="string" calcext:value-type="string">
            <text:p>This form represents long-lasting wisdom, symbolizing the calm but powerful nature of a mountain. Sipjin focuses on intricate footwork and hand movements. It requires a high level of discipline and control.</text:p>
          </table:table-cell>
          <table:table-cell table:style-name="ce2" office:value-type="string" calcext:value-type="string">
            <text:p>Precision in technique and fluidity in movement.</text:p>
          </table:table-cell>
          <table:table-cell table:style-name="ce27" office:value-type="string" calcext:value-type="string">
            <text:p><text:a xlink:href="https://www.youtube.com/watch?v=hOZB0IESJ38" xlink:type="simple">https://www.youtube.com/watch?v=hOZB0IESJ38</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Senior</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1 Poom/Dan</text:p>
          </table:table-cell>
          <table:table-cell table:style-name="ce2" table:content-validation-name="val21" office:value-type="string" calcext:value-type="string">
            <text:p>Poomsae</text:p>
          </table:table-cell>
          <table:table-cell table:style-name="ce2" office:value-type="string" calcext:value-type="string">
            <text:p>Jitae</text:p>
          </table:table-cell>
          <table:table-cell table:style-name="ce26" office:value-type="string" calcext:value-type="string">
            <text:p>지태</text:p>
          </table:table-cell>
          <table:table-cell table:style-name="ce2" office:value-type="string" calcext:value-type="string">
            <text:p>Jitae represents the earth and its core. This form requires fluid, circular movements and focuses on balanced stances and blocks. It is more spiritual in nature, as it asks the practitioner to align their mind, body, and spirit.</text:p>
          </table:table-cell>
          <table:table-cell table:style-name="ce2" office:value-type="string" calcext:value-type="string">
            <text:p>The integration of technique and spirituality.</text:p>
          </table:table-cell>
          <table:table-cell table:style-name="ce27" office:value-type="string" calcext:value-type="string">
            <text:p><text:a xlink:href="https://www.youtube.com/watch?v=nur2WsN7dQw" xlink:type="simple">https://www.youtube.com/watch?v=nur2WsN7dQw</text:a></text:p>
          </table:table-cell>
          <table:table-cell table:style-name="ce2" table:content-validation-name="val22" office:value-type="string" calcext:value-type="string">
            <text:p>Recognized Poomsae</text:p>
          </table:table-cell>
          <table:table-cell table:style-name="ce2" table:content-validation-name="val23" office:value-type="string" calcext:value-type="string">
            <text:p>Senior</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1 Poom/Dan</text:p>
          </table:table-cell>
          <table:table-cell table:style-name="ce2" table:content-validation-name="val21" office:value-type="string" calcext:value-type="string">
            <text:p>Poomsae</text:p>
          </table:table-cell>
          <table:table-cell table:style-name="ce2" office:value-type="string" calcext:value-type="string">
            <text:p>Himchari</text:p>
          </table:table-cell>
          <table:table-cell table:style-name="ce26" office:value-type="string" calcext:value-type="string">
            <text:p>힘차리</text:p>
          </table:table-cell>
          <table:table-cell table:style-name="ce2" office:value-type="string" calcext:value-type="string">
            <text:p>Himchari is an advanced poomsae that emphasizes strength and stability. The name "Himchari" translates roughly to "powerful" or "to strike strongly," reflecting the emphasis on delivering controlled, powerful movements with intention.</text:p>
          </table:table-cell>
          <table:table-cell table:style-name="ce2" office:value-type="string" calcext:value-type="string">
            <text:p>Emphasizes powerful strikes, stability, and energy control in each movement.</text:p>
          </table:table-cell>
          <table:table-cell table:style-name="ce27" office:value-type="string" calcext:value-type="string">
            <text:p><text:a xlink:href="https://www.youtube.com/watch?v=FcCts3yYaW8" xlink:type="simple">https://www.youtube.com/watch?v=FcCts3yYaW8</text:a></text:p>
          </table:table-cell>
          <table:table-cell table:style-name="ce2" table:content-validation-name="val22" office:value-type="string" calcext:value-type="string">
            <text:p>New Poomsae</text:p>
          </table:table-cell>
          <table:table-cell table:style-name="ce2" table:content-validation-name="val23" office:value-type="string" calcext:value-type="string">
            <text:p>Eli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2 Poom/Dan</text:p>
          </table:table-cell>
          <table:table-cell table:style-name="ce2" table:content-validation-name="val21" office:value-type="string" calcext:value-type="string">
            <text:p>Poomsae</text:p>
          </table:table-cell>
          <table:table-cell table:style-name="ce2" office:value-type="string" calcext:value-type="string">
            <text:p>Yamang</text:p>
          </table:table-cell>
          <table:table-cell table:style-name="ce26" office:value-type="string" calcext:value-type="string">
            <text:p>야망</text:p>
          </table:table-cell>
          <table:table-cell table:style-name="ce2" office:value-type="string" calcext:value-type="string">
            <text:p>Yamang is designed to help students refine their control over both their physical movements and mental focus. The term "Yamang" translates to "ambition" or "aspiration," encouraging practitioners to embody perseverance and strength in their training.</text:p>
          </table:table-cell>
          <table:table-cell table:style-name="ce2" office:value-type="string" calcext:value-type="string">
            <text:p>Teaches control, precision, and the mental strength of perseverance and ambition.</text:p>
          </table:table-cell>
          <table:table-cell table:style-name="ce27" office:value-type="string" calcext:value-type="string">
            <text:p><text:a xlink:href="https://www.youtube.com/watch?v=lFG994zIt0Q" xlink:type="simple">https://www.youtube.com/watch?v=lFG994zIt0Q</text:a></text:p>
          </table:table-cell>
          <table:table-cell table:style-name="ce2" table:content-validation-name="val22" office:value-type="string" calcext:value-type="string">
            <text:p>New Poomsae</text:p>
          </table:table-cell>
          <table:table-cell table:style-name="ce2" table:content-validation-name="val23" office:value-type="string" calcext:value-type="string">
            <text:p>Eli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2 Poom/Dan</text:p>
          </table:table-cell>
          <table:table-cell table:style-name="ce2" table:content-validation-name="val21" office:value-type="string" calcext:value-type="string">
            <text:p>Poomsae</text:p>
          </table:table-cell>
          <table:table-cell table:style-name="ce2" office:value-type="string" calcext:value-type="string">
            <text:p>Saebyeol</text:p>
          </table:table-cell>
          <table:table-cell table:style-name="ce26" office:value-type="string" calcext:value-type="string">
            <text:p>새별</text:p>
          </table:table-cell>
          <table:table-cell table:style-name="ce2" office:value-type="string" calcext:value-type="string">
            <text:p>"Saebyeol" translates to "new star" or "rising star," symbolizing a new beginning or fresh growth. This poomsae is often taught as a way to symbolize personal evolution and awakening.</text:p>
          </table:table-cell>
          <table:table-cell table:style-name="ce2" office:value-type="string" calcext:value-type="string">
            <text:p>Focuses on fluid transitions, flexibility, and energy timing, symbolizing personal growth.</text:p>
          </table:table-cell>
          <table:table-cell table:style-name="ce27" office:value-type="string" calcext:value-type="string">
            <text:p><text:a xlink:href="https://www.youtube.com/watch?v=uNF9KFiOlnE" xlink:type="simple">https://www.youtube.com/watch?v=uNF9KFiOlnE</text:a></text:p>
          </table:table-cell>
          <table:table-cell table:style-name="ce2" table:content-validation-name="val22" office:value-type="string" calcext:value-type="string">
            <text:p>New Poomsae</text:p>
          </table:table-cell>
          <table:table-cell table:style-name="ce2" table:content-validation-name="val23" office:value-type="string" calcext:value-type="string">
            <text:p>Eli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2 Poom/Dan</text:p>
          </table:table-cell>
          <table:table-cell table:style-name="ce2" table:content-validation-name="val21" office:value-type="string" calcext:value-type="string">
            <text:p>Poomsae</text:p>
          </table:table-cell>
          <table:table-cell table:style-name="ce2" office:value-type="string" calcext:value-type="string">
            <text:p>Nareusya</text:p>
          </table:table-cell>
          <table:table-cell table:style-name="ce26" office:value-type="string" calcext:value-type="string">
            <text:p>나르세요</text:p>
          </table:table-cell>
          <table:table-cell table:style-name="ce2" office:value-type="string" calcext:value-type="string">
            <text:p>The name "Nareusya" translates to "downward" or "falling." This poomsae emphasizes downward strikes and controlling downward motion, often symbolizing humility, grounding, and the ability to control one's own strength.</text:p>
          </table:table-cell>
          <table:table-cell table:style-name="ce2" office:value-type="string" calcext:value-type="string">
            <text:p>Strengthens downward techniques and stances, promoting grounding and control.</text:p>
          </table:table-cell>
          <table:table-cell table:style-name="ce27" office:value-type="string" calcext:value-type="string">
            <text:p><text:a xlink:href="https://www.youtube.com/watch?v=mglxY9DK8Gs" xlink:type="simple">https://www.youtube.com/watch?v=mglxY9DK8Gs</text:a></text:p>
          </table:table-cell>
          <table:table-cell table:style-name="ce2" table:content-validation-name="val22" office:value-type="string" calcext:value-type="string">
            <text:p>New Poomsae</text:p>
          </table:table-cell>
          <table:table-cell table:style-name="ce2" table:content-validation-name="val23" office:value-type="string" calcext:value-type="string">
            <text:p>Eli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2 Poom/Dan</text:p>
          </table:table-cell>
          <table:table-cell table:style-name="ce2" table:content-validation-name="val21" office:value-type="string" calcext:value-type="string">
            <text:p>Poomsae</text:p>
          </table:table-cell>
          <table:table-cell table:style-name="ce2" office:value-type="string" calcext:value-type="string">
            <text:p>Bigak</text:p>
          </table:table-cell>
          <table:table-cell table:style-name="ce26" office:value-type="string" calcext:value-type="string">
            <text:p>비각</text:p>
          </table:table-cell>
          <table:table-cell table:style-name="ce2" office:value-type="string" calcext:value-type="string">
            <text:p>"Bigak" is typically associated with strategic awareness and angles of attack. The name can be interpreted as "mystic angle" or "unseen attack," symbolizing the importance of being unpredictable and calculated in one’s movements.</text:p>
          </table:table-cell>
          <table:table-cell table:style-name="ce2" office:value-type="string" calcext:value-type="string">
            <text:p>Focuses on strategic angles, speed, and defensive reflexes in combat.</text:p>
          </table:table-cell>
          <table:table-cell table:style-name="ce27" office:value-type="string" calcext:value-type="string">
            <text:p><text:a xlink:href="https://www.youtube.com/watch?v=s0GSoI8UM4U" xlink:type="simple">https://www.youtube.com/watch?v=s0GSoI8UM4U</text:a></text:p>
          </table:table-cell>
          <table:table-cell table:style-name="ce2" table:content-validation-name="val22" office:value-type="string" calcext:value-type="string">
            <text:p>New Poomsae</text:p>
          </table:table-cell>
          <table:table-cell table:style-name="ce2" table:content-validation-name="val23" office:value-type="string" calcext:value-type="string">
            <text:p>Eli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White</text:p>
          </table:table-cell>
          <table:table-cell table:style-name="ce2" table:content-validation-name="val21" office:value-type="string" calcext:value-type="string">
            <text:p>Kick</text:p>
          </table:table-cell>
          <table:table-cell table:style-name="ce2" office:value-type="string" calcext:value-type="string">
            <text:p>Front Kick</text:p>
          </table:table-cell>
          <table:table-cell table:style-name="ce26" office:value-type="string" calcext:value-type="string">
            <text:p>Ap Chagi</text:p>
          </table:table-cell>
          <table:table-cell table:style-name="ce2" office:value-type="string" calcext:value-type="string">
            <text:p>The front kick is a straightforward and powerful strike, typically aimed at an opponent’s midsection or head. It is executed by lifting the knee, extending the foot forward, and striking with the ball of the foot. The kick should be quick and precise, using the hip for added power.</text:p>
          </table:table-cell>
          <table:table-cell table:style-name="ce2" office:value-type="string" calcext:value-type="string">
            <text:p>Speed, precision, and control using the ball of the foot.</text:p>
          </table:table-cell>
          <table:table-cell table:style-name="ce2"/>
          <table:table-cell table:style-name="ce2" table:content-validation-name="val22" office:value-type="string" calcext:value-type="string">
            <text:p>Normal Kick</text:p>
          </table:table-cell>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White</text:p>
          </table:table-cell>
          <table:table-cell table:style-name="ce2" table:content-validation-name="val21" office:value-type="string" calcext:value-type="string">
            <text:p>Kick</text:p>
          </table:table-cell>
          <table:table-cell table:style-name="ce2" office:value-type="string" calcext:value-type="string">
            <text:p>Axe Kick</text:p>
          </table:table-cell>
          <table:table-cell table:style-name="ce26" office:value-type="string" calcext:value-type="string">
            <text:p>Naeryo Chagi</text:p>
          </table:table-cell>
          <table:table-cell table:style-name="ce2" office:value-type="string" calcext:value-type="string">
            <text:p>The axe kick is performed by raising the leg straight up, then bringing it down sharply in a downward motion, like an axe chopping wood. It is delivered with the heel, and the downward trajectory makes it useful for striking an opponent's head or shoulders.</text:p>
          </table:table-cell>
          <table:table-cell table:style-name="ce2" office:value-type="string" calcext:value-type="string">
            <text:p>Height and downward impact, striking with the heel.</text:p>
          </table:table-cell>
          <table:table-cell table:style-name="ce2"/>
          <table:table-cell table:style-name="ce2" table:content-validation-name="val22" office:value-type="string" calcext:value-type="string">
            <text:p>Normal Kick</text:p>
          </table:table-cell>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White</text:p>
          </table:table-cell>
          <table:table-cell table:style-name="ce2" table:content-validation-name="val21" office:value-type="string" calcext:value-type="string">
            <text:p>Kick</text:p>
          </table:table-cell>
          <table:table-cell table:style-name="ce2" office:value-type="string" calcext:value-type="string">
            <text:p>Roundhouse Kick</text:p>
          </table:table-cell>
          <table:table-cell table:style-name="ce26" office:value-type="string" calcext:value-type="string">
            <text:p>Dollyo Chagi</text:p>
          </table:table-cell>
          <table:table-cell table:style-name="ce2" office:value-type="string" calcext:value-type="string">
            <text:p>A roundhouse kick involves pivoting on the supporting foot while bringing the kicking leg in a circular motion to strike the target with the instep or shin. It can be aimed at various heights, from the midsection to the head. The roundhouse kick is one of the most versatile kicks.</text:p>
          </table:table-cell>
          <table:table-cell table:style-name="ce2" office:value-type="string" calcext:value-type="string">
            <text:p>Power and rotation, striking with the instep or shin.</text:p>
          </table:table-cell>
          <table:table-cell/>
          <table:table-cell table:style-name="ce2" table:content-validation-name="val22" office:value-type="string" calcext:value-type="string">
            <text:p>Normal Kick</text:p>
          </table:table-cell>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Kick</text:p>
          </table:table-cell>
          <table:table-cell table:style-name="ce2" office:value-type="string" calcext:value-type="string">
            <text:p>Crescent Kick</text:p>
          </table:table-cell>
          <table:table-cell table:style-name="ce26" office:value-type="string" calcext:value-type="string">
            <text:p>Bandal Chagi</text:p>
          </table:table-cell>
          <table:table-cell table:style-name="ce2" office:value-type="string" calcext:value-type="string">
            <text:p>The crescent kick is an arc-shaped kick that starts low and swings upward in a semicircular motion, striking with the inside or outside of the foot. It’s executed by raising the leg to the side and sweeping it in a crescent motion.</text:p>
          </table:table-cell>
          <table:table-cell table:style-name="ce2" office:value-type="string" calcext:value-type="string">
            <text:p>Fluid arc motion, striking with the inside or outside of the foot.</text:p>
          </table:table-cell>
          <table:table-cell/>
          <table:table-cell table:style-name="ce2" table:content-validation-name="val22" office:value-type="string" calcext:value-type="string">
            <text:p>Normal Kick</text:p>
          </table:table-cell>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Kick</text:p>
          </table:table-cell>
          <table:table-cell table:style-name="ce2" office:value-type="string" calcext:value-type="string">
            <text:p>Push Kick</text:p>
          </table:table-cell>
          <table:table-cell table:style-name="ce26" office:value-type="string" calcext:value-type="string">
            <text:p>Meereo Chagi</text:p>
          </table:table-cell>
          <table:table-cell table:style-name="ce2" office:value-type="string" calcext:value-type="string">
            <text:p>The push kick is delivered by thrusting the ball of the foot directly at the opponent, usually targeting their chest or abdomen. The kick is quick and explosive, intended more to push the opponent away than to cause significant damage.</text:p>
          </table:table-cell>
          <table:table-cell table:style-name="ce2" office:value-type="string" calcext:value-type="string">
            <text:p>Distance control, using the ball of the foot to push away.</text:p>
          </table:table-cell>
          <table:table-cell table:style-name="ce2"/>
          <table:table-cell table:style-name="ce2" table:content-validation-name="val22" office:value-type="string" calcext:value-type="string">
            <text:p>Normal Kick</text:p>
          </table:table-cell>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Kick</text:p>
          </table:table-cell>
          <table:table-cell table:style-name="ce2" office:value-type="string" calcext:value-type="string">
            <text:p>Jumping Front Kick</text:p>
          </table:table-cell>
          <table:table-cell table:style-name="ce26" office:value-type="string" calcext:value-type="string">
            <text:p>Ttwieo Ap Chagi</text:p>
          </table:table-cell>
          <table:table-cell table:style-name="ce2" office:value-type="string" calcext:value-type="string">
            <text:p>The jumping front kick is performed by lifting the knee, jumping upward, and extending the kicking leg forward while airborne. The kick strikes with the ball of the foot and emphasizes timing, balance, and explosive power.</text:p>
          </table:table-cell>
          <table:table-cell table:style-name="ce2" office:value-type="string" calcext:value-type="string">
            <text:p>Timing and elevation, adding power with height.</text:p>
          </table:table-cell>
          <table:table-cell/>
          <table:table-cell table:style-name="ce2" table:content-validation-name="val22" office:value-type="string" calcext:value-type="string">
            <text:p>Special Kick</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Front Kick</text:p>
          </table:table-cell>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Kick</text:p>
          </table:table-cell>
          <table:table-cell table:style-name="ce2" office:value-type="string" calcext:value-type="string">
            <text:p>Jumping Round Kick</text:p>
          </table:table-cell>
          <table:table-cell table:style-name="ce26" office:value-type="string" calcext:value-type="string">
            <text:p>Ttwieo Dollyo Chagi</text:p>
          </table:table-cell>
          <table:table-cell table:style-name="ce2" office:value-type="string" calcext:value-type="string">
            <text:p>This kick combines a jump with a roundhouse motion, striking the target while airborne using the instep. The hips rotate mid-air to generate power and reach higher targets.</text:p>
          </table:table-cell>
          <table:table-cell table:style-name="ce2" office:value-type="string" calcext:value-type="string">
            <text:p>Airborne rotation and precision while kicking.</text:p>
          </table:table-cell>
          <table:table-cell/>
          <table:table-cell table:style-name="ce2" table:content-validation-name="val22" office:value-type="string" calcext:value-type="string">
            <text:p>Special Kick</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Roundhouse Kick</text:p>
          </table:table-cell>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Kick</text:p>
          </table:table-cell>
          <table:table-cell table:style-name="ce2" office:value-type="string" calcext:value-type="string">
            <text:p>360 Round Kick</text:p>
          </table:table-cell>
          <table:table-cell table:style-name="ce26" office:value-type="string" calcext:value-type="string">
            <text:p>Tornado Kick</text:p>
          </table:table-cell>
          <table:table-cell table:style-name="ce2" office:value-type="string" calcext:value-type="string">
            <text:p>A spinning kick where the practitioner turns the body a full 360 degrees before executing a roundhouse kick. It combines rotational momentum, balance, and precise timing to deliver a powerful and dynamic strike.</text:p>
          </table:table-cell>
          <table:table-cell table:style-name="ce2" office:value-type="string" calcext:value-type="string">
            <text:p>Full spin and precision, focusing on balance and control.</text:p>
          </table:table-cell>
          <table:table-cell/>
          <table:table-cell table:style-name="ce2" table:content-validation-name="val22" office:value-type="string" calcext:value-type="string">
            <text:p>Special Kick</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Jumping Round Kick</text:p>
          </table:table-cell>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Kick</text:p>
          </table:table-cell>
          <table:table-cell table:style-name="ce2" office:value-type="string" calcext:value-type="string">
            <text:p>Hook Kick</text:p>
          </table:table-cell>
          <table:table-cell table:style-name="ce26" office:value-type="string" calcext:value-type="string">
            <text:p>Huryeo Chagi</text:p>
          </table:table-cell>
          <table:table-cell table:style-name="ce2" office:value-type="string" calcext:value-type="string">
            <text:p>The hook kick is similar to the roundhouse kick, but with a more circular, hooking motion. The kick is delivered with the heel and is aimed at the opponent’s head, neck, or ribs. The foot follows a path like a hook, coming around the target from behind.</text:p>
          </table:table-cell>
          <table:table-cell table:style-name="ce2" office:value-type="string" calcext:value-type="string">
            <text:p>Speed, flexibility, and retraction</text:p>
          </table:table-cell>
          <table:table-cell/>
          <table:table-cell table:style-name="ce2" table:content-validation-name="val22" office:value-type="string" calcext:value-type="string">
            <text:p>Normal Kick</text:p>
          </table:table-cell>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Kick</text:p>
          </table:table-cell>
          <table:table-cell table:style-name="ce2" office:value-type="string" calcext:value-type="string">
            <text:p>Downward Kick</text:p>
          </table:table-cell>
          <table:table-cell table:style-name="ce26" office:value-type="string" calcext:value-type="string">
            <text:p>Naeryo Chagi</text:p>
          </table:table-cell>
          <table:table-cell table:style-name="ce2" office:value-type="string" calcext:value-type="string">
            <text:p>The downward kick is similar to the axe kick but more focused on a sharp downward angle. The kick is executed by raising the leg high and then driving it down onto the target, typically using the heel.</text:p>
          </table:table-cell>
          <table:table-cell table:style-name="ce2" office:value-type="string" calcext:value-type="string">
            <text:p>Precision and downward force, targeting low points.</text:p>
          </table:table-cell>
          <table:table-cell table:style-name="ce2"/>
          <table:table-cell table:style-name="ce2" table:content-validation-name="val22" office:value-type="string" calcext:value-type="string">
            <text:p>Normal Kick</text:p>
          </table:table-cell>
          <table:table-cell table:style-name="ce2" table:content-validation-name="val23" office:value-type="string" calcext:value-type="string">
            <text:p>Intermedia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Kick</text:p>
          </table:table-cell>
          <table:table-cell table:style-name="ce2" office:value-type="string" calcext:value-type="string">
            <text:p>Side Kick</text:p>
          </table:table-cell>
          <table:table-cell table:style-name="ce26" office:value-type="string" calcext:value-type="string">
            <text:p>Yop Chagi</text:p>
          </table:table-cell>
          <table:table-cell table:style-name="ce2" office:value-type="string" calcext:value-type="string">
            <text:p>The side kick is executed by rotating the body sideways and extending the leg in a straight line, striking with the heel or edge of the foot. The kick can be delivered with power, as it utilizes the strong muscles of the hip and thigh.</text:p>
          </table:table-cell>
          <table:table-cell table:style-name="ce2" office:value-type="string" calcext:value-type="string">
            <text:p>Lateral power, driving through the heel with balance.</text:p>
          </table:table-cell>
          <table:table-cell table:style-name="ce27" office:value-type="string" calcext:value-type="string">
            <text:p><text:a xlink:href="https://www.youtube.com/watch?v=yZa58trsVac" xlink:type="simple">https://www.youtube.com/watch?v=yZa58trsVac</text:a></text:p>
          </table:table-cell>
          <table:table-cell table:style-name="ce2" table:content-validation-name="val22" office:value-type="string" calcext:value-type="string">
            <text:p>Normal Kick</text:p>
          </table:table-cell>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Kick</text:p>
          </table:table-cell>
          <table:table-cell table:style-name="ce2" office:value-type="string" calcext:value-type="string">
            <text:p>Spin Hook</text:p>
          </table:table-cell>
          <table:table-cell table:style-name="ce26" office:value-type="string" calcext:value-type="string">
            <text:p>Dwi Huryeo Chagi</text:p>
          </table:table-cell>
          <table:table-cell table:style-name="ce2" office:value-type="string" calcext:value-type="string">
            <text:p>The spinning hook kick involves turning the body fully, extending the leg, and hooking it across the target with the heel. The spin builds momentum, allowing for a powerful and unexpected attack.</text:p>
          </table:table-cell>
          <table:table-cell table:style-name="ce2" office:value-type="string" calcext:value-type="string">
            <text:p>Speed, surprise, and fluid motion while spinning.</text:p>
          </table:table-cell>
          <table:table-cell/>
          <table:table-cell table:style-name="ce2" table:content-validation-name="val22" office:value-type="string" calcext:value-type="string">
            <text:p>Special Kick</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Hook Kick</text:p>
          </table:table-cell>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Kick</text:p>
          </table:table-cell>
          <table:table-cell table:style-name="ce2" office:value-type="string" calcext:value-type="string">
            <text:p>Back Kick</text:p>
          </table:table-cell>
          <table:table-cell table:style-name="ce26" office:value-type="string" calcext:value-type="string">
            <text:p>Dwi Chagi</text:p>
          </table:table-cell>
          <table:table-cell table:style-name="ce2" office:value-type="string" calcext:value-type="string">
            <text:p>The back kick is performed by rotating the body 180 degrees, and then thrusting the foot directly backward toward the opponent. It is usually aimed at the opponent’s midsection or head, striking with the heel.</text:p>
          </table:table-cell>
          <table:table-cell table:style-name="ce2" office:value-type="string" calcext:value-type="string">
            <text:p>Power and surprise, striking with the heel behind.</text:p>
          </table:table-cell>
          <table:table-cell table:style-name="ce2"/>
          <table:table-cell table:style-name="ce2" table:content-validation-name="val22" office:value-type="string" calcext:value-type="string">
            <text:p>Normal Kick</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Push Kick, Side Kick, Roundhouse Kick</text:p>
          </table:table-cell>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Kick</text:p>
          </table:table-cell>
          <table:table-cell table:style-name="ce2" office:value-type="string" calcext:value-type="string">
            <text:p>Twist Kick</text:p>
          </table:table-cell>
          <table:table-cell table:style-name="ce26" office:value-type="string" calcext:value-type="string">
            <text:p>Bit Chagi</text:p>
          </table:table-cell>
          <table:table-cell table:style-name="ce2" office:value-type="string" calcext:value-type="string">
            <text:p>The twist kick is a variation of the roundhouse kick, with a twist of the hip added to generate more power and an unexpected angle. It is delivered with the heel, often targeting the head or neck.</text:p>
          </table:table-cell>
          <table:table-cell table:style-name="ce2" office:value-type="string" calcext:value-type="string">
            <text:p>Angle and precision, twisting the body for effective strikes.</text:p>
          </table:table-cell>
          <table:table-cell table:style-name="ce2"/>
          <table:table-cell table:style-name="ce2" table:content-validation-name="val22" office:value-type="string" calcext:value-type="string">
            <text:p>Normal Kick</text:p>
          </table:table-cell>
          <table:table-cell table:style-name="ce2" table:content-validation-name="val23" office:value-type="string" calcext:value-type="string">
            <text:p>Intermediate</text:p>
          </table:table-cell>
          <table:table-cell table:style-name="ce2" table:content-validation-name="val24" office:value-type="string" calcext:value-type="string">
            <text:p>Roundhouse Kick</text:p>
          </table:table-cell>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Kick</text:p>
          </table:table-cell>
          <table:table-cell table:style-name="ce2" office:value-type="string" calcext:value-type="string">
            <text:p>Jumping Side Kick</text:p>
          </table:table-cell>
          <table:table-cell table:style-name="ce26" office:value-type="string" calcext:value-type="string">
            <text:p>Ttwieo Yop Chagi</text:p>
          </table:table-cell>
          <table:table-cell table:style-name="ce2" office:value-type="string" calcext:value-type="string">
            <text:p>The jumping side kick is executed by lifting the knee, jumping, and extending the leg sideways to strike with the heel. It is a powerful linear kick that uses body alignment and hip drive.</text:p>
          </table:table-cell>
          <table:table-cell table:style-name="ce2" office:value-type="string" calcext:value-type="string">
            <text:p>Timing, elevation, and power while airborne.</text:p>
          </table:table-cell>
          <table:table-cell/>
          <table:table-cell table:style-name="ce2" table:content-validation-name="val22" office:value-type="string" calcext:value-type="string">
            <text:p>Special Kick</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Side Kick</text:p>
          </table:table-cell>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Kick</text:p>
          </table:table-cell>
          <table:table-cell table:style-name="ce2" office:value-type="string" calcext:value-type="string">
            <text:p>Skip Hook</text:p>
          </table:table-cell>
          <table:table-cell table:style-name="ce26"/>
          <table:table-cell table:number-columns-repeated="3"/>
          <table:table-cell table:style-name="ce2" table:content-validation-name="val22" office:value-type="string" calcext:value-type="string">
            <text:p>Special Kick</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Hook Kick, Spin Hook</text:p>
          </table:table-cell>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Kick</text:p>
          </table:table-cell>
          <table:table-cell table:style-name="ce2" office:value-type="string" calcext:value-type="string">
            <text:p>Swing Hook</text:p>
          </table:table-cell>
          <table:table-cell table:style-name="ce26"/>
          <table:table-cell table:number-columns-repeated="3"/>
          <table:table-cell table:style-name="ce2" table:content-validation-name="val22"/>
          <table:table-cell table:style-name="ce2" table:content-validation-name="val23"/>
          <table:table-cell table:style-name="ce2" table:content-validation-name="val24" office:value-type="string" calcext:value-type="string">
            <text:p>Hook Kick, Spin Hook</text:p>
          </table:table-cell>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Kick</text:p>
          </table:table-cell>
          <table:table-cell table:style-name="ce2" office:value-type="string" calcext:value-type="string">
            <text:p>Jumping Spin Hook</text:p>
          </table:table-cell>
          <table:table-cell table:style-name="ce26" office:value-type="string" calcext:value-type="string">
            <text:p>Ttwieo Huryeo Chagi</text:p>
          </table:table-cell>
          <table:table-cell table:style-name="ce2" office:value-type="string" calcext:value-type="string">
            <text:p>This kick is performed by jumping and extending the leg outward before hooking it back toward the target, striking with the heel. It requires good flexibility, balance, and timing.</text:p>
          </table:table-cell>
          <table:table-cell table:style-name="ce2" office:value-type="string" calcext:value-type="string">
            <text:p>Explosive spin with hook for high-impact strikes.</text:p>
          </table:table-cell>
          <table:table-cell/>
          <table:table-cell table:style-name="ce2" table:content-validation-name="val22" office:value-type="string" calcext:value-type="string">
            <text:p>Special Kick</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Hook Kick, Spin Hook</text:p>
          </table:table-cell>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Kick</text:p>
          </table:table-cell>
          <table:table-cell table:style-name="ce2" office:value-type="string" calcext:value-type="string">
            <text:p>Auto-bahn kick</text:p>
          </table:table-cell>
          <table:table-cell table:style-name="ce26"/>
          <table:table-cell table:number-columns-repeated="3"/>
          <table:table-cell table:style-name="ce2" table:content-validation-name="val22" office:value-type="string" calcext:value-type="string">
            <text:p>Special Kick</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Skip Hook</text:p>
          </table:table-cell>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Kick</text:p>
          </table:table-cell>
          <table:table-cell table:style-name="ce2" office:value-type="string" calcext:value-type="string">
            <text:p>Narabang Kick</text:p>
          </table:table-cell>
          <table:table-cell table:style-name="ce26"/>
          <table:table-cell/>
          <table:table-cell table:style-name="ce2"/>
          <table:table-cell/>
          <table:table-cell table:style-name="ce2" table:content-validation-name="val22" office:value-type="string" calcext:value-type="string">
            <text:p>Special Kick</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Auto-bahn kick</text:p>
          </table:table-cell>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Kick</text:p>
          </table:table-cell>
          <table:table-cell table:style-name="ce2" office:value-type="string" calcext:value-type="string">
            <text:p>540 Round Kick</text:p>
          </table:table-cell>
          <table:table-cell table:style-name="ce26"/>
          <table:table-cell/>
          <table:table-cell table:style-name="ce2"/>
          <table:table-cell/>
          <table:table-cell table:style-name="ce2" table:content-validation-name="val22" office:value-type="string" calcext:value-type="string">
            <text:p>Special Kick</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360 Round Kick</text:p>
          </table:table-cell>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Kick</text:p>
          </table:table-cell>
          <table:table-cell table:style-name="ce2" office:value-type="string" calcext:value-type="string">
            <text:p>540 Hook Kick</text:p>
          </table:table-cell>
          <table:table-cell table:style-name="ce26"/>
          <table:table-cell/>
          <table:table-cell table:style-name="ce2"/>
          <table:table-cell/>
          <table:table-cell table:style-name="ce2" table:content-validation-name="val22" office:value-type="string" calcext:value-type="string">
            <text:p>Special Kick</text:p>
          </table:table-cell>
          <table:table-cell table:style-name="ce2" table:content-validation-name="val23" office:value-type="string" calcext:value-type="string">
            <text:p>Advanced</text:p>
          </table:table-cell>
          <table:table-cell table:style-name="ce2" table:content-validation-name="val24" office:value-type="string" calcext:value-type="string">
            <text:p>Auto-bahn kick, Swing Hook</text:p>
          </table:table-cell>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Kick</text:p>
          </table:table-cell>
          <table:table-cell table:style-name="ce2" office:value-type="string" calcext:value-type="string">
            <text:p>720 Round Kick</text:p>
          </table:table-cell>
          <table:table-cell table:style-name="ce26"/>
          <table:table-cell/>
          <table:table-cell table:style-name="ce2"/>
          <table:table-cell/>
          <table:table-cell table:style-name="ce2" table:content-validation-name="val22" office:value-type="string" calcext:value-type="string">
            <text:p>Special Kick</text:p>
          </table:table-cell>
          <table:table-cell table:style-name="ce2" table:content-validation-name="val23" office:value-type="string" calcext:value-type="string">
            <text:p>Senior</text:p>
          </table:table-cell>
          <table:table-cell table:style-name="ce2" table:content-validation-name="val24" office:value-type="string" calcext:value-type="string">
            <text:p>540 Hook Kick, 360 Round Kick</text:p>
          </table:table-cell>
          <table:table-cell table:number-columns-repeated="1014"/>
        </table:table-row>
        <table:table-row table:style-name="ro1" table:number-rows-repeated="4">
          <table:table-cell table:style-name="ce2" table:content-validation-name="val20"/>
          <table:table-cell table:style-name="ce2" table:content-validation-name="val21"/>
          <table:table-cell/>
          <table:table-cell table:style-name="ce26"/>
          <table:table-cell/>
          <table:table-cell table:style-name="ce2"/>
          <table:table-cell/>
          <table:table-cell table:style-name="ce2" table:content-validation-name="val22"/>
          <table:table-cell table:style-name="ce2" table:content-validation-name="val23"/>
          <table:table-cell table:style-name="ce2" table:content-validation-name="val24"/>
          <table:table-cell table:number-columns-repeated="1014"/>
        </table:table-row>
        <table:table-row table:style-name="ro1" table:number-rows-repeated="3">
          <table:table-cell table:style-name="ce2" table:content-validation-name="val20"/>
          <table:table-cell table:style-name="ce2" table:content-validation-name="val21"/>
          <table:table-cell table:style-name="ce2"/>
          <table:table-cell table:style-name="ce26"/>
          <table:table-cell table:style-name="ce2" table:number-columns-repeated="3"/>
          <table:table-cell table:style-name="ce2" table:content-validation-name="val22"/>
          <table:table-cell table:style-name="ce2" table:content-validation-name="val23"/>
          <table:table-cell table:style-name="ce2" table:content-validation-name="val24"/>
          <table:table-cell table:number-columns-repeated="1014"/>
        </table:table-row>
        <table:table-row table:style-name="ro1" table:number-rows-repeated="10">
          <table:table-cell table:style-name="ce2" table:content-validation-name="val20"/>
          <table:table-cell table:style-name="ce2" table:content-validation-name="val21"/>
          <table:table-cell table:style-name="ce2"/>
          <table:table-cell table:style-name="ce26"/>
          <table:table-cell table:style-name="ce2" table:number-columns-repeated="3"/>
          <table:table-cell table:style-name="ce2" table:content-validation-name="val22"/>
          <table:table-cell table:style-name="ce2" table:content-validation-name="val23"/>
          <table:table-cell table:style-name="ce2" table:content-validation-name="val24"/>
          <table:table-cell table:number-columns-repeated="1014"/>
        </table:table-row>
        <table:table-row table:style-name="ro1">
          <table:table-cell table:style-name="ce2" table:content-validation-name="val20" office:value-type="string" calcext:value-type="string">
            <text:p>White</text:p>
          </table:table-cell>
          <table:table-cell table:style-name="ce2" table:content-validation-name="val21" office:value-type="string" calcext:value-type="string">
            <text:p>Acrobatic</text:p>
          </table:table-cell>
          <table:table-cell table:style-name="ce2" office:value-type="string" calcext:value-type="string">
            <text:p>Forward Roll</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White</text:p>
          </table:table-cell>
          <table:table-cell table:style-name="ce2" table:content-validation-name="val21" office:value-type="string" calcext:value-type="string">
            <text:p>Acrobatic</text:p>
          </table:table-cell>
          <table:table-cell table:style-name="ce2" office:value-type="string" calcext:value-type="string">
            <text:p>Backward Roll</text:p>
          </table:table-cell>
          <table:table-cell table:style-name="ce26"/>
          <table:table-cell/>
          <table:table-cell table:style-name="ce2"/>
          <table:table-cell/>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White</text:p>
          </table:table-cell>
          <table:table-cell table:style-name="ce2" table:content-validation-name="val21" office:value-type="string" calcext:value-type="string">
            <text:p>Acrobatic</text:p>
          </table:table-cell>
          <table:table-cell table:style-name="ce2" office:value-type="string" calcext:value-type="string">
            <text:p>Handstand (Wall)</text:p>
          </table:table-cell>
          <table:table-cell table:style-name="ce26"/>
          <table:table-cell/>
          <table:table-cell table:style-name="ce2"/>
          <table:table-cell/>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Acrobatic</text:p>
          </table:table-cell>
          <table:table-cell table:style-name="ce2" office:value-type="string" calcext:value-type="string">
            <text:p>Dive Roll</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Acrobatic</text:p>
          </table:table-cell>
          <table:table-cell table:style-name="ce2" office:value-type="string" calcext:value-type="string">
            <text:p>Cartwheel (Standard)</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Yellow</text:p>
          </table:table-cell>
          <table:table-cell table:style-name="ce2" table:content-validation-name="val21" office:value-type="string" calcext:value-type="string">
            <text:p>Acrobatic</text:p>
          </table:table-cell>
          <table:table-cell table:style-name="ce2" office:value-type="string" calcext:value-type="string">
            <text:p>Bridge </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Acrobatic</text:p>
          </table:table-cell>
          <table:table-cell table:style-name="ce2" office:value-type="string" calcext:value-type="string">
            <text:p>Head Stand</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Acrobatic</text:p>
          </table:table-cell>
          <table:table-cell table:style-name="ce2" office:value-type="string" calcext:value-type="string">
            <text:p>One-hand Cartwheel</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Green</text:p>
          </table:table-cell>
          <table:table-cell table:style-name="ce2" table:content-validation-name="val21" office:value-type="string" calcext:value-type="string">
            <text:p>Acrobatic</text:p>
          </table:table-cell>
          <table:table-cell table:style-name="ce2" office:value-type="string" calcext:value-type="string">
            <text:p>Round Off</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Fundamental</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Acrobatic</text:p>
          </table:table-cell>
          <table:table-cell table:style-name="ce2" office:value-type="string" calcext:value-type="string">
            <text:p>Kikc Up</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Intermedia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ue</text:p>
          </table:table-cell>
          <table:table-cell table:style-name="ce2" table:content-validation-name="val21" office:value-type="string" calcext:value-type="string">
            <text:p>Acrobatic</text:p>
          </table:table-cell>
          <table:table-cell table:style-name="ce2" office:value-type="string" calcext:value-type="string">
            <text:p>Aerial</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Intermedia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Acrobatic</text:p>
          </table:table-cell>
          <table:table-cell table:style-name="ce2" office:value-type="string" calcext:value-type="string">
            <text:p>Front Handspring</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Intermedia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rown</text:p>
          </table:table-cell>
          <table:table-cell table:style-name="ce2" table:content-validation-name="val21" office:value-type="string" calcext:value-type="string">
            <text:p>Acrobatic</text:p>
          </table:table-cell>
          <table:table-cell table:style-name="ce2" office:value-type="string" calcext:value-type="string">
            <text:p>Back Handspring</text:p>
          </table:table-cell>
          <table:table-cell table:style-name="ce26"/>
          <table:table-cell table:style-name="ce2" table:number-columns-repeated="3"/>
          <table:table-cell table:style-name="ce2" table:content-validation-name="val22"/>
          <table:table-cell table:style-name="ce2" table:content-validation-name="val23" office:value-type="string" calcext:value-type="string">
            <text:p>Intermediate</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Acrobatic</text:p>
          </table:table-cell>
          <table:table-cell table:style-name="ce2" office:value-type="string" calcext:value-type="string">
            <text:p>Front Tuck</text:p>
          </table:table-cell>
          <table:table-cell table:style-name="ce26"/>
          <table:table-cell table:style-name="ce2" office:value-type="string" calcext:value-type="string">
            <text:p>A forward rotating flip performed without hand assistance. The technique involves a powerful forward and upward jump, followed by pulling the knees into a tight tuck position to generate quick rotation before extending the body for a stable two-foot landing. Requires significant explosive power and air control.</text:p>
          </table:table-cell>
          <table:table-cell table:style-name="ce2" table:number-columns-repeated="2"/>
          <table:table-cell table:style-name="ce2" table:content-validation-name="val22"/>
          <table:table-cell table:style-name="ce2" table:content-validation-name="val23" office:value-type="string" calcext:value-type="string">
            <text:p>Advanced</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Red</text:p>
          </table:table-cell>
          <table:table-cell table:style-name="ce2" table:content-validation-name="val21" office:value-type="string" calcext:value-type="string">
            <text:p>Acrobatic</text:p>
          </table:table-cell>
          <table:table-cell table:style-name="ce2" office:value-type="string" calcext:value-type="string">
            <text:p>Back Tuck</text:p>
          </table:table-cell>
          <table:table-cell table:style-name="ce26"/>
          <table:table-cell table:style-name="ce2" office:value-type="string" calcext:value-type="string">
            <text:p>A backward rotating flip performed without hand assistance (also known as a back somersault). The key is an explosive upward jump, snapping the head back, and tucking the knees sharply to the chest to initiate fast rotation, aiming for a quick landing on both feet. Requires strong core control, confidence, and vertical leap ability.</text:p>
          </table:table-cell>
          <table:table-cell table:style-name="ce2" table:number-columns-repeated="2"/>
          <table:table-cell table:style-name="ce2" table:content-validation-name="val22"/>
          <table:table-cell table:style-name="ce2" table:content-validation-name="val23" office:value-type="string" calcext:value-type="string">
            <text:p>Advanced</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1 Poom/Dan</text:p>
          </table:table-cell>
          <table:table-cell table:style-name="ce2" table:content-validation-name="val21" office:value-type="string" calcext:value-type="string">
            <text:p>Acrobatic</text:p>
          </table:table-cell>
          <table:table-cell table:style-name="ce2" office:value-type="string" calcext:value-type="string">
            <text:p>Side Flip</text:p>
          </table:table-cell>
          <table:table-cell table:style-name="ce26"/>
          <table:table-cell table:style-name="ce2" office:value-type="string" calcext:value-type="string">
            <text:p>A rotational acrobatic move performed sideways without the use of hands. The practitioner generates rotational momentum from a cartwheel or round-off setup, focusing on keeping the body streamlined and horizontal in the air before landing on both feet. This is an advanced drill emphasizing mid-air body awareness and lateral power.</text:p>
          </table:table-cell>
          <table:table-cell table:style-name="ce2" table:number-columns-repeated="2"/>
          <table:table-cell table:style-name="ce2" table:content-validation-name="val22"/>
          <table:table-cell table:style-name="ce2" table:content-validation-name="val23" office:value-type="string" calcext:value-type="string">
            <text:p>Advanced</text:p>
          </table:table-cell>
          <table:table-cell table:style-name="ce2" table:content-validation-name="val24"/>
          <table:table-cell table:number-columns-repeated="1014"/>
        </table:table-row>
        <table:table-row table:style-name="ro1">
          <table:table-cell table:style-name="ce2" table:content-validation-name="val20" office:value-type="string" calcext:value-type="string">
            <text:p>Black 1 Poom/Dan</text:p>
          </table:table-cell>
          <table:table-cell table:style-name="ce2" table:content-validation-name="val21" office:value-type="string" calcext:value-type="string">
            <text:p>Acrobatic</text:p>
          </table:table-cell>
          <table:table-cell table:style-name="ce2" office:value-type="string" calcext:value-type="string">
            <text:p>X-out</text:p>
          </table:table-cell>
          <table:table-cell table:style-name="ce26"/>
          <table:table-cell table:style-name="ce2" office:value-type="string" calcext:value-type="string">
            <text:p>An advanced acrobatic kick or flip variation (often a back tuck or side flip) where the legs are spread wide into an 'X' shape in the air before being brought back together for the landing. This skill demonstrates an extremely high level of control, flexibility, and air awareness, often used for stylistic emphasis in demonstrations.</text:p>
          </table:table-cell>
          <table:table-cell table:style-name="ce2" table:number-columns-repeated="2"/>
          <table:table-cell table:style-name="ce2" table:content-validation-name="val22"/>
          <table:table-cell table:style-name="ce2" table:content-validation-name="val23" office:value-type="string" calcext:value-type="string">
            <text:p>Advanced</text:p>
          </table:table-cell>
          <table:table-cell table:style-name="ce2" table:content-validation-name="val24"/>
          <table:table-cell table:number-columns-repeated="1014"/>
        </table:table-row>
        <table:table-row table:style-name="ro1" table:number-rows-repeated="27">
          <table:table-cell table:style-name="ce2" table:content-validation-name="val20"/>
          <table:table-cell table:style-name="ce2" table:content-validation-name="val21"/>
          <table:table-cell table:style-name="ce2"/>
          <table:table-cell table:style-name="ce26"/>
          <table:table-cell table:style-name="ce2" table:number-columns-repeated="3"/>
          <table:table-cell table:style-name="ce2" table:content-validation-name="val22"/>
          <table:table-cell table:style-name="ce2" table:content-validation-name="val23"/>
          <table:table-cell table:style-name="ce2" table:content-validation-name="val24"/>
          <table:table-cell table:number-columns-repeated="1014"/>
        </table:table-row>
        <table:table-row table:style-name="ro2" table:number-rows-repeated="1048471">
          <table:table-cell table:number-columns-repeated="1024"/>
        </table:table-row>
        <table:table-row table:style-name="ro2">
          <table:table-cell table:number-columns-repeated="1024"/>
        </table:table-row>
      </table:table>
      <table:table table:name="Belt_Philosophy" table:style-name="ta8">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5" table:number-columns-repeated="2" table:default-cell-style-name="Default"/>
        <table:table-column table:style-name="co4" table:number-columns-repeated="1018" table:default-cell-style-name="Default"/>
        <table:table-row table:style-name="ro1">
          <table:table-cell table:style-name="ce1" office:value-type="string" calcext:value-type="string">
            <text:p>Belt_Level</text:p>
          </table:table-cell>
          <table:table-cell table:style-name="ce1" office:value-type="string" calcext:value-type="string">
            <text:p>Meaning</text:p>
          </table:table-cell>
          <table:table-cell table:style-name="ce1" office:value-type="string" calcext:value-type="string">
            <text:p>Motivation_Quote</text:p>
          </table:table-cell>
          <table:table-cell table:style-name="ce1" office:value-type="string" calcext:value-type="string">
            <text:p>Spirit_Focus</text:p>
          </table:table-cell>
          <table:table-cell table:style-name="ce29" table:number-columns-repeated="22"/>
          <table:table-cell table:number-columns-repeated="998"/>
        </table:table-row>
        <table:table-row table:style-name="ro1">
          <table:table-cell table:style-name="ce28" office:value-type="string" calcext:value-type="string">
            <text:p>White</text:p>
          </table:table-cell>
          <table:table-cell table:style-name="ce28" office:value-type="string" calcext:value-type="string">
            <text:p>Signifies innocence, as that of the beginning student who has no previous knowledge of Taekwondo.</text:p>
          </table:table-cell>
          <table:table-cell table:style-name="ce28" office:value-type="string" calcext:value-type="string">
            <text:p>"Every expert was once a beginner."</text:p>
          </table:table-cell>
          <table:table-cell table:style-name="ce28" office:value-type="string" calcext:value-type="string">
            <text:p>Eagerness: Listening with an open mind and heart.</text:p>
          </table:table-cell>
          <table:table-cell table:style-name="ce29" table:number-columns-repeated="22"/>
          <table:table-cell table:number-columns-repeated="998"/>
        </table:table-row>
        <table:table-row table:style-name="ro1">
          <table:table-cell table:style-name="ce28" office:value-type="string" calcext:value-type="string">
            <text:p>Yellow</text:p>
          </table:table-cell>
          <table:table-cell table:style-name="ce1" office:value-type="string" calcext:value-type="string">
            <text:p>Signifies the Earth, from which a plant sprouts and takes root as the Taekwondo foundation is being laid.</text:p>
          </table:table-cell>
          <table:table-cell table:style-name="ce1" office:value-type="string" calcext:value-type="string">
            <text:p>"The journey of a thousand miles begins with a single step."</text:p>
          </table:table-cell>
          <table:table-cell table:style-name="ce1" office:value-type="string" calcext:value-type="string">
            <text:p>Respect: Bowing to instructors and seniors.</text:p>
          </table:table-cell>
          <table:table-cell table:style-name="ce29" table:number-columns-repeated="22"/>
          <table:table-cell table:number-columns-repeated="998"/>
        </table:table-row>
        <table:table-row table:style-name="ro1">
          <table:table-cell table:style-name="ce28" office:value-type="string" calcext:value-type="string">
            <text:p>Green</text:p>
          </table:table-cell>
          <table:table-cell table:style-name="ce28" office:value-type="string" calcext:value-type="string">
            <text:p>Signifies the Plant's growth as the Taekwondo skills begin to develop.</text:p>
          </table:table-cell>
          <table:table-cell table:style-name="ce28" office:value-type="string" calcext:value-type="string">
            <text:p>"Success is the sum of small efforts, repeated day in and day out."</text:p>
          </table:table-cell>
          <table:table-cell table:style-name="ce28" office:value-type="string" calcext:value-type="string">
            <text:p>Perseverance: Never giving up on learning difficult techniques.</text:p>
          </table:table-cell>
          <table:table-cell table:style-name="ce29" table:number-columns-repeated="22"/>
          <table:table-cell table:number-columns-repeated="998"/>
        </table:table-row>
        <table:table-row table:style-name="ro1">
          <table:table-cell table:style-name="ce28" office:value-type="string" calcext:value-type="string">
            <text:p>Blue</text:p>
          </table:table-cell>
          <table:table-cell table:style-name="ce28" office:value-type="string" calcext:value-type="string">
            <text:p>Signifies the Heaven/Sky, towards which the plant matures into a towering tree.</text:p>
          </table:table-cell>
          <table:table-cell table:style-name="ce28" office:value-type="string" calcext:value-type="string">
            <text:p>"Aim for the sky, if you miss you land among the stars."</text:p>
          </table:table-cell>
          <table:table-cell table:style-name="ce28" office:value-type="string" calcext:value-type="string">
            <text:p>Self-Control: Managing your power and emotions.</text:p>
          </table:table-cell>
          <table:table-cell table:style-name="ce29" table:number-columns-repeated="22"/>
          <table:table-cell table:number-columns-repeated="998"/>
        </table:table-row>
        <table:table-row table:style-name="ro1">
          <table:table-cell table:style-name="ce28" office:value-type="string" calcext:value-type="string">
            <text:p>Brown</text:p>
          </table:table-cell>
          <table:table-cell table:style-name="ce28" office:value-type="string" calcext:value-type="string">
            <text:p>Signifies the grounding of one's skills, where techniques become solid and roots run deep.</text:p>
          </table:table-cell>
          <table:table-cell table:style-name="ce28" office:value-type="string" calcext:value-type="string">
            <text:p>"Discipline is the bridge between goals and accomplishment."</text:p>
          </table:table-cell>
          <table:table-cell table:style-name="ce28" office:value-type="string" calcext:value-type="string">
            <text:p>Focus: Eliminating distractions to achieve a singular goal.</text:p>
          </table:table-cell>
          <table:table-cell table:style-name="ce29" table:number-columns-repeated="22"/>
          <table:table-cell table:number-columns-repeated="998"/>
        </table:table-row>
        <table:table-row table:style-name="ro1">
          <table:table-cell table:style-name="ce28" office:value-type="string" calcext:value-type="string">
            <text:p>Red</text:p>
          </table:table-cell>
          <table:table-cell table:style-name="ce28" office:value-type="string" calcext:value-type="string">
            <text:p>Signifies Danger, cautioning the student to exercise control and warning the opponent to stay away.</text:p>
          </table:table-cell>
          <table:table-cell table:style-name="ce28" office:value-type="string" calcext:value-type="string">
            <text:p>"Knowing others is intelligence; knowing yourself is true wisdom."</text:p>
          </table:table-cell>
          <table:table-cell table:style-name="ce28" office:value-type="string" calcext:value-type="string">
            <text:p>Integrity: Being honest with yourself about your effort and ability.</text:p>
          </table:table-cell>
          <table:table-cell table:style-name="ce29" table:number-columns-repeated="22"/>
          <table:table-cell table:number-columns-repeated="998"/>
        </table:table-row>
        <table:table-row table:style-name="ro1">
          <table:table-cell table:style-name="ce28" office:value-type="string" calcext:value-type="string">
            <text:p>Black 1 Poom/Dan</text:p>
          </table:table-cell>
          <table:table-cell table:style-name="ce28" office:value-type="string" calcext:value-type="string">
            <text:p>Opposite of White, signifying maturity and proficiency in Taekwondo. It indicates imperviousness to darkness and fear.</text:p>
          </table:table-cell>
          <table:table-cell table:style-name="ce28" office:value-type="string" calcext:value-type="string">
            <text:p>"A Black Belt is a White Belt who never gave up."</text:p>
          </table:table-cell>
          <table:table-cell table:style-name="ce28" office:value-type="string" calcext:value-type="string">
            <text:p>Indomitable Spirit: Showing courage when facing fears and failure.</text:p>
          </table:table-cell>
          <table:table-cell table:style-name="ce29" table:number-columns-repeated="22"/>
          <table:table-cell table:number-columns-repeated="998"/>
        </table:table-row>
        <table:table-row table:style-name="ro1">
          <table:table-cell table:style-name="ce28" office:value-type="string" calcext:value-type="string">
            <text:p>Black 2 Poom/Dan</text:p>
          </table:table-cell>
          <table:table-cell table:style-name="ce28" office:value-type="string" calcext:value-type="string">
            <text:p>Signifies a deeper understanding, realizing that the Black Belt is not the end, but the beginning of true mastery.</text:p>
          </table:table-cell>
          <table:table-cell table:style-name="ce28" office:value-type="string" calcext:value-type="string">
            <text:p>"To teach is to learn twice."</text:p>
          </table:table-cell>
          <table:table-cell table:style-name="ce28" office:value-type="string" calcext:value-type="string">
            <text:p>Leadership: Setting a positive example for all lower ranks to follow.</text:p>
          </table:table-cell>
          <table:table-cell table:style-name="ce29" table:number-columns-repeated="22"/>
          <table:table-cell table:number-columns-repeated="998"/>
        </table:table-row>
        <table:table-row table:style-name="ro1">
          <table:table-cell table:style-name="ce28" office:value-type="string" calcext:value-type="string">
            <text:p>Black 3 Poom/Dan</text:p>
          </table:table-cell>
          <table:table-cell table:style-name="ce28" office:value-type="string" calcext:value-type="string">
            <text:p>Represents the refinement of technique and character, moving towards the "Art" rather than just the "Sport".</text:p>
          </table:table-cell>
          <table:table-cell table:style-name="ce28" office:value-type="string" calcext:value-type="string">
            <text:p>"Excellence is not an act, but a habit."</text:p>
          </table:table-cell>
          <table:table-cell table:style-name="ce28" office:value-type="string" calcext:value-type="string">
            <text:p>Humility: Understanding that no matter how good you are, there is always more to learn.</text:p>
          </table:table-cell>
          <table:table-cell table:style-name="ce29" table:number-columns-repeated="22"/>
          <table:table-cell table:number-columns-repeated="998"/>
        </table:table-row>
        <table:table-row table:style-name="ro1">
          <table:table-cell table:style-name="ce28" table:number-columns-repeated="4"/>
          <table:table-cell table:style-name="ce29" table:number-columns-repeated="22"/>
          <table:table-cell table:number-columns-repeated="998"/>
        </table:table-row>
        <table:table-row table:style-name="ro2" table:number-rows-repeated="1048564">
          <table:table-cell table:number-columns-repeated="1024"/>
        </table:table-row>
        <table:table-row table:style-name="ro2">
          <table:table-cell table:number-columns-repeated="1024"/>
        </table:table-row>
      </table:table>
      <table:table table:name="Payments_Data" table:style-name="ta9">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 table:number-columns-repeated="1017" table:default-cell-style-name="Default"/>
        <table:table-row table:style-name="ro1">
          <table:table-cell table:style-name="ce3" office:value-type="string" calcext:value-type="string">
            <text:p>Year</text:p>
          </table:table-cell>
          <table:table-cell table:style-name="ce1" office:value-type="string" calcext:value-type="string">
            <text:p>Student ID</text:p>
          </table:table-cell>
          <table:table-cell table:style-name="ce1" office:value-type="string" calcext:value-type="string">
            <text:p>For Month</text:p>
          </table:table-cell>
          <table:table-cell table:style-name="ce1" office:value-type="string" calcext:value-type="string">
            <text:p>Status</text:p>
          </table:table-cell>
          <table:table-cell table:style-name="ce1" office:value-type="string" calcext:value-type="string">
            <text:p>Payment Date</text:p>
          </table:table-cell>
          <table:table-cell table:style-name="ce1" office:value-type="string" calcext:value-type="string">
            <text:p>Amount</text:p>
          </table:table-cell>
          <table:table-cell table:style-name="ce1" office:value-type="string" calcext:value-type="string">
            <text:p>Student Name</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3</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15:08.834" calcext:value-type="date">
            <text:p>1/13/2026 15:15:09</text:p>
          </table:table-cell>
          <table:table-cell table:style-name="ce2" office:value-type="float" office:value="25" calcext:value-type="float">
            <text:p>25</text:p>
          </table:table-cell>
          <table:table-cell table:style-name="ce2" table:content-validation-name="val26" table:number-matrix-columns-spanned="1" table:number-matrix-rows-spanned="111" table:formula="of:=IF(ISBLANK([.B2:.B112]); ; IFERROR(VLOOKUP([.B2:.B112]; [$Students.A2:.C112]; 3; 0); &quot;Not Found&quot;))" office:value-type="string" office:string-value="Oeng Chamroeunreasey" calcext:value-type="string">
            <text:p>Oeng Chamroeunreasey</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3</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15:10.33" calcext:value-type="date">
            <text:p>1/13/2026 15:15:10</text:p>
          </table:table-cell>
          <table:table-cell table:style-name="ce2" office:value-type="float" office:value="25" calcext:value-type="float">
            <text:p>25</text:p>
          </table:table-cell>
          <table:table-cell table:style-name="ce2" table:content-validation-name="val26" office:value-type="string" office:string-value="Oeng Chamroeunreasey" calcext:value-type="string">
            <text:p>Oeng Chamroeunreasey</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03</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16:15.319" calcext:value-type="date">
            <text:p>1/13/2026 15:16:15</text:p>
          </table:table-cell>
          <table:table-cell table:style-name="ce2" office:value-type="float" office:value="25" calcext:value-type="float">
            <text:p>25</text:p>
          </table:table-cell>
          <table:table-cell table:style-name="ce2" table:content-validation-name="val26" office:value-type="string" office:string-value="Oeng Chamroeunreasey" calcext:value-type="string">
            <text:p>Oeng Chamroeunreasey</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6</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1:25.337" calcext:value-type="date">
            <text:p>1/13/2026 15:21:25</text:p>
          </table:table-cell>
          <table:table-cell table:style-name="ce2" office:value-type="float" office:value="20" calcext:value-type="float">
            <text:p>20</text:p>
          </table:table-cell>
          <table:table-cell table:style-name="ce2" table:content-validation-name="val26" office:value-type="string" office:string-value="Neou Thidapin" calcext:value-type="string">
            <text:p>Neou Thidapin</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3</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1:44.151" calcext:value-type="date">
            <text:p>1/13/2026 15:21:44</text:p>
          </table:table-cell>
          <table:table-cell table:style-name="ce2" office:value-type="float" office:value="25" calcext:value-type="float">
            <text:p>25</text:p>
          </table:table-cell>
          <table:table-cell table:style-name="ce2" table:content-validation-name="val26" office:value-type="string" office:string-value="Samneang Leongtin" calcext:value-type="string">
            <text:p>Samneang Leongtin</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4</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1:45.155" calcext:value-type="date">
            <text:p>1/13/2026 15:21:45</text:p>
          </table:table-cell>
          <table:table-cell table:style-name="ce2" office:value-type="float" office:value="25" calcext:value-type="float">
            <text:p>25</text:p>
          </table:table-cell>
          <table:table-cell table:style-name="ce2" table:content-validation-name="val26" office:value-type="string" office:string-value="Thuok Sotheanin " calcext:value-type="string">
            <text:p>Thuok Sotheanin </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4</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3:46.663" calcext:value-type="date">
            <text:p>1/13/2026 15:23:47</text:p>
          </table:table-cell>
          <table:table-cell table:style-name="ce2" office:value-type="float" office:value="25" calcext:value-type="float">
            <text:p>25</text:p>
          </table:table-cell>
          <table:table-cell table:style-name="ce2" table:content-validation-name="val26" office:value-type="string" office:string-value="Sothea Mith" calcext:value-type="string">
            <text:p>Sothea Mith</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2</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3:50.516" calcext:value-type="date">
            <text:p>1/13/2026 15:23:51</text:p>
          </table:table-cell>
          <table:table-cell table:style-name="ce2" office:value-type="float" office:value="25" calcext:value-type="float">
            <text:p>25</text:p>
          </table:table-cell>
          <table:table-cell table:style-name="ce2" table:content-validation-name="val26" office:value-type="string" office:string-value="Ty Vorleak" calcext:value-type="string">
            <text:p>Ty Vorleak</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6</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3:56.808" calcext:value-type="date">
            <text:p>1/13/2026 15:23:57</text:p>
          </table:table-cell>
          <table:table-cell table:style-name="ce2" office:value-type="float" office:value="25" calcext:value-type="float">
            <text:p>25</text:p>
          </table:table-cell>
          <table:table-cell table:style-name="ce2" table:content-validation-name="val26" office:value-type="string" office:string-value="Vando Chenita" calcext:value-type="string">
            <text:p>Vando Chenit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5</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3:57.425" calcext:value-type="date">
            <text:p>1/13/2026 15:23:57</text:p>
          </table:table-cell>
          <table:table-cell table:style-name="ce2" office:value-type="float" office:value="25" calcext:value-type="float">
            <text:p>25</text:p>
          </table:table-cell>
          <table:table-cell table:style-name="ce2" table:content-validation-name="val26" office:value-type="string" office:string-value="Vando Chenisa" calcext:value-type="string">
            <text:p>Vando Chenis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7</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00.446" calcext:value-type="date">
            <text:p>1/13/2026 15:24:00</text:p>
          </table:table-cell>
          <table:table-cell table:style-name="ce2" office:value-type="float" office:value="25" calcext:value-type="float">
            <text:p>25</text:p>
          </table:table-cell>
          <table:table-cell table:style-name="ce2" table:content-validation-name="val26" office:value-type="string" office:string-value="Pen Sothea" calcext:value-type="string">
            <text:p>Pen Sothe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8</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02.534" calcext:value-type="date">
            <text:p>1/13/2026 15:24:03</text:p>
          </table:table-cell>
          <table:table-cell table:style-name="ce2" office:value-type="float" office:value="25" calcext:value-type="float">
            <text:p>25</text:p>
          </table:table-cell>
          <table:table-cell table:style-name="ce2" table:content-validation-name="val26" office:value-type="string" office:string-value="Nun Seyha" calcext:value-type="string">
            <text:p>Nun Seyh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9</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05.117" calcext:value-type="date">
            <text:p>1/13/2026 15:24:05</text:p>
          </table:table-cell>
          <table:table-cell table:style-name="ce2" office:value-type="float" office:value="25" calcext:value-type="float">
            <text:p>25</text:p>
          </table:table-cell>
          <table:table-cell table:style-name="ce2" table:content-validation-name="val26" office:value-type="string" office:string-value="Chau Boreinna " calcext:value-type="string">
            <text:p>Chau Boreinna </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20</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05.522" calcext:value-type="date">
            <text:p>1/13/2026 15:24:06</text:p>
          </table:table-cell>
          <table:table-cell table:style-name="ce2" office:value-type="float" office:value="25" calcext:value-type="float">
            <text:p>25</text:p>
          </table:table-cell>
          <table:table-cell table:style-name="ce2" table:content-validation-name="val26" office:value-type="string" office:string-value="Sophea Ratanak" calcext:value-type="string">
            <text:p>Sophea Ratanak</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21</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06.892" calcext:value-type="date">
            <text:p>1/13/2026 15:24:07</text:p>
          </table:table-cell>
          <table:table-cell table:style-name="ce2" office:value-type="float" office:value="25" calcext:value-type="float">
            <text:p>25</text:p>
          </table:table-cell>
          <table:table-cell table:style-name="ce2" table:content-validation-name="val26" office:value-type="string" office:string-value="Yem Sakphea" calcext:value-type="string">
            <text:p>Yem Sakphe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22</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07.049" calcext:value-type="date">
            <text:p>1/13/2026 15:24:07</text:p>
          </table:table-cell>
          <table:table-cell table:style-name="ce2" office:value-type="float" office:value="25" calcext:value-type="float">
            <text:p>25</text:p>
          </table:table-cell>
          <table:table-cell table:style-name="ce2" table:content-validation-name="val26" office:value-type="string" office:string-value="Chheang   Hongheng " calcext:value-type="string">
            <text:p>Chheang <text:s text:c="2"/>Hongheng </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23</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10.214" calcext:value-type="date">
            <text:p>1/13/2026 15:24:10</text:p>
          </table:table-cell>
          <table:table-cell table:style-name="ce2" office:value-type="float" office:value="25" calcext:value-type="float">
            <text:p>25</text:p>
          </table:table-cell>
          <table:table-cell table:style-name="ce2" table:content-validation-name="val26" office:value-type="string" office:string-value="Phan Aranya" calcext:value-type="string">
            <text:p>Phan Arany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24</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13.077" calcext:value-type="date">
            <text:p>1/13/2026 15:24:13</text:p>
          </table:table-cell>
          <table:table-cell table:style-name="ce2" office:value-type="float" office:value="25" calcext:value-type="float">
            <text:p>25</text:p>
          </table:table-cell>
          <table:table-cell table:style-name="ce2" table:content-validation-name="val26" office:value-type="string" office:string-value="Ly Sokvadhdika" calcext:value-type="string">
            <text:p>Ly Sokvadhdik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25</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15.309" calcext:value-type="date">
            <text:p>1/13/2026 15:24:15</text:p>
          </table:table-cell>
          <table:table-cell table:style-name="ce2" office:value-type="float" office:value="25" calcext:value-type="float">
            <text:p>25</text:p>
          </table:table-cell>
          <table:table-cell table:style-name="ce2" table:content-validation-name="val26" office:value-type="string" office:string-value="Hout Jinghouy" calcext:value-type="string">
            <text:p>Hout Jinghouy</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26</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16.613" calcext:value-type="date">
            <text:p>1/13/2026 15:24:17</text:p>
          </table:table-cell>
          <table:table-cell table:style-name="ce2" office:value-type="float" office:value="25" calcext:value-type="float">
            <text:p>25</text:p>
          </table:table-cell>
          <table:table-cell table:style-name="ce2" table:content-validation-name="val26" office:value-type="string" office:string-value="Tith Bunnath" calcext:value-type="string">
            <text:p>Tith Bunnath</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31</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21.037" calcext:value-type="date">
            <text:p>1/13/2026 15:24:21</text:p>
          </table:table-cell>
          <table:table-cell table:style-name="ce2" office:value-type="float" office:value="25" calcext:value-type="float">
            <text:p>25</text:p>
          </table:table-cell>
          <table:table-cell table:style-name="ce2" table:content-validation-name="val26" office:value-type="string" office:string-value="Sous Soknorak" calcext:value-type="string">
            <text:p>Sous Soknorak</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32</text:p>
          </table:table-cell>
          <table:table-cell table:style-name="ce2" office:value-type="string" calcext:value-type="string">
            <text:p>Dec</text:p>
          </table:table-cell>
          <table:table-cell table:style-name="ce2" table:content-validation-name="val25" office:value-type="string" calcext:value-type="string">
            <text:p>Paid</text:p>
          </table:table-cell>
          <table:table-cell table:style-name="ce30" office:value-type="date" office:date-value="2026-01-13T15:24:23.411" calcext:value-type="date">
            <text:p>1/13/2026 15:24:23</text:p>
          </table:table-cell>
          <table:table-cell table:style-name="ce2" office:value-type="float" office:value="25" calcext:value-type="float">
            <text:p>25</text:p>
          </table:table-cell>
          <table:table-cell table:style-name="ce2" table:content-validation-name="val26" office:value-type="string" office:string-value="Sous Sokrattanak " calcext:value-type="string">
            <text:p>Sous Sokrattanak </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23</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32.09" calcext:value-type="date">
            <text:p>1/13/2026 15:24:32</text:p>
          </table:table-cell>
          <table:table-cell table:style-name="ce2" office:value-type="float" office:value="25" calcext:value-type="float">
            <text:p>25</text:p>
          </table:table-cell>
          <table:table-cell table:style-name="ce2" table:content-validation-name="val26" office:value-type="string" office:string-value="Phan Aranya" calcext:value-type="string">
            <text:p>Phan Arany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22</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33.768" calcext:value-type="date">
            <text:p>1/13/2026 15:24:34</text:p>
          </table:table-cell>
          <table:table-cell table:style-name="ce2" office:value-type="float" office:value="25" calcext:value-type="float">
            <text:p>25</text:p>
          </table:table-cell>
          <table:table-cell table:style-name="ce2" table:content-validation-name="val26" office:value-type="string" office:string-value="Chheang   Hongheng " calcext:value-type="string">
            <text:p>Chheang <text:s text:c="2"/>Hongheng </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M-021</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34.862" calcext:value-type="date">
            <text:p>1/13/2026 15:24:35</text:p>
          </table:table-cell>
          <table:table-cell table:style-name="ce2" office:value-type="float" office:value="25" calcext:value-type="float">
            <text:p>25</text:p>
          </table:table-cell>
          <table:table-cell table:style-name="ce2" table:content-validation-name="val26" office:value-type="string" office:string-value="Yem Sakphea" calcext:value-type="string">
            <text:p>Yem Sakphe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8</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38.31" calcext:value-type="date">
            <text:p>1/13/2026 15:24:38</text:p>
          </table:table-cell>
          <table:table-cell table:style-name="ce2" office:value-type="float" office:value="25" calcext:value-type="float">
            <text:p>25</text:p>
          </table:table-cell>
          <table:table-cell table:style-name="ce2" table:content-validation-name="val26" office:value-type="string" office:string-value="Nun Seyha" calcext:value-type="string">
            <text:p>Nun Seyh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6</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43.22" calcext:value-type="date">
            <text:p>1/13/2026 15:24:43</text:p>
          </table:table-cell>
          <table:table-cell table:style-name="ce2" office:value-type="float" office:value="25" calcext:value-type="float">
            <text:p>25</text:p>
          </table:table-cell>
          <table:table-cell table:style-name="ce2" table:content-validation-name="val26" office:value-type="string" office:string-value="Vando Chenita" calcext:value-type="string">
            <text:p>Vando Chenit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5</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43.754" calcext:value-type="date">
            <text:p>1/13/2026 15:24:44</text:p>
          </table:table-cell>
          <table:table-cell table:style-name="ce2" office:value-type="float" office:value="25" calcext:value-type="float">
            <text:p>25</text:p>
          </table:table-cell>
          <table:table-cell table:style-name="ce2" table:content-validation-name="val26" office:value-type="string" office:string-value="Vando Chenisa" calcext:value-type="string">
            <text:p>Vando Chenis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4</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44.981" calcext:value-type="date">
            <text:p>1/13/2026 15:24:45</text:p>
          </table:table-cell>
          <table:table-cell table:style-name="ce2" office:value-type="float" office:value="25" calcext:value-type="float">
            <text:p>25</text:p>
          </table:table-cell>
          <table:table-cell table:style-name="ce2" table:content-validation-name="val26" office:value-type="string" office:string-value="Thuok Sotheanin " calcext:value-type="string">
            <text:p>Thuok Sotheanin </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3</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45.643" calcext:value-type="date">
            <text:p>1/13/2026 15:24:46</text:p>
          </table:table-cell>
          <table:table-cell table:style-name="ce2" office:value-type="float" office:value="25" calcext:value-type="float">
            <text:p>25</text:p>
          </table:table-cell>
          <table:table-cell table:style-name="ce2" table:content-validation-name="val26" office:value-type="string" office:string-value="Samneang Leongtin" calcext:value-type="string">
            <text:p>Samneang Leongtin</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12</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49.252" calcext:value-type="date">
            <text:p>1/13/2026 15:24:49</text:p>
          </table:table-cell>
          <table:table-cell table:style-name="ce2" office:value-type="float" office:value="25" calcext:value-type="float">
            <text:p>25</text:p>
          </table:table-cell>
          <table:table-cell table:style-name="ce2" table:content-validation-name="val26" office:value-type="string" office:string-value="Ty Vorleak" calcext:value-type="string">
            <text:p>Ty Vorleak</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8</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52.526" calcext:value-type="date">
            <text:p>1/13/2026 15:24:53</text:p>
          </table:table-cell>
          <table:table-cell table:style-name="ce2" office:value-type="float" office:value="25" calcext:value-type="float">
            <text:p>25</text:p>
          </table:table-cell>
          <table:table-cell table:style-name="ce2" table:content-validation-name="val26" office:value-type="string" office:string-value="Nuth Danita" calcext:value-type="string">
            <text:p>Nuth Danita</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6</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4:56.12" calcext:value-type="date">
            <text:p>1/13/2026 15:24:56</text:p>
          </table:table-cell>
          <table:table-cell table:style-name="ce2" office:value-type="float" office:value="20" calcext:value-type="float">
            <text:p>20</text:p>
          </table:table-cell>
          <table:table-cell table:style-name="ce2" table:content-validation-name="val26" office:value-type="string" office:string-value="Neou Thidapin" calcext:value-type="string">
            <text:p>Neou Thidapin</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4</text:p>
          </table:table-cell>
          <table:table-cell table:style-name="ce2" office:value-type="string" calcext:value-type="string">
            <text:p>Nov</text:p>
          </table:table-cell>
          <table:table-cell table:style-name="ce2" table:content-validation-name="val25" office:value-type="string" calcext:value-type="string">
            <text:p>Paid</text:p>
          </table:table-cell>
          <table:table-cell table:style-name="ce30" office:value-type="date" office:date-value="2026-01-13T15:25:00.866" calcext:value-type="date">
            <text:p>1/13/2026 15:25:01</text:p>
          </table:table-cell>
          <table:table-cell table:style-name="ce2" office:value-type="float" office:value="25" calcext:value-type="float">
            <text:p>25</text:p>
          </table:table-cell>
          <table:table-cell table:style-name="ce2" table:content-validation-name="val26" office:value-type="string" office:string-value="Sothea Mith" calcext:value-type="string">
            <text:p>Sothea Mith</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3</text:p>
          </table:table-cell>
          <table:table-cell table:style-name="ce2" office:value-type="string" calcext:value-type="string">
            <text:p>Oct</text:p>
          </table:table-cell>
          <table:table-cell table:style-name="ce2" table:content-validation-name="val25" office:value-type="string" calcext:value-type="string">
            <text:p>Paid</text:p>
          </table:table-cell>
          <table:table-cell table:style-name="ce30" office:value-type="date" office:date-value="2026-01-13T15:25:03.788" calcext:value-type="date">
            <text:p>1/13/2026 15:25:04</text:p>
          </table:table-cell>
          <table:table-cell table:style-name="ce2" office:value-type="float" office:value="25" calcext:value-type="float">
            <text:p>25</text:p>
          </table:table-cell>
          <table:table-cell table:style-name="ce2" table:content-validation-name="val26" office:value-type="string" office:string-value="Oeng Chamroeunreasey" calcext:value-type="string">
            <text:p>Oeng Chamroeunreasey</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4</text:p>
          </table:table-cell>
          <table:table-cell table:style-name="ce2" office:value-type="string" calcext:value-type="string">
            <text:p>Oct</text:p>
          </table:table-cell>
          <table:table-cell table:style-name="ce2" table:content-validation-name="val25" office:value-type="string" calcext:value-type="string">
            <text:p>Paid</text:p>
          </table:table-cell>
          <table:table-cell table:style-name="ce30" office:value-type="date" office:date-value="2026-01-13T15:25:13.4" calcext:value-type="date">
            <text:p>1/13/2026 15:25:13</text:p>
          </table:table-cell>
          <table:table-cell table:style-name="ce2" office:value-type="float" office:value="25" calcext:value-type="float">
            <text:p>25</text:p>
          </table:table-cell>
          <table:table-cell table:style-name="ce2" table:content-validation-name="val26" office:value-type="string" office:string-value="Sothea Mith" calcext:value-type="string">
            <text:p>Sothea Mith</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5</text:p>
          </table:table-cell>
          <table:table-cell table:style-name="ce2" office:value-type="string" calcext:value-type="string">
            <text:p>Oct</text:p>
          </table:table-cell>
          <table:table-cell table:style-name="ce2" table:content-validation-name="val25" office:value-type="string" calcext:value-type="string">
            <text:p>Paid</text:p>
          </table:table-cell>
          <table:table-cell table:style-name="ce30" office:value-type="date" office:date-value="2026-01-13T15:25:17.822" calcext:value-type="date">
            <text:p>1/13/2026 15:25:18</text:p>
          </table:table-cell>
          <table:table-cell table:style-name="ce2" office:value-type="float" office:value="25" calcext:value-type="float">
            <text:p>25</text:p>
          </table:table-cell>
          <table:table-cell table:style-name="ce2" table:content-validation-name="val26" office:value-type="string" office:string-value="Hem Keotetsobonneary" calcext:value-type="string">
            <text:p>Hem Keotetsobonneary</text:p>
          </table:table-cell>
          <table:table-cell table:number-columns-repeated="1017"/>
        </table:table-row>
        <table:table-row table:style-name="ro1">
          <table:table-cell table:style-name="ce26" office:value-type="float" office:value="2025" calcext:value-type="float">
            <text:p>2025</text:p>
          </table:table-cell>
          <table:table-cell table:style-name="ce2" office:value-type="string" calcext:value-type="string">
            <text:p>STU-F-006</text:p>
          </table:table-cell>
          <table:table-cell table:style-name="ce2" office:value-type="string" calcext:value-type="string">
            <text:p>Oct</text:p>
          </table:table-cell>
          <table:table-cell table:style-name="ce2" table:content-validation-name="val25" office:value-type="string" calcext:value-type="string">
            <text:p>Paid</text:p>
          </table:table-cell>
          <table:table-cell table:style-name="ce30" office:value-type="date" office:date-value="2026-01-13T15:25:18.763" calcext:value-type="date">
            <text:p>1/13/2026 15:25:19</text:p>
          </table:table-cell>
          <table:table-cell table:style-name="ce2" office:value-type="float" office:value="20" calcext:value-type="float">
            <text:p>20</text:p>
          </table:table-cell>
          <table:table-cell table:style-name="ce2" table:content-validation-name="val26" office:value-type="string" office:string-value="Neou Thidapin" calcext:value-type="string">
            <text:p>Neou Thidapin</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24</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26:39.241" calcext:value-type="date">
            <text:p>1/13/2026 15:26:39</text:p>
          </table:table-cell>
          <table:table-cell table:style-name="ce2" office:value-type="float" office:value="25" calcext:value-type="float">
            <text:p>25</text:p>
          </table:table-cell>
          <table:table-cell table:style-name="ce2" table:content-validation-name="val26" office:value-type="string" office:string-value="Ly Sokvadhdika" calcext:value-type="string">
            <text:p>Ly Sokvadhdika</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28</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26:44.464" calcext:value-type="date">
            <text:p>1/13/2026 15:26:44</text:p>
          </table:table-cell>
          <table:table-cell table:style-name="ce2" office:value-type="float" office:value="25" calcext:value-type="float">
            <text:p>25</text:p>
          </table:table-cell>
          <table:table-cell table:style-name="ce2" table:content-validation-name="val26" office:value-type="string" office:string-value="Moeun  Kanha " calcext:value-type="string">
            <text:p>Moeun <text:s/>Kanha </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29</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26:45.617" calcext:value-type="date">
            <text:p>1/13/2026 15:26:46</text:p>
          </table:table-cell>
          <table:table-cell table:style-name="ce2" office:value-type="float" office:value="25" calcext:value-type="float">
            <text:p>25</text:p>
          </table:table-cell>
          <table:table-cell table:style-name="ce2" table:content-validation-name="val26" office:value-type="string" office:string-value="Sreytroap Pheng" calcext:value-type="string">
            <text:p>Sreytroap Pheng</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30</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26:46.211" calcext:value-type="date">
            <text:p>1/13/2026 15:26:46</text:p>
          </table:table-cell>
          <table:table-cell table:style-name="ce2" office:value-type="float" office:value="25" calcext:value-type="float">
            <text:p>25</text:p>
          </table:table-cell>
          <table:table-cell table:style-name="ce2" table:content-validation-name="val26" office:value-type="string" office:string-value="Dareth  Kesorbophana " calcext:value-type="string">
            <text:p>Dareth <text:s/>Kesorbophana </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33</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26:48.57" calcext:value-type="date">
            <text:p>1/13/2026 15:26:49</text:p>
          </table:table-cell>
          <table:table-cell table:style-name="ce2" office:value-type="float" office:value="25" calcext:value-type="float">
            <text:p>25</text:p>
          </table:table-cell>
          <table:table-cell table:style-name="ce2" table:content-validation-name="val26" office:value-type="string" office:string-value="Leng Soneyta" calcext:value-type="string">
            <text:p>Leng Soneyta</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34</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26:49.701" calcext:value-type="date">
            <text:p>1/13/2026 15:26:50</text:p>
          </table:table-cell>
          <table:table-cell table:style-name="ce2" office:value-type="float" office:value="25" calcext:value-type="float">
            <text:p>25</text:p>
          </table:table-cell>
          <table:table-cell table:style-name="ce2" table:content-validation-name="val26" office:value-type="string" office:string-value="Dane Meas" calcext:value-type="string">
            <text:p>Dane Meas</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13</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3T15:56:06.407" calcext:value-type="date">
            <text:p>1/13/2026 15:56:06</text:p>
          </table:table-cell>
          <table:table-cell table:style-name="ce2" office:value-type="float" office:value="25" calcext:value-type="float">
            <text:p>25</text:p>
          </table:table-cell>
          <table:table-cell table:style-name="ce2" table:content-validation-name="val26" office:value-type="string" office:string-value="Samneang Leongtin" calcext:value-type="string">
            <text:p>Samneang Leongtin</text:p>
          </table:table-cell>
          <table:table-cell table:number-columns-repeated="1017"/>
        </table:table-row>
        <table:table-row table:style-name="ro1">
          <table:table-cell table:style-name="ce26" office:value-type="float" office:value="2026" calcext:value-type="float">
            <text:p>2026</text:p>
          </table:table-cell>
          <table:table-cell table:style-name="ce2" office:value-type="string" calcext:value-type="string">
            <text:p>STU-F-025</text:p>
          </table:table-cell>
          <table:table-cell table:style-name="ce2" office:value-type="string" calcext:value-type="string">
            <text:p>Jan</text:p>
          </table:table-cell>
          <table:table-cell table:style-name="ce2" table:content-validation-name="val25" office:value-type="string" calcext:value-type="string">
            <text:p>Paid</text:p>
          </table:table-cell>
          <table:table-cell table:style-name="ce30" office:value-type="date" office:date-value="2026-01-14T16:05:01.463" calcext:value-type="date">
            <text:p>1/14/2026 16:05:01</text:p>
          </table:table-cell>
          <table:table-cell table:style-name="ce2" office:value-type="float" office:value="25" calcext:value-type="float">
            <text:p>25</text:p>
          </table:table-cell>
          <table:table-cell table:style-name="ce2" table:content-validation-name="val26" office:value-type="string" office:string-value="Hout Jinghouy" calcext:value-type="string">
            <text:p>Hout Jinghouy</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1">
          <table:table-cell table:style-name="ce26"/>
          <table:table-cell table:style-name="ce2"/>
          <table:table-cell table:style-name="ce8"/>
          <table:table-cell table:style-name="ce2" table:content-validation-name="val25"/>
          <table:table-cell table:style-name="ce2" table:number-columns-repeated="2"/>
          <table:table-cell table:style-name="ce2" table:content-validation-name="val26" office:value-type="float" office:value="0" calcext:value-type="float">
            <text:p>0</text:p>
          </table:table-cell>
          <table:table-cell table:number-columns-repeated="1017"/>
        </table:table-row>
        <table:table-row table:style-name="ro2" table:number-rows-repeated="1048463">
          <table:table-cell table:number-columns-repeated="1024"/>
        </table:table-row>
        <table:table-row table:style-name="ro2">
          <table:table-cell table:number-columns-repeated="1024"/>
        </table:table-row>
      </table:table>
      <table:table table:name="Login" table:style-name="ta10">
        <table:table-column table:style-name="co25" table:number-columns-repeated="6" table:default-cell-style-name="Default"/>
        <table:table-column table:style-name="co4" table:number-columns-repeated="1018" table:default-cell-style-name="Default"/>
        <table:table-row table:style-name="ro1">
          <table:table-cell table:style-name="ce1" office:value-type="string" calcext:value-type="string">
            <text:p>Student ID</text:p>
          </table:table-cell>
          <table:table-cell table:style-name="ce1" office:value-type="string" calcext:value-type="string">
            <text:p>Pass</text:p>
          </table:table-cell>
          <table:table-cell table:number-columns-repeated="1022"/>
        </table:table-row>
        <table:table-row table:style-name="ro1">
          <table:table-cell table:style-name="ce2" table:formula="of:=IFERROR(__xludf.dummyfunction(&quot;QUERY(Students!A2:A46, &quot;&quot;SELECT A WHERE A IS NOT NULL&quot;&quot;)&quot;);&quot;STU-F-001&quot;)" office:value-type="string" office:string-value="STU-F-001" calcext:value-type="string">
            <text:p>STU-F-001</text:p>
          </table:table-cell>
          <table:table-cell table:style-name="ce2" office:value-type="float" office:value="28102000" calcext:value-type="float">
            <text:p>28102000</text:p>
          </table:table-cell>
          <table:table-cell table:number-columns-repeated="1022"/>
        </table:table-row>
        <table:table-row table:style-name="ro1">
          <table:table-cell table:style-name="ce2" table:formula="of:=IFERROR(__xludf.dummyfunction(&quot;&quot;&quot;COMPUTED_VALUE&quot;&quot;&quot;);&quot;STU-M-002&quot;)" office:value-type="string" office:string-value="STU-M-002" calcext:value-type="string">
            <text:p>STU-M-002</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03&quot;)" office:value-type="string" office:string-value="STU-F-003" calcext:value-type="string">
            <text:p>STU-F-003</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04&quot;)" office:value-type="string" office:string-value="STU-F-004" calcext:value-type="string">
            <text:p>STU-F-004</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05&quot;)" office:value-type="string" office:string-value="STU-F-005" calcext:value-type="string">
            <text:p>STU-F-005</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06&quot;)" office:value-type="string" office:string-value="STU-F-006" calcext:value-type="string">
            <text:p>STU-F-006</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07&quot;)" office:value-type="string" office:string-value="STU-F-007" calcext:value-type="string">
            <text:p>STU-F-007</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08&quot;)" office:value-type="string" office:string-value="STU-F-008" calcext:value-type="string">
            <text:p>STU-F-008</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09&quot;)" office:value-type="string" office:string-value="STU-M-009" calcext:value-type="string">
            <text:p>STU-M-009</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10&quot;)" office:value-type="string" office:string-value="STU-M-010" calcext:value-type="string">
            <text:p>STU-M-010</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1&quot;)" office:value-type="string" office:string-value="STU-F-011" calcext:value-type="string">
            <text:p>STU-F-011</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2&quot;)" office:value-type="string" office:string-value="STU-F-012" calcext:value-type="string">
            <text:p>STU-F-012</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3&quot;)" office:value-type="string" office:string-value="STU-F-013" calcext:value-type="string">
            <text:p>STU-F-013</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4&quot;)" office:value-type="string" office:string-value="STU-F-014" calcext:value-type="string">
            <text:p>STU-F-014</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5&quot;)" office:value-type="string" office:string-value="STU-F-015" calcext:value-type="string">
            <text:p>STU-F-015</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6&quot;)" office:value-type="string" office:string-value="STU-F-016" calcext:value-type="string">
            <text:p>STU-F-016</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7&quot;)" office:value-type="string" office:string-value="STU-F-017" calcext:value-type="string">
            <text:p>STU-F-017</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8&quot;)" office:value-type="string" office:string-value="STU-F-018" calcext:value-type="string">
            <text:p>STU-F-018</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19&quot;)" office:value-type="string" office:string-value="STU-F-019" calcext:value-type="string">
            <text:p>STU-F-019</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20&quot;)" office:value-type="string" office:string-value="STU-M-020" calcext:value-type="string">
            <text:p>STU-M-020</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21&quot;)" office:value-type="string" office:string-value="STU-M-021" calcext:value-type="string">
            <text:p>STU-M-021</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22&quot;)" office:value-type="string" office:string-value="STU-M-022" calcext:value-type="string">
            <text:p>STU-M-022</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23&quot;)" office:value-type="string" office:string-value="STU-F-023" calcext:value-type="string">
            <text:p>STU-F-023</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24&quot;)" office:value-type="string" office:string-value="STU-F-024" calcext:value-type="string">
            <text:p>STU-F-024</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25&quot;)" office:value-type="string" office:string-value="STU-F-025" calcext:value-type="string">
            <text:p>STU-F-025</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26&quot;)" office:value-type="string" office:string-value="STU-M-026" calcext:value-type="string">
            <text:p>STU-M-026</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27&quot;)" office:value-type="string" office:string-value="STU-M-027" calcext:value-type="string">
            <text:p>STU-M-027</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28&quot;)" office:value-type="string" office:string-value="STU-F-028" calcext:value-type="string">
            <text:p>STU-F-028</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29&quot;)" office:value-type="string" office:string-value="STU-F-029" calcext:value-type="string">
            <text:p>STU-F-029</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30&quot;)" office:value-type="string" office:string-value="STU-F-030" calcext:value-type="string">
            <text:p>STU-F-030</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31&quot;)" office:value-type="string" office:string-value="STU-M-031" calcext:value-type="string">
            <text:p>STU-M-031</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32&quot;)" office:value-type="string" office:string-value="STU-M-032" calcext:value-type="string">
            <text:p>STU-M-032</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33&quot;)" office:value-type="string" office:string-value="STU-F-033" calcext:value-type="string">
            <text:p>STU-F-033</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34&quot;)" office:value-type="string" office:string-value="STU-F-034" calcext:value-type="string">
            <text:p>STU-F-034</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35&quot;)" office:value-type="string" office:string-value="STU-M-035" calcext:value-type="string">
            <text:p>STU-M-035</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36&quot;)" office:value-type="string" office:string-value="STU-M-036" calcext:value-type="string">
            <text:p>STU-M-036</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37&quot;)" office:value-type="string" office:string-value="STU-F-037" calcext:value-type="string">
            <text:p>STU-F-037</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F-038&quot;)" office:value-type="string" office:string-value="STU-F-038" calcext:value-type="string">
            <text:p>STU-F-038</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39&quot;)" office:value-type="string" office:string-value="STU-M-039" calcext:value-type="string">
            <text:p>STU-M-039</text:p>
          </table:table-cell>
          <table:table-cell table:style-name="ce2" office:value-type="float" office:value="12345678" calcext:value-type="float">
            <text:p>12345678</text:p>
          </table:table-cell>
          <table:table-cell table:number-columns-repeated="1022"/>
        </table:table-row>
        <table:table-row table:style-name="ro1">
          <table:table-cell table:style-name="ce2" table:formula="of:=IFERROR(__xludf.dummyfunction(&quot;&quot;&quot;COMPUTED_VALUE&quot;&quot;&quot;);&quot;STU-M-040&quot;)" office:value-type="string" office:string-value="STU-M-040" calcext:value-type="string">
            <text:p>STU-M-040</text:p>
          </table:table-cell>
          <table:table-cell table:style-name="ce2" office:value-type="float" office:value="12345678" calcext:value-type="float">
            <text:p>12345678</text:p>
          </table:table-cell>
          <table:table-cell table:number-columns-repeated="1022"/>
        </table:table-row>
        <table:table-row table:style-name="ro1" table:number-rows-repeated="5">
          <table:table-cell table:style-name="ce2" table:number-columns-repeated="2"/>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table table:name="Login_admin" table:style-name="ta11">
        <table:table-column table:style-name="co25" table:number-columns-repeated="2" table:default-cell-style-name="Default"/>
        <table:table-column table:style-name="co29" table:default-cell-style-name="Default"/>
        <table:table-column table:style-name="co25" table:default-cell-style-name="Default"/>
        <table:table-column table:style-name="co52" table:default-cell-style-name="Default"/>
        <table:table-column table:style-name="co4" table:number-columns-repeated="1019" table:default-cell-style-name="Default"/>
        <table:table-row table:style-name="ro1">
          <table:table-cell table:style-name="ce1" office:value-type="string" calcext:value-type="string">
            <text:p>username</text:p>
          </table:table-cell>
          <table:table-cell table:style-name="ce1" office:value-type="string" calcext:value-type="string">
            <text:p>password_hash</text:p>
          </table:table-cell>
          <table:table-cell table:style-name="ce3" office:value-type="string" calcext:value-type="string">
            <text:p>display_name</text:p>
          </table:table-cell>
          <table:table-cell table:style-name="ce1" office:value-type="string" calcext:value-type="string">
            <text:p>role</text:p>
          </table:table-cell>
          <table:table-cell table:style-name="ce3" office:value-type="string" calcext:value-type="string">
            <text:p>avatar_url</text:p>
          </table:table-cell>
          <table:table-cell table:number-columns-repeated="1019"/>
        </table:table-row>
        <table:table-row table:style-name="ro1">
          <table:table-cell table:style-name="ce2" office:value-type="string" calcext:value-type="string">
            <text:p>keo_moni</text:p>
          </table:table-cell>
          <table:table-cell table:style-name="ce2" office:value-type="float" office:value="28102000" calcext:value-type="float">
            <text:p>28102000</text:p>
          </table:table-cell>
          <table:table-cell table:style-name="ce2" office:value-type="string" calcext:value-type="string">
            <text:p>Keo Moni</text:p>
          </table:table-cell>
          <table:table-cell table:style-name="ce2" table:content-validation-name="val27" office:value-type="string" calcext:value-type="string">
            <text:p>Admin</text:p>
          </table:table-cell>
          <table:table-cell table:number-columns-repeated="1020"/>
        </table:table-row>
        <table:table-row table:style-name="ro1">
          <table:table-cell table:style-name="ce2" office:value-type="string" calcext:value-type="string">
            <text:p>chon_sovan</text:p>
          </table:table-cell>
          <table:table-cell table:style-name="ce2" office:value-type="string" calcext:value-type="string">
            <text:p>infinity_tkd_2026</text:p>
          </table:table-cell>
          <table:table-cell table:style-name="ce2" office:value-type="string" calcext:value-type="string">
            <text:p>Chon Sovan</text:p>
          </table:table-cell>
          <table:table-cell table:style-name="ce2" table:content-validation-name="val27" office:value-type="string" calcext:value-type="string">
            <text:p>Coach</text:p>
          </table:table-cell>
          <table:table-cell table:number-columns-repeated="1020"/>
        </table:table-row>
        <table:table-row table:style-name="ro1">
          <table:table-cell table:style-name="ce2" office:value-type="string" calcext:value-type="string">
            <text:p>saopich_rithyna</text:p>
          </table:table-cell>
          <table:table-cell table:style-name="ce2" office:value-type="string" calcext:value-type="string">
            <text:p>infinity_tkd_2026</text:p>
          </table:table-cell>
          <table:table-cell table:style-name="ce2" office:value-type="string" calcext:value-type="string">
            <text:p>Saopich Rithyna</text:p>
          </table:table-cell>
          <table:table-cell table:style-name="ce2" table:content-validation-name="val27" office:value-type="string" calcext:value-type="string">
            <text:p>Admin</text:p>
          </table:table-cell>
          <table:table-cell table:number-columns-repeated="1020"/>
        </table:table-row>
        <table:table-row table:style-name="ro1">
          <table:table-cell table:style-name="ce2" office:value-type="string" calcext:value-type="string">
            <text:p>nuth_danita</text:p>
          </table:table-cell>
          <table:table-cell table:style-name="ce2" office:value-type="string" calcext:value-type="string">
            <text:p>infinity_tkd_2026</text:p>
          </table:table-cell>
          <table:table-cell table:style-name="ce2" office:value-type="string" calcext:value-type="string">
            <text:p>Nuth Danita</text:p>
          </table:table-cell>
          <table:table-cell table:style-name="ce2" table:content-validation-name="val27" office:value-type="string" calcext:value-type="string">
            <text:p>Assistant Coach</text:p>
          </table:table-cell>
          <table:table-cell table:number-columns-repeated="1020"/>
        </table:table-row>
        <table:table-row table:style-name="ro1" table:number-rows-repeated="3">
          <table:table-cell table:style-name="ce2" table:number-columns-repeated="2"/>
          <table:table-cell/>
          <table:table-cell table:style-name="ce2" table:content-validation-name="val27"/>
          <table:table-cell table:number-columns-repeated="1020"/>
        </table:table-row>
        <table:table-row table:style-name="ro2" table:number-rows-repeated="1048567">
          <table:table-cell table:number-columns-repeated="1024"/>
        </table:table-row>
        <table:table-row table:style-name="ro2">
          <table:table-cell table:number-columns-repeated="1024"/>
        </table:table-row>
      </table:table>
      <table:named-expressions/>
      <table:database-ranges>
        <table:database-range table:name="Achievements" table:target-range-address="Achievements.A1:Achievements.I67"/>
        <table:database-range table:name="Attendance" table:target-range-address="Attendance.A1:Attendance.D660"/>
        <table:database-range table:name="Belt_Curriculum" table:target-range-address="Belt_Curriculum.A1:Belt_Curriculum.J104"/>
        <table:database-range table:name="Belt_History" table:target-range-address="'Belt History'.A1:'Belt History'.E95"/>
        <table:database-range table:name="Events" table:target-range-address="Events.A1:Events.I30"/>
        <table:database-range table:name="Login" table:target-range-address="Login.A1:Login.B46"/>
        <table:database-range table:name="Login_admin" table:target-range-address="Login_admin.A1:Login_admin.E8"/>
        <table:database-range table:name="Payment_Tracker" table:target-range-address="Payment_Tracker.A3:Payment_Tracker.O46"/>
        <table:database-range table:name="Payments_Data" table:target-range-address="Payments_Data.A1:Payments_Data.G112"/>
        <table:database-range table:name="Students" table:target-range-address="Students.A1:Students.Q45"/>
        <table:database-range table:name="Table8" table:target-range-address="Belt_Philosophy.A1:Belt_Philosophy.D1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ual="true"/>
      <number:text>-</number:text>
      <number:year number:style="long"/>
    </number:date-style>
    <number:date-style style:name="N126">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udents" style:display-name="PageStyle_Students" style:page-layout-name="Mpm3">
      <style:header style:display="false"/>
      <style:header-left style:display="false"/>
      <style:footer style:display="false"/>
      <style:footer-left style:display="false"/>
    </style:master-page>
    <style:master-page style:name="PageStyle_5f_Achievements" style:display-name="PageStyle_Achievements" style:page-layout-name="Mpm3">
      <style:header style:display="false"/>
      <style:header-left style:display="false"/>
      <style:footer style:display="false"/>
      <style:footer-left style:display="false"/>
    </style:master-page>
    <style:master-page style:name="PageStyle_5f_Belt_20_History" style:display-name="PageStyle_Belt History"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Attendance" style:display-name="PageStyle_Attendance" style:page-layout-name="Mpm3">
      <style:header style:display="false"/>
      <style:header-left style:display="false"/>
      <style:footer style:display="false"/>
      <style:footer-left style:display="false"/>
    </style:master-page>
    <style:master-page style:name="PageStyle_5f_Payment_5f_Tracker" style:display-name="PageStyle_Payment_Tracker" style:page-layout-name="Mpm3">
      <style:header style:display="false"/>
      <style:header-left style:display="false"/>
      <style:footer style:display="false"/>
      <style:footer-left style:display="false"/>
    </style:master-page>
    <style:master-page style:name="PageStyle_5f_Belt_5f_Curriculum" style:display-name="PageStyle_Belt_Curriculum" style:page-layout-name="Mpm3">
      <style:header style:display="false"/>
      <style:header-left style:display="false"/>
      <style:footer style:display="false"/>
      <style:footer-left style:display="false"/>
    </style:master-page>
    <style:master-page style:name="PageStyle_5f_Belt_5f_Philosophy" style:display-name="PageStyle_Belt_Philosophy" style:page-layout-name="Mpm3">
      <style:header style:display="false"/>
      <style:header-left style:display="false"/>
      <style:footer style:display="false"/>
      <style:footer-left style:display="false"/>
    </style:master-page>
    <style:master-page style:name="PageStyle_5f_Payments_5f_Data" style:display-name="PageStyle_Payments_Data"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Login_5f_admin" style:display-name="PageStyle_Login_admi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cell-count="3920" meta:object-count="0"/>
    <meta:generator>LibreOfficeDev/6.0.5.2$Linux_X86_64 LibreOffice_project/</meta:generator>
  </office:meta>
</office:document-meta>
</file>